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Faruma" svg:font-family="Faruma" style:font-family-generic="modern" style:font-pitch="variable" svg:panose-1="2 0 5 0 3 2 0 9 0 0"/>
    <style:font-face style:name="MV Boli" svg:font-family="MV Boli" style:font-family-generic="system" style:font-pitch="variable" svg:panose-1="2 0 5 0 3 2 0 9 0 0"/>
    <style:font-face style:name="Calibri" svg:font-family="Calibri" style:font-family-generic="swiss" style:font-pitch="variable" svg:panose-1="2 15 5 2 2 2 4 3 2 4"/>
    <style:font-face style:name="A_Reethi" svg:font-family="A_Reethi" style:font-family-generic="system" style:font-pitch="variable"/>
    <style:font-face style:name="Century Schoolbook L" svg:font-family="Century Schoolbook L"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writing-mode="rl-tb"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0" style:parent-style-name="DefaultParagraphFont" style:family="text">
      <style:text-properties style:font-name="MV Boli" style:font-name-complex="MV Boli" fo:font-size="10pt" style:font-size-asian="10pt" style:font-size-complex="10pt"/>
    </style:style>
    <style:style style:name="P21" style:parent-style-name="Standard" style:family="paragraph">
      <style:paragraph-properties fo:text-align="center" fo:margin-left="0in">
        <style:tab-stops/>
      </style:paragraph-properties>
      <style:text-properties fo:font-size="10pt" style:font-size-asian="10pt" style:font-size-complex="10pt"/>
    </style:style>
    <style:style style:name="P22" style:parent-style-name="Standard" style:family="paragraph">
      <style:paragraph-properties fo:text-align="justify" style:writing-mode="rl-tb" fo:margin-left="0.3625in" fo:margin-right="0.3625in">
        <style:tab-stops/>
      </style:paragraph-properties>
    </style:style>
    <style:style style:name="T23" style:parent-style-name="DefaultParagraphFont" style:family="text">
      <style:text-properties style:font-name="Faruma" style:font-name-complex="Faruma" fo:language="en" fo:country="US" style:language-complex="dv" style:country-complex="MV"/>
    </style:style>
    <style:style style:name="T2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2" style:parent-style-name="DefaultParagraphFont" style:family="text">
      <style:text-properties style:font-name="Faruma" style:font-name-complex="Faruma" fo:language="en" fo:country="US" style:language-complex="dv" style:country-complex="MV"/>
    </style:style>
    <style:style style:name="T4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4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5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5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52"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53" style:parent-style-name="Heading2" style:family="paragraph">
      <style:paragraph-properties style:writing-mode="rl-tb" fo:margin-left="0.3812in" fo:margin-right="0.0833in" fo:text-indent="-0.3937in">
        <style:tab-stops/>
      </style:paragraph-properties>
    </style:style>
    <style:style style:name="T54"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55" style:parent-style-name="Standard" style:family="paragraph">
      <style:paragraph-properties fo:text-align="justify" style:writing-mode="rl-tb" fo:margin-left="0in">
        <style:tab-stops/>
      </style:paragraph-properties>
    </style:style>
    <style:style style:name="T56" style:parent-style-name="DefaultParagraphFont" style:family="text">
      <style:text-properties style:font-name="Faruma" style:font-name-complex="Faruma" fo:language="en" fo:country="US" style:language-complex="dv" style:country-complex="MV"/>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T60" style:parent-style-name="DefaultParagraphFont" style:family="text">
      <style:text-properties style:font-name="Faruma" style:font-name-complex="Faruma" fo:language="en" fo:country="US" style:language-complex="dv" style:country-complex="MV"/>
    </style:style>
    <style:style style:name="T61" style:parent-style-name="DefaultParagraphFont" style:family="text">
      <style:text-properties style:font-name="Faruma" style:font-name-complex="Faruma" fo:language="en" fo:country="US" style:language-complex="dv" style:country-complex="MV"/>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T66" style:parent-style-name="DefaultParagraphFont" style:family="text">
      <style:text-properties style:font-name="Faruma" style:font-name-complex="Faruma" fo:language="en" fo:country="US" style:language-complex="dv" style:country-complex="MV"/>
    </style:style>
    <style:style style:name="T67" style:parent-style-name="DefaultParagraphFont" style:family="text">
      <style:text-properties style:font-name="Faruma" style:font-name-complex="Faruma" fo:language="en" fo:country="US" style:language-complex="dv" style:country-complex="MV"/>
    </style:style>
    <style:style style:name="T68" style:parent-style-name="DefaultParagraphFont" style:family="text">
      <style:text-properties style:font-name="Faruma" style:font-name-complex="Faruma" fo:language="en" fo:country="US" style:language-complex="dv" style:country-complex="MV"/>
    </style:style>
    <style:style style:name="T69" style:parent-style-name="DefaultParagraphFont" style:family="text">
      <style:text-properties style:font-name="Faruma" style:font-name-complex="Faruma" fo:language="en" fo:country="US" style:language-complex="dv" style:country-complex="MV"/>
    </style:style>
    <style:style style:name="T70" style:parent-style-name="DefaultParagraphFont" style:family="text">
      <style:text-properties style:font-name="Faruma" style:font-name-complex="Faruma" fo:language="en" fo:country="US" style:language-complex="dv" style:country-complex="MV"/>
    </style:style>
    <style:style style:name="T71" style:parent-style-name="DefaultParagraphFont" style:family="text">
      <style:text-properties style:font-name="Faruma" style:font-name-complex="Faruma" fo:language="en" fo:country="US" style:language-complex="dv" style:country-complex="MV"/>
    </style:style>
    <style:style style:name="T72" style:parent-style-name="DefaultParagraphFont" style:family="text">
      <style:text-properties style:font-name="Faruma" style:font-name-complex="Faruma" fo:language="en" fo:country="US" style:language-complex="dv" style:country-complex="MV"/>
    </style:style>
    <style:style style:name="T73" style:parent-style-name="DefaultParagraphFont" style:family="text">
      <style:text-properties style:font-name="Faruma" style:font-name-complex="Faruma" fo:language="en" fo:country="US" style:language-complex="dv" style:country-complex="MV"/>
    </style:style>
    <style:style style:name="T74" style:parent-style-name="DefaultParagraphFont" style:family="text">
      <style:text-properties style:font-name="Faruma" style:font-name-complex="Faruma" fo:language="en" fo:country="US" style:language-complex="dv" style:country-complex="MV"/>
    </style:style>
    <style:style style:name="T75" style:parent-style-name="DefaultParagraphFont" style:family="text">
      <style:text-properties style:font-name="Faruma" style:font-name-complex="Faruma" fo:language="en" fo:country="US" style:language-complex="dv" style:country-complex="MV"/>
    </style:style>
    <style:style style:name="T76" style:parent-style-name="DefaultParagraphFont" style:family="text">
      <style:text-properties style:font-name="Faruma" style:font-name-complex="Faruma" fo:language="en" fo:country="US" style:language-complex="dv" style:country-complex="MV"/>
    </style:style>
    <style:style style:name="T77" style:parent-style-name="DefaultParagraphFont" style:family="text">
      <style:text-properties style:font-name="Faruma" style:font-name-complex="Faruma" fo:language="en" fo:country="US" style:language-complex="dv" style:country-complex="MV"/>
    </style:style>
    <style:style style:name="T78" style:parent-style-name="DefaultParagraphFont" style:family="text">
      <style:text-properties style:font-name="Faruma" style:font-name-complex="Faruma" fo:language="en" fo:country="US" style:language-complex="dv" style:country-complex="MV"/>
    </style:style>
    <style:style style:name="T79" style:parent-style-name="DefaultParagraphFont" style:family="text">
      <style:text-properties style:font-name="Faruma" style:font-name-complex="Faruma" fo:language="en" fo:country="US" style:language-complex="dv" style:country-complex="MV"/>
    </style:style>
    <style:style style:name="T80" style:parent-style-name="DefaultParagraphFont" style:family="text">
      <style:text-properties style:font-name="Faruma" style:font-name-complex="Faruma" fo:language="en" fo:country="US" style:language-complex="dv" style:country-complex="MV"/>
    </style:style>
    <style:style style:name="T81" style:parent-style-name="DefaultParagraphFont" style:family="text">
      <style:text-properties style:font-name="Faruma" style:font-name-complex="Faruma" fo:language="en" fo:country="US" style:language-complex="dv" style:country-complex="MV"/>
    </style:style>
    <style:style style:name="T82" style:parent-style-name="DefaultParagraphFont" style:family="text">
      <style:text-properties style:font-name="Faruma" style:font-name-complex="Faruma" fo:language="en" fo:country="US" style:language-complex="dv" style:country-complex="MV"/>
    </style:style>
    <style:style style:name="T83" style:parent-style-name="DefaultParagraphFont" style:family="text">
      <style:text-properties style:font-name="Faruma" style:font-name-complex="Faruma" fo:language="en" fo:country="US" style:language-complex="dv" style:country-complex="MV"/>
    </style:style>
    <style:style style:name="T84" style:parent-style-name="DefaultParagraphFont" style:family="text">
      <style:text-properties style:font-name="Faruma" style:font-name-complex="Faruma" fo:language="en" fo:country="US" style:language-complex="dv" style:country-complex="MV"/>
    </style:style>
    <style:style style:name="T85" style:parent-style-name="DefaultParagraphFont" style:family="text">
      <style:text-properties style:font-name="Faruma" style:font-name-complex="Faruma" fo:language="en" fo:country="US" style:language-complex="dv" style:country-complex="MV"/>
    </style:style>
    <style:style style:name="T86" style:parent-style-name="DefaultParagraphFont" style:family="text">
      <style:text-properties style:font-name="Faruma" style:font-name-complex="Faruma" fo:language="en" fo:country="US" style:language-complex="dv" style:country-complex="MV"/>
    </style:style>
    <style:style style:name="T87" style:parent-style-name="DefaultParagraphFont" style:family="text">
      <style:text-properties style:font-name="Faruma" style:font-name-complex="Faruma" fo:language="en" fo:country="US" style:language-complex="dv" style:country-complex="MV"/>
    </style:style>
    <style:style style:name="T88" style:parent-style-name="DefaultParagraphFont" style:family="text">
      <style:text-properties style:font-name="Faruma" style:font-name-complex="Faruma" fo:language="en" fo:country="US" style:language-complex="dv" style:country-complex="MV"/>
    </style:style>
    <style:style style:name="T89" style:parent-style-name="DefaultParagraphFont" style:family="text">
      <style:text-properties style:font-name="Faruma" style:font-name-complex="Faruma" fo:language="en" fo:country="US" style:language-complex="dv" style:country-complex="MV"/>
    </style:style>
    <style:style style:name="T90" style:parent-style-name="DefaultParagraphFont" style:family="text">
      <style:text-properties style:font-name="Faruma" style:font-name-complex="Faruma" fo:language="en" fo:country="US" style:language-complex="dv" style:country-complex="MV"/>
    </style:style>
    <style:style style:name="T91" style:parent-style-name="DefaultParagraphFont" style:family="text">
      <style:text-properties style:font-name="Faruma" style:font-name-complex="Faruma" fo:language="en" fo:country="US" style:language-complex="dv" style:country-complex="MV"/>
    </style:style>
    <style:style style:name="T92" style:parent-style-name="DefaultParagraphFont" style:family="text">
      <style:text-properties style:font-name="Faruma" style:font-name-complex="Faruma" fo:language="en" fo:country="US" style:language-complex="dv" style:country-complex="MV"/>
    </style:style>
    <style:style style:name="T93" style:parent-style-name="DefaultParagraphFont" style:family="text">
      <style:text-properties style:font-name="Faruma" style:font-name-complex="Faruma" fo:language="en" fo:country="US" style:language-complex="dv" style:country-complex="MV"/>
    </style:style>
    <style:style style:name="T94" style:parent-style-name="DefaultParagraphFont" style:family="text">
      <style:text-properties style:font-name="Faruma" style:font-name-complex="Faruma" fo:language="en" fo:country="US" style:language-complex="dv" style:country-complex="MV"/>
    </style:style>
    <style:style style:name="T95" style:parent-style-name="DefaultParagraphFont" style:family="text">
      <style:text-properties style:font-name="Faruma" style:font-name-complex="Faruma" fo:language="en" fo:country="US" style:language-complex="dv" style:country-complex="MV"/>
    </style:style>
    <style:style style:name="T96" style:parent-style-name="DefaultParagraphFont" style:family="text">
      <style:text-properties style:font-name="Faruma" style:font-name-complex="Faruma" fo:language="en" fo:country="US" style:language-complex="dv" style:country-complex="MV"/>
    </style:style>
    <style:style style:name="T97" style:parent-style-name="DefaultParagraphFont" style:family="text">
      <style:text-properties style:font-name="Faruma" style:font-name-complex="Faruma" fo:language="en" fo:country="US" style:language-complex="dv" style:country-complex="MV"/>
    </style:style>
    <style:style style:name="T98" style:parent-style-name="DefaultParagraphFont" style:family="text">
      <style:text-properties style:font-name="Faruma" style:font-name-complex="Faruma" fo:language="en" fo:country="US" style:language-complex="dv" style:country-complex="MV"/>
    </style:style>
    <style:style style:name="T99" style:parent-style-name="DefaultParagraphFont" style:family="text">
      <style:text-properties style:font-name="Faruma" style:font-name-complex="Faruma" fo:language="en" fo:country="US" style:language-complex="dv" style:country-complex="MV"/>
    </style:style>
    <style:style style:name="T100" style:parent-style-name="DefaultParagraphFont" style:family="text">
      <style:text-properties style:font-name="Faruma" style:font-name-complex="Faruma" fo:language="en" fo:country="US" style:language-complex="dv" style:country-complex="MV"/>
    </style:style>
    <style:style style:name="T101" style:parent-style-name="DefaultParagraphFont" style:family="text">
      <style:text-properties style:font-name="Faruma" style:font-name-complex="Faruma" fo:language="en" fo:country="US" style:language-complex="dv" style:country-complex="MV"/>
    </style:style>
    <style:style style:name="T102" style:parent-style-name="DefaultParagraphFont" style:family="text">
      <style:text-properties style:font-name="Faruma" style:font-name-complex="Faruma" fo:language="en" fo:country="US" style:language-complex="dv" style:country-complex="MV"/>
    </style:style>
    <style:style style:name="T103" style:parent-style-name="DefaultParagraphFont" style:family="text">
      <style:text-properties style:font-name="Faruma" style:font-name-complex="Faruma" fo:language="en" fo:country="US" style:language-complex="dv" style:country-complex="MV"/>
    </style:style>
    <style:style style:name="T104" style:parent-style-name="DefaultParagraphFont" style:family="text">
      <style:text-properties style:font-name="Faruma" style:font-name-complex="Faruma" fo:language="en" fo:country="US" style:language-complex="dv" style:country-complex="MV"/>
    </style:style>
    <style:style style:name="T105" style:parent-style-name="DefaultParagraphFont" style:family="text">
      <style:text-properties style:font-name="Faruma" style:font-name-complex="Faruma" fo:language="en" fo:country="US" style:language-complex="dv" style:country-complex="MV"/>
    </style:style>
    <style:style style:name="T106" style:parent-style-name="DefaultParagraphFont" style:family="text">
      <style:text-properties style:font-name="Faruma" style:font-name-complex="Faruma" fo:language="en" fo:country="US" style:language-complex="dv" style:country-complex="MV"/>
    </style:style>
    <style:style style:name="T107" style:parent-style-name="DefaultParagraphFont" style:family="text">
      <style:text-properties style:font-name="Faruma" style:font-name-complex="Faruma" fo:language="en" fo:country="US" style:language-complex="dv" style:country-complex="MV"/>
    </style:style>
    <style:style style:name="T108" style:parent-style-name="DefaultParagraphFont" style:family="text">
      <style:text-properties style:font-name="Faruma" style:font-name-complex="Faruma" fo:language="en" fo:country="US" style:language-complex="dv" style:country-complex="MV"/>
    </style:style>
    <style:style style:name="T109" style:parent-style-name="DefaultParagraphFont" style:family="text">
      <style:text-properties style:font-name="Faruma" style:font-name-complex="Faruma" fo:language="en" fo:country="US" style:language-complex="dv" style:country-complex="MV"/>
    </style:style>
    <style:style style:name="T110" style:parent-style-name="DefaultParagraphFont" style:family="text">
      <style:text-properties style:font-name="Faruma" style:font-name-complex="Faruma" fo:language="en" fo:country="US" style:language-complex="dv" style:country-complex="MV"/>
    </style:style>
    <style:style style:name="T111" style:parent-style-name="DefaultParagraphFont" style:family="text">
      <style:text-properties style:font-name="Faruma" style:font-name-complex="Faruma" fo:language="en" fo:country="US" style:language-complex="dv" style:country-complex="MV"/>
    </style:style>
    <style:style style:name="T112" style:parent-style-name="DefaultParagraphFont" style:family="text">
      <style:text-properties style:font-name="Faruma" style:font-name-complex="Faruma" fo:language="en" fo:country="US" style:language-complex="dv" style:country-complex="MV"/>
    </style:style>
    <style:style style:name="T113" style:parent-style-name="DefaultParagraphFont" style:family="text">
      <style:text-properties style:font-name="Faruma" style:font-name-complex="Faruma" fo:language="en" fo:country="US" style:language-complex="dv" style:country-complex="MV"/>
    </style:style>
    <style:style style:name="T114" style:parent-style-name="DefaultParagraphFont" style:family="text">
      <style:text-properties style:font-name="Faruma" style:font-name-complex="Faruma" fo:language="en" fo:country="US" style:language-complex="dv" style:country-complex="MV"/>
    </style:style>
    <style:style style:name="T115" style:parent-style-name="DefaultParagraphFont" style:family="text">
      <style:text-properties style:font-name="Faruma" style:font-name-complex="Faruma" fo:language="en" fo:country="US" style:language-complex="dv" style:country-complex="MV"/>
    </style:style>
    <style:style style:name="T116" style:parent-style-name="DefaultParagraphFont" style:family="text">
      <style:text-properties style:font-name="Faruma" style:font-name-complex="Faruma" fo:language="en" fo:country="US" style:language-complex="dv" style:country-complex="MV"/>
    </style:style>
    <style:style style:name="T117" style:parent-style-name="DefaultParagraphFont" style:family="text">
      <style:text-properties style:font-name="Faruma" style:font-name-complex="Faruma" fo:language="en" fo:country="US" style:language-complex="dv" style:country-complex="MV"/>
    </style:style>
    <style:style style:name="T118" style:parent-style-name="DefaultParagraphFont" style:family="text">
      <style:text-properties style:font-name="Faruma" style:font-name-complex="Faruma" fo:language="en" fo:country="US" style:language-complex="dv" style:country-complex="MV"/>
    </style:style>
    <style:style style:name="T119" style:parent-style-name="DefaultParagraphFont" style:family="text">
      <style:text-properties style:font-name="Faruma" style:font-name-complex="Faruma" fo:language="en" fo:country="US" style:language-complex="dv" style:country-complex="MV"/>
    </style:style>
    <style:style style:name="T120" style:parent-style-name="DefaultParagraphFont" style:family="text">
      <style:text-properties style:font-name="Faruma" style:font-name-complex="Faruma" fo:language="en" fo:country="US" style:language-complex="dv" style:country-complex="MV"/>
    </style:style>
    <style:style style:name="T121" style:parent-style-name="DefaultParagraphFont" style:family="text">
      <style:text-properties style:font-name="Faruma" style:font-name-complex="Faruma" fo:language="en" fo:country="US" style:language-complex="dv" style:country-complex="MV"/>
    </style:style>
    <style:style style:name="T122" style:parent-style-name="DefaultParagraphFont" style:family="text">
      <style:text-properties style:font-name="Faruma" style:font-name-complex="Faruma" fo:language="en" fo:country="US" style:language-complex="dv" style:country-complex="MV"/>
    </style:style>
    <style:style style:name="T123" style:parent-style-name="DefaultParagraphFont" style:family="text">
      <style:text-properties style:font-name="Faruma" style:font-name-complex="Faruma" fo:language="en" fo:country="US" style:language-complex="dv" style:country-complex="MV"/>
    </style:style>
    <style:style style:name="T124" style:parent-style-name="DefaultParagraphFont" style:family="text">
      <style:text-properties style:font-name="Faruma" style:font-name-complex="Faruma" fo:language="en" fo:country="US" style:language-complex="dv" style:country-complex="MV"/>
    </style:style>
    <style:style style:name="T125" style:parent-style-name="DefaultParagraphFont" style:family="text">
      <style:text-properties style:font-name="Faruma" style:font-name-complex="Faruma" fo:language="en" fo:country="US" style:language-complex="dv" style:country-complex="MV"/>
    </style:style>
    <style:style style:name="T126" style:parent-style-name="DefaultParagraphFont" style:family="text">
      <style:text-properties style:font-name="Faruma" style:font-name-complex="Faruma" fo:language="en" fo:country="US" style:language-complex="dv" style:country-complex="MV"/>
    </style:style>
    <style:style style:name="T127" style:parent-style-name="DefaultParagraphFont" style:family="text">
      <style:text-properties style:font-name="Faruma" style:font-name-complex="Faruma" fo:language="en" fo:country="US" style:language-complex="dv" style:country-complex="MV"/>
    </style:style>
    <style:style style:name="T128" style:parent-style-name="DefaultParagraphFont" style:family="text">
      <style:text-properties style:font-name="Faruma" style:font-name-complex="Faruma" fo:language="en" fo:country="US" style:language-complex="dv" style:country-complex="MV"/>
    </style:style>
    <style:style style:name="T129" style:parent-style-name="DefaultParagraphFont" style:family="text">
      <style:text-properties style:font-name="Faruma" style:font-name-complex="Faruma" fo:language="en" fo:country="US" style:language-complex="dv" style:country-complex="MV"/>
    </style:style>
    <style:style style:name="T130" style:parent-style-name="DefaultParagraphFont" style:family="text">
      <style:text-properties style:font-name="Faruma" style:font-name-complex="Faruma" fo:language="en" fo:country="US" style:language-complex="dv" style:country-complex="MV"/>
    </style:style>
    <style:style style:name="T131" style:parent-style-name="DefaultParagraphFont" style:family="text">
      <style:text-properties style:font-name="Faruma" style:font-name-complex="Faruma" fo:language="en" fo:country="US" style:language-complex="dv" style:country-complex="MV"/>
    </style:style>
    <style:style style:name="T132" style:parent-style-name="DefaultParagraphFont" style:family="text">
      <style:text-properties style:font-name="Faruma" style:font-name-complex="Faruma" fo:language="en" fo:country="US" style:language-complex="dv" style:country-complex="MV"/>
    </style:style>
    <style:style style:name="T133" style:parent-style-name="DefaultParagraphFont" style:family="text">
      <style:text-properties style:font-name="Faruma" style:font-name-complex="Faruma" fo:language="en" fo:country="US" style:language-complex="dv" style:country-complex="MV"/>
    </style:style>
    <style:style style:name="T134" style:parent-style-name="DefaultParagraphFont" style:family="text">
      <style:text-properties style:font-name="Faruma" style:font-name-complex="Faruma" fo:language="en" fo:country="US" style:language-complex="dv" style:country-complex="MV"/>
    </style:style>
    <style:style style:name="T135" style:parent-style-name="DefaultParagraphFont" style:family="text">
      <style:text-properties style:font-name="Faruma" style:font-name-complex="Faruma" fo:language="en" fo:country="US" style:language-complex="dv" style:country-complex="MV"/>
    </style:style>
    <style:style style:name="T136" style:parent-style-name="DefaultParagraphFont" style:family="text">
      <style:text-properties style:font-name="Faruma" style:font-name-complex="Faruma" fo:language="en" fo:country="US" style:language-complex="dv" style:country-complex="MV"/>
    </style:style>
    <style:style style:name="T137" style:parent-style-name="DefaultParagraphFont" style:family="text">
      <style:text-properties style:font-name="Faruma" style:font-name-complex="Faruma" fo:language="en" fo:country="US" style:language-complex="dv" style:country-complex="MV"/>
    </style:style>
    <style:style style:name="T138" style:parent-style-name="DefaultParagraphFont" style:family="text">
      <style:text-properties style:font-name="Faruma" style:font-name-complex="Faruma" fo:language="en" fo:country="US" style:language-complex="dv" style:country-complex="MV"/>
    </style:style>
    <style:style style:name="T139" style:parent-style-name="DefaultParagraphFont" style:family="text">
      <style:text-properties style:font-name="Faruma" style:font-name-complex="Faruma" fo:language="en" fo:country="US" style:language-complex="dv" style:country-complex="MV"/>
    </style:style>
    <style:style style:name="T140" style:parent-style-name="DefaultParagraphFont" style:family="text">
      <style:text-properties style:font-name="Faruma" style:font-name-complex="Faruma" fo:language="en" fo:country="US" style:language-complex="dv" style:country-complex="MV"/>
    </style:style>
    <style:style style:name="T141" style:parent-style-name="DefaultParagraphFont" style:family="text">
      <style:text-properties style:font-name="Faruma" style:font-name-complex="Faruma" fo:language="en" fo:country="US" style:language-complex="dv" style:country-complex="MV"/>
    </style:style>
    <style:style style:name="T142" style:parent-style-name="DefaultParagraphFont" style:family="text">
      <style:text-properties style:font-name="Faruma" style:font-name-complex="Faruma" fo:language="en" fo:country="US" style:language-complex="dv" style:country-complex="MV"/>
    </style:style>
    <style:style style:name="T143" style:parent-style-name="DefaultParagraphFont" style:family="text">
      <style:text-properties style:font-name="Faruma" style:font-name-complex="Faruma" fo:language="en" fo:country="US" style:language-complex="dv" style:country-complex="MV"/>
    </style:style>
    <style:style style:name="T144" style:parent-style-name="DefaultParagraphFont" style:family="text">
      <style:text-properties style:font-name="Faruma" style:font-name-complex="Faruma" fo:language="en" fo:country="US" style:language-complex="dv" style:country-complex="MV"/>
    </style:style>
    <style:style style:name="T145" style:parent-style-name="DefaultParagraphFont" style:family="text">
      <style:text-properties style:font-name="Faruma" style:font-name-complex="Faruma" fo:language="en" fo:country="US" style:language-complex="dv" style:country-complex="MV"/>
    </style:style>
    <style:style style:name="P146" style:parent-style-name="Standard" style:family="paragraph">
      <style:paragraph-properties fo:text-align="justify" style:writing-mode="rl-tb" fo:margin-left="0in">
        <style:tab-stops/>
      </style:paragraph-properties>
    </style:style>
    <style:style style:name="P147" style:parent-style-name="Standard" style:family="paragraph">
      <style:paragraph-properties fo:text-align="justify" style:writing-mode="rl-tb" fo:margin-left="0in">
        <style:tab-stops/>
      </style:paragraph-properties>
    </style:style>
    <style:style style:name="T148" style:parent-style-name="DefaultParagraphFont" style:family="text">
      <style:text-properties fo:font-size="10pt" style:font-size-asian="10pt" style:font-size-complex="10pt" fo:language="en" fo:country="US" style:language-complex="ar" style:country-complex="SA"/>
    </style:style>
    <style:style style:name="T149" style:parent-style-name="DefaultParagraphFont" style:family="text">
      <style:text-properties style:font-name="Faruma" style:font-name-complex="Faruma" fo:language="en" fo:country="US" style:language-complex="dv" style:country-complex="MV"/>
    </style:style>
    <style:style style:name="T150" style:parent-style-name="DefaultParagraphFont" style:family="text">
      <style:text-properties style:font-name="Faruma" style:font-name-complex="Faruma" fo:language="en" fo:country="US" style:language-complex="dv" style:country-complex="MV"/>
    </style:style>
    <style:style style:name="T151" style:parent-style-name="DefaultParagraphFont" style:family="text">
      <style:text-properties style:font-name="Faruma" style:font-name-complex="Faruma" fo:language="en" fo:country="US" style:language-complex="dv" style:country-complex="MV"/>
    </style:style>
    <style:style style:name="T152" style:parent-style-name="DefaultParagraphFont" style:family="text">
      <style:text-properties style:font-name="Faruma" style:font-name-complex="Faruma" fo:language="en" fo:country="US" style:language-complex="dv" style:country-complex="MV"/>
    </style:style>
    <style:style style:name="T153" style:parent-style-name="DefaultParagraphFont" style:family="text">
      <style:text-properties style:font-name="Faruma" style:font-name-complex="Faruma" fo:language="en" fo:country="US" style:language-complex="dv" style:country-complex="MV"/>
    </style:style>
    <style:style style:name="T154" style:parent-style-name="DefaultParagraphFont" style:family="text">
      <style:text-properties style:font-name="Faruma" style:font-name-complex="Faruma" fo:language="en" fo:country="US" style:language-complex="dv" style:country-complex="MV"/>
    </style:style>
    <style:style style:name="T155" style:parent-style-name="DefaultParagraphFont" style:family="text">
      <style:text-properties style:font-name="Faruma" style:font-name-complex="Faruma" fo:language="en" fo:country="US" style:language-complex="dv" style:country-complex="MV"/>
    </style:style>
    <style:style style:name="T156" style:parent-style-name="DefaultParagraphFont" style:family="text">
      <style:text-properties style:font-name="Faruma" style:font-name-complex="Faruma" fo:language="en" fo:country="US" style:language-complex="dv" style:country-complex="MV"/>
    </style:style>
    <style:style style:name="T157" style:parent-style-name="DefaultParagraphFont" style:family="text">
      <style:text-properties style:font-name="Faruma" style:font-name-complex="Faruma" fo:language="en" fo:country="US" style:language-complex="dv" style:country-complex="MV"/>
    </style:style>
    <style:style style:name="T158" style:parent-style-name="DefaultParagraphFont" style:family="text">
      <style:text-properties style:font-name="Faruma" style:font-name-complex="Faruma" fo:language="en" fo:country="US" style:language-complex="dv" style:country-complex="MV"/>
    </style:style>
    <style:style style:name="T159" style:parent-style-name="DefaultParagraphFont" style:family="text">
      <style:text-properties style:font-name="Faruma" style:font-name-complex="Faruma" fo:language="en" fo:country="US" style:language-complex="dv" style:country-complex="MV"/>
    </style:style>
    <style:style style:name="T160" style:parent-style-name="DefaultParagraphFont" style:family="text">
      <style:text-properties style:font-name="Faruma" style:font-name-complex="Faruma" fo:language="en" fo:country="US" style:language-complex="dv" style:country-complex="MV"/>
    </style:style>
    <style:style style:name="T161" style:parent-style-name="DefaultParagraphFont" style:family="text">
      <style:text-properties style:font-name="Faruma" style:font-name-complex="Faruma" fo:language="en" fo:country="US" style:language-complex="dv" style:country-complex="MV"/>
    </style:style>
    <style:style style:name="T162" style:parent-style-name="DefaultParagraphFont" style:family="text">
      <style:text-properties style:font-name="Faruma" style:font-name-complex="Faruma" fo:language="en" fo:country="US" style:language-complex="dv" style:country-complex="MV"/>
    </style:style>
    <style:style style:name="T163" style:parent-style-name="DefaultParagraphFont" style:family="text">
      <style:text-properties style:font-name="Faruma" style:font-name-complex="Faruma" fo:language="en" fo:country="US" style:language-complex="dv" style:country-complex="MV"/>
    </style:style>
    <style:style style:name="T164" style:parent-style-name="DefaultParagraphFont" style:family="text">
      <style:text-properties style:font-name="Faruma" style:font-name-complex="Faruma" fo:language="en" fo:country="US" style:language-complex="dv" style:country-complex="MV"/>
    </style:style>
    <style:style style:name="T165" style:parent-style-name="DefaultParagraphFont" style:family="text">
      <style:text-properties style:font-name="Faruma" style:font-name-complex="Faruma" fo:language="en" fo:country="US" style:language-complex="dv" style:country-complex="MV"/>
    </style:style>
    <style:style style:name="T166" style:parent-style-name="DefaultParagraphFont" style:family="text">
      <style:text-properties style:font-name="Faruma" style:font-name-complex="Faruma" fo:language="en" fo:country="US" style:language-complex="dv" style:country-complex="MV"/>
    </style:style>
    <style:style style:name="T167" style:parent-style-name="DefaultParagraphFont" style:family="text">
      <style:text-properties style:font-name="Faruma" style:font-name-complex="Faruma" fo:language="en" fo:country="US" style:language-complex="dv" style:country-complex="MV"/>
    </style:style>
    <style:style style:name="T168" style:parent-style-name="DefaultParagraphFont" style:family="text">
      <style:text-properties style:font-name="Faruma" style:font-name-complex="Faruma" fo:language="en" fo:country="US" style:language-complex="dv" style:country-complex="MV"/>
    </style:style>
    <style:style style:name="T169" style:parent-style-name="DefaultParagraphFont" style:family="text">
      <style:text-properties style:font-name="Faruma" style:font-name-complex="Faruma" fo:language="en" fo:country="US" style:language-complex="dv" style:country-complex="MV"/>
    </style:style>
    <style:style style:name="T170" style:parent-style-name="DefaultParagraphFont" style:family="text">
      <style:text-properties style:font-name="Faruma" style:font-name-complex="Faruma" fo:language="en" fo:country="US" style:language-complex="dv" style:country-complex="MV"/>
    </style:style>
    <style:style style:name="T171" style:parent-style-name="DefaultParagraphFont" style:family="text">
      <style:text-properties style:font-name="Faruma" style:font-name-complex="Faruma" fo:language="en" fo:country="US" style:language-complex="dv" style:country-complex="MV"/>
    </style:style>
    <style:style style:name="T172" style:parent-style-name="DefaultParagraphFont" style:family="text">
      <style:text-properties style:font-name="Faruma" style:font-name-complex="Faruma" fo:language="en" fo:country="US" style:language-complex="dv" style:country-complex="MV"/>
    </style:style>
    <style:style style:name="T173" style:parent-style-name="DefaultParagraphFont" style:family="text">
      <style:text-properties style:font-name="Faruma" style:font-name-complex="Faruma" fo:language="en" fo:country="US" style:language-complex="dv" style:country-complex="MV"/>
    </style:style>
    <style:style style:name="T174" style:parent-style-name="DefaultParagraphFont" style:family="text">
      <style:text-properties style:font-name="Faruma" style:font-name-complex="Faruma" fo:language="en" fo:country="US" style:language-complex="dv" style:country-complex="MV"/>
    </style:style>
    <style:style style:name="T175" style:parent-style-name="DefaultParagraphFont" style:family="text">
      <style:text-properties style:font-name="Faruma" style:font-name-complex="Faruma" fo:language="en" fo:country="US" style:language-complex="dv" style:country-complex="MV"/>
    </style:style>
    <style:style style:name="T176" style:parent-style-name="DefaultParagraphFont" style:family="text">
      <style:text-properties style:font-name="Faruma" style:font-name-complex="Faruma" fo:language="en" fo:country="US" style:language-complex="dv" style:country-complex="MV"/>
    </style:style>
    <style:style style:name="T177" style:parent-style-name="DefaultParagraphFont" style:family="text">
      <style:text-properties style:font-name="Faruma" style:font-name-complex="Faruma" fo:language="en" fo:country="US" style:language-complex="dv" style:country-complex="MV"/>
    </style:style>
    <style:style style:name="T178" style:parent-style-name="DefaultParagraphFont" style:family="text">
      <style:text-properties style:font-name="Faruma" style:font-name-complex="Faruma" fo:language="en" fo:country="US" style:language-complex="dv" style:country-complex="MV"/>
    </style:style>
    <style:style style:name="T179" style:parent-style-name="DefaultParagraphFont" style:family="text">
      <style:text-properties style:font-name="Faruma" style:font-name-complex="Faruma" fo:language="en" fo:country="US" style:language-complex="dv" style:country-complex="MV"/>
    </style:style>
    <style:style style:name="T180" style:parent-style-name="DefaultParagraphFont" style:family="text">
      <style:text-properties style:font-name="Faruma" style:font-name-complex="Faruma" fo:language="en" fo:country="US" style:language-complex="dv" style:country-complex="MV"/>
    </style:style>
    <style:style style:name="T181" style:parent-style-name="DefaultParagraphFont" style:family="text">
      <style:text-properties style:font-name="Faruma" style:font-name-complex="Faruma" fo:language="en" fo:country="US" style:language-complex="dv" style:country-complex="MV"/>
    </style:style>
    <style:style style:name="T182" style:parent-style-name="DefaultParagraphFont" style:family="text">
      <style:text-properties style:font-name="Faruma" style:font-name-complex="Faruma" fo:language="en" fo:country="US" style:language-complex="dv" style:country-complex="MV"/>
    </style:style>
    <style:style style:name="T183" style:parent-style-name="DefaultParagraphFont" style:family="text">
      <style:text-properties style:font-name="Faruma" style:font-name-complex="Faruma" fo:language="en" fo:country="US" style:language-complex="dv" style:country-complex="MV"/>
    </style:style>
    <style:style style:name="T184" style:parent-style-name="DefaultParagraphFont" style:family="text">
      <style:text-properties style:font-name="Faruma" style:font-name-complex="Faruma" fo:language="en" fo:country="US" style:language-complex="dv" style:country-complex="MV"/>
    </style:style>
    <style:style style:name="T185" style:parent-style-name="DefaultParagraphFont" style:family="text">
      <style:text-properties style:font-name="Faruma" style:font-name-complex="Faruma" fo:language="en" fo:country="US" style:language-complex="dv" style:country-complex="MV"/>
    </style:style>
    <style:style style:name="T186" style:parent-style-name="DefaultParagraphFont" style:family="text">
      <style:text-properties style:font-name="Faruma" style:font-name-complex="Faruma" fo:language="en" fo:country="US" style:language-complex="dv" style:country-complex="MV"/>
    </style:style>
    <style:style style:name="T187" style:parent-style-name="DefaultParagraphFont" style:family="text">
      <style:text-properties style:font-name="Faruma" style:font-name-complex="Faruma" fo:language="en" fo:country="US" style:language-complex="dv" style:country-complex="MV"/>
    </style:style>
    <style:style style:name="T188" style:parent-style-name="DefaultParagraphFont" style:family="text">
      <style:text-properties style:font-name="Faruma" style:font-name-complex="Faruma" fo:language="en" fo:country="US" style:language-complex="dv" style:country-complex="MV"/>
    </style:style>
    <style:style style:name="T189" style:parent-style-name="DefaultParagraphFont" style:family="text">
      <style:text-properties style:font-name="Faruma" style:font-name-complex="Faruma" fo:language="en" fo:country="US" style:language-complex="dv" style:country-complex="MV"/>
    </style:style>
    <style:style style:name="T190" style:parent-style-name="DefaultParagraphFont" style:family="text">
      <style:text-properties style:font-name="Faruma" style:font-name-complex="Faruma" fo:language="en" fo:country="US" style:language-complex="dv" style:country-complex="MV"/>
    </style:style>
    <style:style style:name="T191" style:parent-style-name="DefaultParagraphFont" style:family="text">
      <style:text-properties style:font-name="Faruma" style:font-name-complex="Faruma" fo:language="en" fo:country="US" style:language-complex="dv" style:country-complex="MV"/>
    </style:style>
    <style:style style:name="T192" style:parent-style-name="DefaultParagraphFont" style:family="text">
      <style:text-properties style:font-name="Faruma" style:font-name-complex="Faruma" fo:language="en" fo:country="US" style:language-complex="dv" style:country-complex="MV"/>
    </style:style>
    <style:style style:name="T193" style:parent-style-name="DefaultParagraphFont" style:family="text">
      <style:text-properties style:font-name="Faruma" style:font-name-complex="Faruma" fo:language="en" fo:country="US" style:language-complex="dv" style:country-complex="MV"/>
    </style:style>
    <style:style style:name="P194" style:parent-style-name="Heading2" style:family="paragraph">
      <style:paragraph-properties style:writing-mode="rl-tb" fo:margin-left="0.3812in" fo:margin-right="0.0833in" fo:text-indent="-0.3937in">
        <style:tab-stops/>
      </style:paragraph-properties>
    </style:style>
    <style:style style:name="T195"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96" style:parent-style-name="Standard" style:family="paragraph">
      <style:paragraph-properties fo:text-align="justify" style:writing-mode="rl-tb" fo:margin-left="0in">
        <style:tab-stops/>
      </style:paragraph-properties>
    </style:style>
    <style:style style:name="T197" style:parent-style-name="DefaultParagraphFont" style:family="text">
      <style:text-properties style:font-name="Faruma" style:font-name-complex="Faruma" fo:language="en" fo:country="US" style:language-complex="dv" style:country-complex="MV"/>
    </style:style>
    <style:style style:name="T198" style:parent-style-name="DefaultParagraphFont" style:family="text">
      <style:text-properties style:font-name="Faruma" style:font-name-complex="Faruma" fo:language="en" fo:country="US" style:language-complex="dv" style:country-complex="MV"/>
    </style:style>
    <style:style style:name="T199" style:parent-style-name="DefaultParagraphFont" style:family="text">
      <style:text-properties style:font-name="Faruma" style:font-name-complex="Faruma" fo:language="en" fo:country="US" style:language-complex="dv" style:country-complex="MV"/>
    </style:style>
    <style:style style:name="T200" style:parent-style-name="DefaultParagraphFont" style:family="text">
      <style:text-properties style:font-name="Faruma" style:font-name-complex="Faruma" fo:language="en" fo:country="US" style:language-complex="dv" style:country-complex="MV"/>
    </style:style>
    <style:style style:name="T201" style:parent-style-name="DefaultParagraphFont" style:family="text">
      <style:text-properties style:font-name="Faruma" style:font-name-complex="Faruma" fo:language="en" fo:country="US" style:language-complex="dv" style:country-complex="MV"/>
    </style:style>
    <style:style style:name="P202"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203" style:parent-style-name="Standard" style:family="paragraph">
      <style:paragraph-properties fo:text-align="justify" style:writing-mode="rl-tb" fo:margin-left="0in">
        <style:tab-stops/>
      </style:paragraph-properties>
    </style:style>
    <style:style style:name="T204" style:parent-style-name="DefaultParagraphFont" style:family="text">
      <style:text-properties style:font-name="Faruma" style:font-name-complex="Faruma" fo:language="en" fo:country="US" style:language-complex="dv" style:country-complex="MV"/>
    </style:style>
    <style:style style:name="P205" style:parent-style-name="Standard" style:family="paragraph">
      <style:paragraph-properties fo:text-align="justify" style:writing-mode="rl-tb" fo:margin-left="0in">
        <style:tab-stops/>
      </style:paragraph-properties>
    </style:style>
    <style:style style:name="T206" style:parent-style-name="DefaultParagraphFont" style:family="text">
      <style:text-properties style:font-name="Faruma" style:font-name-complex="Faruma" fo:language="en" fo:country="US" style:language-complex="dv" style:country-complex="MV"/>
    </style:style>
    <style:style style:name="T207" style:parent-style-name="DefaultParagraphFont" style:family="text">
      <style:text-properties style:font-name="Faruma" style:font-name-complex="Faruma" fo:language="en" fo:country="US" style:language-complex="dv" style:country-complex="MV"/>
    </style:style>
    <style:style style:name="P208" style:parent-style-name="Heading2" style:family="paragraph">
      <style:paragraph-properties style:writing-mode="rl-tb" fo:margin-left="0.3812in" fo:margin-right="0.0833in" fo:text-indent="-0.3937in">
        <style:tab-stops/>
      </style:paragraph-properties>
    </style:style>
    <style:style style:name="T209"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210" style:parent-style-name="Standard" style:family="paragraph">
      <style:paragraph-properties fo:text-align="justify" style:writing-mode="rl-tb" fo:margin-left="0in">
        <style:tab-stops/>
      </style:paragraph-properties>
    </style:style>
    <style:style style:name="T211" style:parent-style-name="DefaultParagraphFont" style:family="text">
      <style:text-properties style:font-name="Faruma" style:font-name-complex="Faruma" fo:font-size="12pt" style:font-size-asian="12pt" fo:language="en" fo:country="US" style:language-complex="dv" style:country-complex="MV"/>
    </style:style>
    <style:style style:name="P212"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213" style:parent-style-name="Heading2" style:family="paragraph">
      <style:paragraph-properties style:writing-mode="rl-tb" fo:margin-left="0.3812in" fo:margin-right="0.0833in" fo:text-indent="-0.3937in">
        <style:tab-stops/>
      </style:paragraph-properties>
    </style:style>
    <style:style style:name="T214"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215" style:parent-style-name="NormalWeb" style:family="paragraph">
      <style:paragraph-properties fo:text-align="justify" style:writing-mode="rl-tb" fo:margin-top="0in" fo:margin-bottom="0in"/>
    </style:style>
    <style:style style:name="T216" style:parent-style-name="DefaultParagraphFont" style:family="text">
      <style:text-properties style:font-name="Faruma" style:font-name-complex="Faruma" fo:color="#000000" style:language-complex="dv" style:country-complex="MV"/>
    </style:style>
    <style:style style:name="T217" style:parent-style-name="DefaultParagraphFont" style:family="text">
      <style:text-properties style:font-name="Calibri" style:font-name-complex="Calibri" fo:color="#000000" style:language-complex="dv" style:country-complex="MV"/>
    </style:style>
    <style:style style:name="T218" style:parent-style-name="DefaultParagraphFont" style:family="text">
      <style:text-properties style:font-name="Faruma" style:font-name-complex="Faruma" fo:color="#000000" style:language-complex="dv" style:country-complex="MV"/>
    </style:style>
    <style:style style:name="T219" style:parent-style-name="DefaultParagraphFont" style:family="text">
      <style:text-properties style:font-name="Faruma" style:font-name-complex="Faruma" fo:color="#000000" fo:language="en" fo:country="US" style:language-complex="dv" style:country-complex="MV"/>
    </style:style>
    <style:style style:name="T220" style:parent-style-name="DefaultParagraphFont" style:family="text">
      <style:text-properties style:font-name="Faruma" style:font-name-complex="Faruma" fo:color="#000000" style:language-complex="dv" style:country-complex="MV"/>
    </style:style>
    <style:style style:name="T221" style:parent-style-name="DefaultParagraphFont" style:family="text">
      <style:text-properties style:font-name="Faruma" style:font-name-complex="Faruma" fo:color="#000000" fo:language="en" fo:country="US" style:language-complex="dv" style:country-complex="MV"/>
    </style:style>
    <style:style style:name="T222" style:parent-style-name="DefaultParagraphFont" style:family="text">
      <style:text-properties style:font-name="Faruma" style:font-name-complex="Faruma" fo:color="#000000" style:language-complex="dv" style:country-complex="MV"/>
    </style:style>
    <style:style style:name="T223" style:parent-style-name="DefaultParagraphFont" style:family="text">
      <style:text-properties style:font-name-complex="A_Reethi" fo:color="#000000" style:language-complex="dv" style:country-complex="MV"/>
    </style:style>
    <style:style style:name="T224" style:parent-style-name="DefaultParagraphFont" style:family="text">
      <style:text-properties style:font-name="Faruma" style:font-name-complex="Faruma" fo:color="#000000" style:language-complex="dv" style:country-complex="MV"/>
    </style:style>
    <style:style style:name="P225" style:parent-style-name="Normal" style:family="paragraph">
      <style:paragraph-properties fo:widows="2" fo:orphans="2" fo:text-align="justify" style:writing-mode="rl-tb" style:vertical-align="auto"/>
      <style:text-properties fo:hyphenate="true"/>
    </style:style>
    <style:style style:name="T226" style:parent-style-name="DefaultParagraphFont" style:family="text">
      <style:text-properties style:font-name="Faruma" style:font-name-asian="Times New Roman" style:font-name-complex="Faruma" fo:color="#000000" style:letter-kerning="false" style:language-complex="dv" style:country-complex="MV"/>
    </style:style>
    <style:style style:name="P227" style:parent-style-name="Normal" style:family="paragraph">
      <style:paragraph-properties fo:widows="2" fo:orphans="2" fo:text-align="justify" style:writing-mode="rl-tb" style:vertical-align="auto"/>
      <style:text-properties fo:hyphenate="true"/>
    </style:style>
    <style:style style:name="T228" style:parent-style-name="DefaultParagraphFont" style:family="text">
      <style:text-properties style:font-name="Faruma" style:font-name-asian="Times New Roman" style:font-name-complex="Faruma" fo:color="#000000" style:letter-kerning="false" style:language-complex="dv" style:country-complex="MV"/>
    </style:style>
    <style:style style:name="T229" style:parent-style-name="DefaultParagraphFont" style:family="text">
      <style:text-properties style:font-name="Calibri" style:font-name-asian="Times New Roman" style:font-name-complex="Calibri" fo:color="#000000" style:letter-kerning="false" style:language-complex="dv" style:country-complex="MV"/>
    </style:style>
    <style:style style:name="T230" style:parent-style-name="DefaultParagraphFont" style:family="text">
      <style:text-properties style:font-name="Faruma" style:font-name-asian="Times New Roman" style:font-name-complex="Faruma" fo:color="#000000" style:letter-kerning="false" style:language-complex="dv" style:country-complex="MV"/>
    </style:style>
    <style:style style:name="T231" style:parent-style-name="DefaultParagraphFont" style:family="text">
      <style:text-properties style:font-name-asian="Times New Roman" style:font-name-complex="A_Reethi" fo:color="#000000" style:letter-kerning="false" style:language-complex="dv" style:country-complex="MV"/>
    </style:style>
    <style:style style:name="T232" style:parent-style-name="DefaultParagraphFont" style:family="text">
      <style:text-properties style:font-name="Faruma" style:font-name-asian="Times New Roman" style:font-name-complex="Faruma" fo:color="#000000" style:letter-kerning="false" style:language-complex="dv" style:country-complex="MV"/>
    </style:style>
    <style:style style:name="T233" style:parent-style-name="DefaultParagraphFont" style:family="text">
      <style:text-properties style:font-name="Calibri" style:font-name-asian="Times New Roman" style:font-name-complex="Calibri" fo:color="#000000" style:letter-kerning="false" style:language-complex="dv" style:country-complex="MV"/>
    </style:style>
    <style:style style:name="T234" style:parent-style-name="DefaultParagraphFont" style:family="text">
      <style:text-properties style:font-name="Faruma" style:font-name-asian="Times New Roman" style:font-name-complex="Faruma" fo:color="#000000" style:letter-kerning="false" style:language-complex="dv" style:country-complex="MV"/>
    </style:style>
    <style:style style:name="P235" style:parent-style-name="Normal" style:family="paragraph">
      <style:paragraph-properties fo:widows="2" fo:orphans="2" fo:text-align="justify" style:writing-mode="rl-tb" style:vertical-align="auto"/>
      <style:text-properties fo:hyphenate="true"/>
    </style:style>
    <style:style style:name="T236" style:parent-style-name="DefaultParagraphFont" style:family="text">
      <style:text-properties style:font-name="Faruma" style:font-name-asian="Times New Roman" style:font-name-complex="Faruma" fo:color="#000000" style:letter-kerning="false" style:language-complex="dv" style:country-complex="MV"/>
    </style:style>
    <style:style style:name="T237" style:parent-style-name="DefaultParagraphFont" style:family="text">
      <style:text-properties style:font-name="Calibri" style:font-name-asian="Times New Roman" style:font-name-complex="Calibri" fo:color="#000000" style:letter-kerning="false" style:language-complex="dv" style:country-complex="MV"/>
    </style:style>
    <style:style style:name="T238" style:parent-style-name="DefaultParagraphFont" style:family="text">
      <style:text-properties style:font-name="Faruma" style:font-name-asian="Times New Roman" style:font-name-complex="Faruma" fo:color="#000000" style:letter-kerning="false" style:language-complex="dv" style:country-complex="MV"/>
    </style:style>
    <style:style style:name="T239" style:parent-style-name="DefaultParagraphFont" style:family="text">
      <style:text-properties style:font-name="Calibri" style:font-name-asian="Times New Roman" style:font-name-complex="Calibri" fo:color="#000000" style:letter-kerning="false" style:language-complex="dv" style:country-complex="MV"/>
    </style:style>
    <style:style style:name="T240" style:parent-style-name="DefaultParagraphFont" style:family="text">
      <style:text-properties style:font-name="Faruma" style:font-name-asian="Times New Roman" style:font-name-complex="Faruma" fo:color="#000000" style:letter-kerning="false" style:language-complex="dv" style:country-complex="MV"/>
    </style:style>
    <style:style style:name="P241" style:parent-style-name="Normal" style:family="paragraph">
      <style:paragraph-properties fo:widows="2" fo:orphans="2" fo:text-align="justify" style:writing-mode="rl-tb" style:vertical-align="auto"/>
      <style:text-properties style:font-name-asian="Times New Roman" style:font-name-complex="A_Reethi" fo:color="#000000" style:letter-kerning="false" style:language-complex="dv" style:country-complex="MV" fo:hyphenate="true"/>
    </style:style>
    <style:style style:name="P242" style:parent-style-name="Heading2" style:family="paragraph">
      <style:paragraph-properties style:writing-mode="rl-tb" fo:margin-left="0.3812in" fo:margin-right="0.0833in" fo:text-indent="-0.3937in">
        <style:tab-stops/>
      </style:paragraph-properties>
    </style:style>
    <style:style style:name="T24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244" style:parent-style-name="Normal" style:family="paragraph">
      <style:paragraph-properties fo:widows="2" fo:orphans="2" fo:text-align="justify" style:writing-mode="rl-tb" style:vertical-align="auto"/>
      <style:text-properties fo:hyphenate="true"/>
    </style:style>
    <style:style style:name="T245" style:parent-style-name="DefaultParagraphFont" style:family="text">
      <style:text-properties style:font-name="Faruma" style:font-name-asian="Times New Roman" style:font-name-complex="Faruma" fo:color="#000000" style:letter-kerning="false" style:language-complex="dv" style:country-complex="MV"/>
    </style:style>
    <style:style style:name="P246" style:parent-style-name="ListParagraph" style:family="paragraph">
      <style:paragraph-properties fo:widows="2" fo:orphans="2" fo:text-align="justify" style:writing-mode="rl-tb" style:vertical-align="auto"/>
      <style:text-properties fo:hyphenate="true"/>
    </style:style>
    <style:style style:name="T247" style:parent-style-name="DefaultParagraphFont" style:family="text">
      <style:text-properties style:font-name="Faruma" style:font-name-asian="Times New Roman" style:font-name-complex="Faruma" fo:color="#000000" style:letter-kerning="false" style:language-complex="dv" style:country-complex="MV"/>
    </style:style>
    <style:style style:name="T248" style:parent-style-name="DefaultParagraphFont" style:family="text">
      <style:text-properties style:font-name="Faruma" style:font-name-asian="Times New Roman" style:font-name-complex="Faruma" fo:color="#000000" style:letter-kerning="false" style:font-size-complex="12pt" style:language-complex="dv" style:country-complex="MV"/>
    </style:style>
    <style:style style:name="P249" style:parent-style-name="ListParagraph" style:family="paragraph">
      <style:paragraph-properties fo:widows="2" fo:orphans="2" fo:text-align="justify" style:writing-mode="rl-tb" style:vertical-align="auto"/>
      <style:text-properties fo:hyphenate="true"/>
    </style:style>
    <style:style style:name="T250" style:parent-style-name="DefaultParagraphFont" style:family="text">
      <style:text-properties style:font-name="Faruma" style:font-name-asian="Times New Roman" style:font-name-complex="Faruma" fo:color="#000000" style:letter-kerning="false" style:font-size-complex="12pt" style:language-complex="dv" style:country-complex="MV"/>
    </style:style>
    <style:style style:name="P251" style:parent-style-name="ListParagraph" style:family="paragraph">
      <style:paragraph-properties fo:widows="2" fo:orphans="2" fo:text-align="justify" style:writing-mode="rl-tb" style:vertical-align="auto"/>
      <style:text-properties fo:hyphenate="true"/>
    </style:style>
    <style:style style:name="T252" style:parent-style-name="DefaultParagraphFont" style:family="text">
      <style:text-properties style:font-name="Faruma" style:font-name-asian="Times New Roman" style:font-name-complex="Faruma" fo:color="#000000" style:letter-kerning="false" style:font-size-complex="12pt" style:language-complex="dv" style:country-complex="MV"/>
    </style:style>
    <style:style style:name="P253" style:parent-style-name="ListParagraph" style:family="paragraph">
      <style:paragraph-properties fo:widows="2" fo:orphans="2" fo:text-align="justify" style:writing-mode="rl-tb" style:vertical-align="auto"/>
      <style:text-properties fo:hyphenate="true"/>
    </style:style>
    <style:style style:name="T254" style:parent-style-name="DefaultParagraphFont" style:family="text">
      <style:text-properties style:font-name="Faruma" style:font-name-asian="Times New Roman" style:font-name-complex="Faruma" fo:color="#000000" style:letter-kerning="false" style:font-size-complex="12pt" style:language-complex="dv" style:country-complex="MV"/>
    </style:style>
    <style:style style:name="P255" style:parent-style-name="ListParagraph" style:family="paragraph">
      <style:paragraph-properties fo:widows="2" fo:orphans="2" fo:text-align="justify" style:writing-mode="rl-tb" style:vertical-align="auto"/>
      <style:text-properties fo:hyphenate="true"/>
    </style:style>
    <style:style style:name="T256" style:parent-style-name="DefaultParagraphFont" style:family="text">
      <style:text-properties style:font-name="Faruma" style:font-name-asian="Times New Roman" style:font-name-complex="Faruma" fo:color="#000000" style:letter-kerning="false" style:font-size-complex="12pt" style:language-complex="dv" style:country-complex="MV"/>
    </style:style>
    <style:style style:name="P257" style:parent-style-name="ListParagraph" style:family="paragraph">
      <style:paragraph-properties fo:widows="2" fo:orphans="2" fo:text-align="justify" style:writing-mode="rl-tb" style:vertical-align="auto"/>
      <style:text-properties fo:hyphenate="true"/>
    </style:style>
    <style:style style:name="T258" style:parent-style-name="DefaultParagraphFont" style:family="text">
      <style:text-properties style:font-name="Faruma" style:font-name-asian="Times New Roman" style:font-name-complex="Faruma" fo:color="#000000" style:letter-kerning="false" style:font-size-complex="12pt" style:language-complex="dv" style:country-complex="MV"/>
    </style:style>
    <style:style style:name="P259" style:parent-style-name="Normal" style:family="paragraph">
      <style:paragraph-properties fo:widows="2" fo:orphans="2" fo:text-align="justify" style:writing-mode="rl-tb" style:vertical-align="auto"/>
      <style:text-properties fo:hyphenate="true"/>
    </style:style>
    <style:style style:name="T260" style:parent-style-name="DefaultParagraphFont" style:family="text">
      <style:text-properties style:font-name="Faruma" style:font-name-asian="Times New Roman" style:font-name-complex="Faruma" fo:color="#000000" style:letter-kerning="false" style:language-complex="dv" style:country-complex="MV"/>
    </style:style>
    <style:style style:name="P261" style:parent-style-name="Normal" style:family="paragraph">
      <style:paragraph-properties fo:widows="2" fo:orphans="2" fo:text-align="justify" style:writing-mode="rl-tb" style:vertical-align="auto"/>
      <style:text-properties fo:hyphenate="true"/>
    </style:style>
    <style:style style:name="T262" style:parent-style-name="DefaultParagraphFont" style:family="text">
      <style:text-properties style:font-name="Faruma" style:font-name-asian="Times New Roman" style:font-name-complex="Faruma" fo:color="#000000" style:letter-kerning="false" style:language-complex="dv" style:country-complex="MV"/>
    </style:style>
    <style:style style:name="P263" style:parent-style-name="Heading2" style:family="paragraph">
      <style:paragraph-properties style:writing-mode="rl-tb" fo:margin-left="0.3812in" fo:margin-right="0.0833in" fo:text-indent="-0.3937in">
        <style:tab-stops/>
      </style:paragraph-properties>
    </style:style>
    <style:style style:name="T264"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265" style:parent-style-name="Normal" style:family="paragraph">
      <style:paragraph-properties fo:widows="2" fo:orphans="2" fo:text-align="justify" style:writing-mode="rl-tb" style:vertical-align="auto"/>
      <style:text-properties fo:hyphenate="true"/>
    </style:style>
    <style:style style:name="T266" style:parent-style-name="DefaultParagraphFont" style:family="text">
      <style:text-properties style:font-name="Faruma" style:font-name-asian="Times New Roman" style:font-name-complex="Faruma" fo:color="#000000" style:letter-kerning="false" style:language-complex="dv" style:country-complex="MV"/>
    </style:style>
    <style:style style:name="P267" style:parent-style-name="Normal" style:family="paragraph">
      <style:paragraph-properties fo:widows="2" fo:orphans="2" fo:text-align="justify" style:writing-mode="rl-tb" style:vertical-align="auto"/>
      <style:text-properties fo:hyphenate="true"/>
    </style:style>
    <style:style style:name="T268" style:parent-style-name="DefaultParagraphFont" style:family="text">
      <style:text-properties style:font-name="Faruma" style:font-name-asian="Times New Roman" style:font-name-complex="Faruma" fo:color="#000000" style:letter-kerning="false" style:language-complex="dv" style:country-complex="MV"/>
    </style:style>
    <style:style style:name="P269" style:parent-style-name="Normal" style:family="paragraph">
      <style:paragraph-properties fo:widows="2" fo:orphans="2" fo:text-align="justify" style:writing-mode="rl-tb" style:vertical-align="auto"/>
      <style:text-properties fo:hyphenate="true"/>
    </style:style>
    <style:style style:name="T270" style:parent-style-name="DefaultParagraphFont" style:family="text">
      <style:text-properties style:font-name="Faruma" style:font-name-asian="Times New Roman" style:font-name-complex="Faruma" fo:color="#000000" style:letter-kerning="false" style:language-complex="dv" style:country-complex="MV"/>
    </style:style>
    <style:style style:name="P271" style:parent-style-name="Heading2" style:family="paragraph">
      <style:paragraph-properties style:writing-mode="rl-tb" fo:margin-left="0.3812in" fo:margin-right="0.0833in" fo:text-indent="-0.3937in">
        <style:tab-stops/>
      </style:paragraph-properties>
    </style:style>
    <style:style style:name="T272" style:parent-style-name="DefaultParagraphFont" style:family="text">
      <style:text-properties style:font-name="Faruma" style:font-name-asian="Times New Roman" style:font-name-complex="Faruma" fo:color="#000000" style:letter-kerning="false" style:language-complex="dv" style:country-complex="MV"/>
    </style:style>
    <style:style style:name="T27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274" style:parent-style-name="Normal" style:family="paragraph">
      <style:paragraph-properties fo:widows="2" fo:orphans="2" fo:text-align="justify" style:writing-mode="rl-tb" style:vertical-align="auto"/>
      <style:text-properties fo:hyphenate="true"/>
    </style:style>
    <style:style style:name="T275" style:parent-style-name="DefaultParagraphFont" style:family="text">
      <style:text-properties style:font-name="Faruma" style:font-name-asian="Times New Roman" style:font-name-complex="Faruma" fo:color="#000000" style:letter-kerning="false" style:language-complex="dv" style:country-complex="MV"/>
    </style:style>
    <style:style style:name="P276" style:parent-style-name="Normal" style:family="paragraph">
      <style:paragraph-properties fo:widows="2" fo:orphans="2" fo:text-align="justify" style:writing-mode="rl-tb" style:vertical-align="auto"/>
      <style:text-properties fo:hyphenate="true"/>
    </style:style>
    <style:style style:name="T277" style:parent-style-name="DefaultParagraphFont" style:family="text">
      <style:text-properties style:font-name="Faruma" style:font-name-asian="Times New Roman" style:font-name-complex="Faruma" fo:color="#000000" style:letter-kerning="false" style:language-complex="dv" style:country-complex="MV"/>
    </style:style>
    <style:style style:name="P278" style:parent-style-name="Heading2" style:family="paragraph">
      <style:paragraph-properties style:writing-mode="rl-tb" fo:margin-left="0.3812in" fo:margin-right="0.0833in" fo:text-indent="-0.3937in">
        <style:tab-stops/>
      </style:paragraph-properties>
    </style:style>
    <style:style style:name="T279" style:parent-style-name="DefaultParagraphFont" style:family="text">
      <style:text-properties style:font-name="Faruma" style:font-name-asian="Times New Roman" style:font-name-complex="Faruma" fo:font-style="normal" style:font-style-asian="normal" style:font-style-complex="normal" fo:color="#000000" style:letter-kerning="false" style:language-complex="dv" style:country-complex="MV"/>
    </style:style>
    <style:style style:name="P280" style:parent-style-name="Normal" style:family="paragraph">
      <style:paragraph-properties fo:widows="2" fo:orphans="2" fo:text-align="justify" style:writing-mode="rl-tb" style:vertical-align="auto"/>
      <style:text-properties fo:hyphenate="true"/>
    </style:style>
    <style:style style:name="T281" style:parent-style-name="DefaultParagraphFont" style:family="text">
      <style:text-properties style:font-name="Faruma" style:font-name-asian="Times New Roman" style:font-name-complex="Faruma" fo:color="#000000" style:letter-kerning="false" style:language-complex="dv" style:country-complex="MV"/>
    </style:style>
    <style:style style:name="P282"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style:language-complex="dv" style:country-complex="MV" fo:hyphenate="true"/>
    </style:style>
    <style:style style:name="P283" style:parent-style-name="Normal" style:family="paragraph">
      <style:paragraph-properties fo:widows="2" fo:orphans="2" fo:text-align="justify" style:writing-mode="rl-tb" style:vertical-align="auto"/>
      <style:text-properties fo:hyphenate="true"/>
    </style:style>
    <style:style style:name="T284" style:parent-style-name="DefaultParagraphFont" style:family="text">
      <style:text-properties style:font-name="Faruma" style:font-name-asian="Times New Roman" style:font-name-complex="Faruma" fo:color="#000000" style:letter-kerning="false" style:language-complex="dv" style:country-complex="MV"/>
    </style:style>
    <style:style style:name="P285" style:parent-style-name="Heading2" style:family="paragraph">
      <style:paragraph-properties style:writing-mode="rl-tb" fo:margin-left="0.3812in" fo:margin-right="0.0833in" fo:text-indent="-0.3937in">
        <style:tab-stops/>
      </style:paragraph-properties>
    </style:style>
    <style:style style:name="T286" style:parent-style-name="DefaultParagraphFont" style:family="text">
      <style:text-properties style:font-name="Faruma" style:font-name-asian="Times New Roman" style:font-name-complex="Faruma" fo:font-style="normal" style:font-style-asian="normal" style:font-style-complex="normal" fo:color="#000000" style:letter-kerning="false" style:language-complex="dv" style:country-complex="MV"/>
    </style:style>
    <style:style style:name="P287" style:parent-style-name="Textbody" style:family="paragraph">
      <style:paragraph-properties fo:text-align="justify" style:writing-mode="rl-tb" fo:margin-left="0in">
        <style:tab-stops/>
      </style:paragraph-properties>
    </style:style>
    <style:style style:name="T288" style:parent-style-name="DefaultParagraphFont" style:family="text">
      <style:text-properties style:font-name="Faruma" style:font-name-complex="Faruma" style:language-complex="dv" style:country-complex="MV"/>
    </style:style>
    <style:style style:name="T289"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P290"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style:language-complex="dv" style:country-complex="MV"/>
    </style:style>
    <style:style style:name="P291" style:parent-style-name="Textbody" style:family="paragraph">
      <style:paragraph-properties fo:text-align="justify" style:writing-mode="rl-tb" fo:margin-left="0in">
        <style:tab-stops/>
      </style:paragraph-properties>
    </style:style>
    <style:style style:name="T292"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P293" style:parent-style-name="Heading2" style:family="paragraph">
      <style:paragraph-properties style:writing-mode="rl-tb" fo:margin-left="0.3812in" fo:margin-right="0.0833in" fo:text-indent="-0.3937in">
        <style:tab-stops/>
      </style:paragraph-properties>
    </style:style>
    <style:style style:name="T294" style:parent-style-name="DefaultParagraphFont" style:family="text">
      <style:text-properties style:font-name="Faruma" style:font-name-asian="Times New Roman" style:font-name-complex="Faruma" fo:font-style="normal" style:font-style-asian="normal" style:font-style-complex="normal" fo:color="#000000" style:letter-kerning="false" fo:language="en" fo:country="US" style:language-complex="dv" style:country-complex="MV"/>
    </style:style>
    <style:style style:name="P295" style:parent-style-name="Textbody" style:family="paragraph">
      <style:paragraph-properties fo:text-align="justify" style:writing-mode="rl-tb" fo:margin-left="0in">
        <style:tab-stops/>
      </style:paragraph-properties>
    </style:style>
    <style:style style:name="T296"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297" style:parent-style-name="DefaultParagraphFont" style:family="text">
      <style:text-properties style:font-name="Faruma" style:font-name-asian="Times New Roman" style:font-name-complex="Faruma" fo:color="#000000" style:letter-kerning="false" fo:font-size="12pt" style:font-size-asian="12pt" fo:language="en" fo:country="US" style:language-complex="dv" style:country-complex="MV"/>
    </style:style>
    <style:style style:name="T298"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299" style:parent-style-name="DefaultParagraphFont" style:family="text">
      <style:text-properties style:font-name="Faruma" style:font-name-asian="Times New Roman" style:font-name-complex="Faruma" fo:color="#000000" style:letter-kerning="false" fo:font-size="12pt" style:font-size-asian="12pt" fo:language="en" fo:country="US" style:language-complex="dv" style:country-complex="MV"/>
    </style:style>
    <style:style style:name="T300"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P301" style:parent-style-name="Textbody" style:family="paragraph">
      <style:paragraph-properties fo:text-align="justify" style:writing-mode="rl-tb" fo:margin-left="0in">
        <style:tab-stops/>
      </style:paragraph-properties>
    </style:style>
    <style:style style:name="T302"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P303" style:parent-style-name="Heading2" style:family="paragraph">
      <style:paragraph-properties style:writing-mode="rl-tb" fo:margin-left="0.3812in" fo:margin-right="0.0833in" fo:text-indent="-0.3937in">
        <style:tab-stops/>
      </style:paragraph-properties>
    </style:style>
    <style:style style:name="T304" style:parent-style-name="DefaultParagraphFont" style:family="text">
      <style:text-properties style:font-name="Faruma" style:font-name-asian="Times New Roman" style:font-name-complex="Faruma" fo:font-style="normal" style:font-style-asian="normal" style:font-style-complex="normal" fo:color="#000000" style:letter-kerning="false" fo:language="en" fo:country="US" style:language-complex="dv" style:country-complex="MV"/>
    </style:style>
    <style:style style:name="P305" style:parent-style-name="Textbody" style:family="paragraph">
      <style:paragraph-properties fo:text-align="justify" style:writing-mode="rl-tb" fo:margin-left="0in">
        <style:tab-stops/>
      </style:paragraph-properties>
    </style:style>
    <style:style style:name="T306"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07"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08"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09"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10"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11"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12"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13"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14"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P315" style:parent-style-name="Textbody" style:family="paragraph">
      <style:paragraph-properties fo:text-align="justify" style:writing-mode="rl-tb" fo:margin-left="0in">
        <style:tab-stops/>
      </style:paragraph-properties>
    </style:style>
    <style:style style:name="T316"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17"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18"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19"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20"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P321" style:parent-style-name="Textbody" style:family="paragraph">
      <style:paragraph-properties fo:text-align="justify" style:writing-mode="rl-tb" fo:margin-left="0in">
        <style:tab-stops/>
      </style:paragraph-properties>
    </style:style>
    <style:style style:name="T322"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23"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24"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25"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26"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27"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28"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29"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30"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31"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32"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33"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34"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T335" style:parent-style-name="DefaultParagraphFont" style:family="text">
      <style:text-properties style:font-name="Faruma" style:font-name-asian="Times New Roman" style:font-name-complex="Faruma" fo:color="#000000" style:letter-kerning="false" fo:font-size="12pt" style:font-size-asian="12pt" style:language-complex="dv" style:country-complex="MV"/>
    </style:style>
    <style:style style:name="P336" style:parent-style-name="Standard" style:family="paragraph">
      <style:paragraph-properties fo:text-align="end" fo:margin-left="0in">
        <style:tab-stops/>
      </style:paragraph-properties>
    </style:style>
    <style:style style:name="T337" style:parent-style-name="DefaultParagraphFont" style:family="text">
      <style:text-properties style:font-name="Faruma" style:font-name-complex="Faruma" fo:font-size="10pt" style:font-size-asian="10pt" style:font-size-complex="10pt"/>
    </style:style>
    <style:style style:name="T33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3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1" style:parent-style-name="DefaultParagraphFont" style:family="text">
      <style:text-properties fo:font-size="10pt" style:font-size-asian="10pt" style:font-size-complex="10pt"/>
    </style:style>
    <style:style style:name="T342" style:parent-style-name="DefaultParagraphFont" style:family="text">
      <style:text-properties fo:font-style="italic" style:font-style-asian="italic" style:font-style-complex="italic" fo:font-size="10pt" style:font-size-asian="10pt" style:font-size-complex="10pt"/>
    </style:style>
    <style:style style:name="P343" style:parent-style-name="Standard" style:family="paragraph">
      <style:paragraph-properties fo:text-align="end" fo:margin-left="0in">
        <style:tab-stops/>
      </style:paragraph-properties>
      <style:text-properties style:font-name="Faruma" style:font-name-complex="Faruma" fo:font-size="10pt" style:font-size-asian="10pt" style:font-size-complex="10pt"/>
    </style:style>
    <style:style style:name="P344" style:parent-style-name="Standard" style:family="paragraph">
      <style:paragraph-properties fo:text-align="end" fo:margin-left="0in">
        <style:tab-stops/>
      </style:paragraph-properties>
    </style:style>
    <style:style style:name="T345" style:parent-style-name="DefaultParagraphFont" style:family="text">
      <style:text-properties fo:font-size="10pt" style:font-size-asian="10pt" style:font-size-complex="10pt"/>
    </style:style>
    <style:style style:name="T34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9" style:parent-style-name="DefaultParagraphFont" style:family="text">
      <style:text-properties fo:font-size="10pt" style:font-size-asian="10pt" style:font-size-complex="10pt"/>
    </style:style>
    <style:style style:name="T350" style:parent-style-name="DefaultParagraphFont" style:family="text">
      <style:text-properties fo:font-style="italic" style:font-style-asian="italic" style:font-style-complex="italic" fo:font-size="10pt" style:font-size-asian="10pt" style:font-size-complex="10pt"/>
    </style:style>
    <style:style style:name="P351" style:parent-style-name="Standard" style:family="paragraph">
      <style:paragraph-properties fo:text-align="end"/>
    </style:style>
    <style:style style:name="T352" style:parent-style-name="DefaultParagraphFont" style:family="text">
      <style:text-properties fo:font-size="10pt" style:font-size-asian="10pt" style:font-size-complex="10pt"/>
    </style:style>
    <style:style style:name="P353" style:parent-style-name="Standard" style:family="paragraph">
      <style:paragraph-properties fo:text-align="justify" fo:margin-left="0in">
        <style:tab-stops/>
      </style:paragraph-properties>
      <style:text-properties fo:font-size="10pt" style:font-size-asian="10pt" style:font-size-complex="10pt"/>
    </style:style>
    <style:style style:name="P354" style:parent-style-name="Standard" style:family="paragraph">
      <style:paragraph-properties fo:text-align="justify"/>
    </style:style>
    <style:style style:name="T355" style:parent-style-name="DefaultParagraphFont" style:family="text">
      <style:text-properties fo:font-size="10pt" style:font-size-asian="10pt" style:font-size-complex="10pt" fo:language="en" fo:country="US"/>
    </style:style>
    <style:style style:name="T35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58" style:parent-style-name="DefaultParagraphFont" style:family="text">
      <style:text-properties style:font-name="OpenSymbol" style:font-name-complex="OpenSymbol" fo:color="#000000" fo:font-size="11pt" style:font-size-asian="11pt" style:font-size-complex="11pt"/>
    </style:style>
    <style:style style:name="T359" style:parent-style-name="DefaultParagraphFont" style:family="text">
      <style:text-properties style:font-name="OpenSymbol" style:font-name-complex="OpenSymbol" fo:color="#000000" fo:font-size="29.5pt" style:font-size-asian="29.5pt" style:font-size-complex="29.5pt"/>
    </style:style>
    <style:style style:name="T360" style:parent-style-name="DefaultParagraphFont" style:family="text">
      <style:text-properties style:font-name-complex="Times New Roman" fo:color="#000000" fo:font-size="11pt" style:font-size-asian="11pt" style:font-size-complex="11pt"/>
    </style:style>
    <style:style style:name="T36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3" style:parent-style-name="DefaultParagraphFont" style:family="text">
      <style:text-properties style:font-name="OpenSymbol" style:font-name-complex="OpenSymbol" fo:color="#000000" fo:font-size="11pt" style:font-size-asian="11pt" style:font-size-complex="11pt"/>
    </style:style>
    <style:style style:name="T36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5" style:parent-style-name="DefaultParagraphFont" style:family="text">
      <style:text-properties style:font-name="OpenSymbol" style:font-name-complex="OpenSymbol" fo:color="#000000" fo:font-size="11pt" style:font-size-asian="11pt" style:font-size-complex="11pt"/>
    </style:style>
    <style:style style:name="T36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7" style:parent-style-name="DefaultParagraphFont" style:family="text">
      <style:text-properties style:font-name="OpenSymbol" style:font-name-complex="OpenSymbol" fo:color="#000000" fo:font-size="11pt" style:font-size-asian="11pt" style:font-size-complex="11pt"/>
    </style:style>
    <style:style style:name="T36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9" style:parent-style-name="DefaultParagraphFont" style:family="text">
      <style:text-properties style:font-name="OpenSymbol" style:font-name-complex="OpenSymbol" fo:color="#000000" fo:font-size="11pt" style:font-size-asian="11pt" style:font-size-complex="11pt"/>
    </style:style>
    <style:style style:name="T37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7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3" style:parent-style-name="DefaultParagraphFont" style:family="text">
      <style:text-properties style:font-name="OpenSymbol" style:font-name-complex="OpenSymbol" fo:color="#000000" fo:font-size="11pt" style:font-size-asian="11pt" style:font-size-complex="11pt"/>
    </style:style>
    <style:style style:name="T37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5" style:parent-style-name="DefaultParagraphFont" style:family="text">
      <style:text-properties style:font-name="OpenSymbol" style:font-name-complex="OpenSymbol" fo:color="#000000" fo:font-size="29.5pt" style:font-size-asian="29.5pt" style:font-size-complex="29.5pt"/>
    </style:style>
    <style:style style:name="P37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7" style:parent-style-name="Standard" style:family="paragraph">
      <style:paragraph-properties fo:text-align="justify" style:writing-mode="rl-tb" fo:margin-left="0in">
        <style:tab-stops/>
      </style:paragraph-properties>
      <style:text-properties style:font-name="Faruma" style:font-name-complex="Faruma" fo:font-size="10pt" style:font-size-asian="10pt" style:font-size-complex="10pt" fo:language="en" fo:country="US"/>
    </style:style>
    <style:style style:name="P378" style:parent-style-name="Standard" style:family="paragraph">
      <style:paragraph-properties fo:text-align="justify" style:writing-mode="rl-tb" fo:margin-left="0in">
        <style:tab-stops/>
      </style:paragraph-properties>
    </style:style>
    <style:style style:name="T37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80" style:parent-style-name="DefaultParagraphFont" style:family="text">
      <style:text-properties style:font-name="Faruma" style:font-name-complex="Faruma" fo:font-size="10pt" style:font-size-asian="10pt" style:font-size-complex="10pt" fo:language="en" fo:country="US"/>
    </style:style>
    <style:style style:name="T38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382" style:parent-style-name="Standard" style:family="paragraph">
      <style:paragraph-properties fo:text-align="justify" style:writing-mode="rl-tb" fo:margin-left="0in">
        <style:tab-stops/>
      </style:paragraph-properties>
    </style:style>
    <style:style style:name="T38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84" style:parent-style-name="DefaultParagraphFont" style:family="text">
      <style:text-properties style:font-name="MV Boli" style:font-name-complex="MV Boli" fo:font-size="10pt" style:font-size-asian="10pt" style:font-size-complex="10pt" fo:language="en" fo:country="US" style:language-complex="dv" style:country-complex="MV"/>
    </style:style>
    <style:style style:name="P385" style:parent-style-name="Standard" style:family="paragraph">
      <style:paragraph-properties fo:text-align="justify" style:writing-mode="rl-tb" fo:margin-left="0in">
        <style:tab-stops/>
      </style:paragraph-properties>
      <style:text-properties style:font-name="MV Boli" style:font-name-complex="MV Boli" fo:font-size="12pt" style:font-size-asian="12pt" fo:language="en" fo:country="US"/>
    </style:style>
    <style:style style:name="P386" style:parent-style-name="Standard" style:family="paragraph">
      <style:paragraph-properties style:writing-mode="rl-tb" fo:margin-left="0in">
        <style:tab-stops/>
      </style:paragraph-properties>
    </style:style>
    <style:style style:name="T387" style:parent-style-name="DefaultParagraphFont" style:family="text">
      <style:text-properties style:font-name="Faruma" style:font-name-complex="Faruma" fo:font-size="12pt" style:font-size-asian="12pt" fo:language="en" fo:country="US" style:language-complex="dv" style:country-complex="MV"/>
    </style:style>
    <style:style style:name="P388" style:parent-style-name="Standard" style:family="paragraph">
      <style:paragraph-properties style:writing-mode="rl-tb" fo:margin-left="0in">
        <style:tab-stops/>
      </style:paragraph-properties>
    </style:style>
    <style:style style:name="T389" style:parent-style-name="DefaultParagraphFont" style:family="text">
      <style:text-properties style:font-name="Faruma" style:font-name-complex="Faruma" fo:font-size="12pt" style:font-size-asian="12pt" fo:language="en" fo:country="US" style:language-complex="dv" style:country-complex="MV"/>
    </style:style>
    <style:style style:name="P39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9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92" style:parent-style-name="Standard" style:family="paragraph">
      <style:paragraph-properties fo:text-align="justify" fo:margin-left="0in" fo:text-indent="0.1965in">
        <style:tab-stops/>
      </style:paragraph-properties>
    </style:style>
    <style:style style:name="T393" style:parent-style-name="DefaultParagraphFont" style:family="text">
      <style:text-properties fo:font-size="10pt" style:font-size-asian="10pt" style:font-size-complex="10pt" fo:language="en" fo:country="US"/>
    </style:style>
    <style:style style:name="T394" style:parent-style-name="DefaultParagraphFont" style:family="text">
      <style:text-properties fo:font-style="italic" style:font-style-asian="italic" style:font-style-complex="italic" fo:font-size="10pt" style:font-size-asian="10pt" style:font-size-complex="10pt" fo:language="en" fo:country="US"/>
    </style:style>
    <style:style style:name="T395" style:parent-style-name="DefaultParagraphFont" style:family="text">
      <style:text-properties fo:font-size="10pt" style:font-size-asian="10pt" style:font-size-complex="10pt" fo:language="en" fo:country="US"/>
    </style:style>
    <style:style style:name="T396" style:parent-style-name="DefaultParagraphFont" style:family="text">
      <style:text-properties fo:font-size="10pt" style:font-size-asian="10pt" style:font-size-complex="10pt" fo:language="en" fo:country="US"/>
    </style:style>
    <style:style style:name="P397"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9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9" style:parent-style-name="Standard" style:family="paragraph">
      <style:paragraph-properties fo:text-align="justify"/>
    </style:style>
    <style:style style:name="T400" style:parent-style-name="DefaultParagraphFont" style:family="text">
      <style:text-properties fo:font-size="10pt" style:font-size-asian="10pt" style:font-size-complex="10pt" fo:language="en" fo:country="US"/>
    </style:style>
    <style:style style:name="T401" style:parent-style-name="DefaultParagraphFont" style:family="text">
      <style:text-properties style:font-name="OpenSymbol" style:font-name-complex="OpenSymbol" fo:color="#000000" fo:font-size="11pt" style:font-size-asian="11pt" style:font-size-complex="11pt"/>
    </style:style>
    <style:style style:name="T40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40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07" style:parent-style-name="Standard" style:family="paragraph">
      <style:paragraph-properties fo:text-align="justify"/>
    </style:style>
    <style:style style:name="T408" style:parent-style-name="DefaultParagraphFont" style:family="text">
      <style:text-properties fo:font-size="10pt" style:font-size-asian="10pt" style:font-size-complex="10pt" fo:language="en" fo:country="US"/>
    </style:style>
    <style:style style:name="T409" style:parent-style-name="DefaultParagraphFont" style:family="text">
      <style:text-properties style:font-name="OpenSymbol" style:font-name-complex="OpenSymbol" fo:color="#000000" fo:font-size="16pt" style:font-size-asian="16pt" style:font-size-complex="16pt"/>
    </style:style>
    <style:style style:name="T41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1" style:parent-style-name="DefaultParagraphFont" style:family="text">
      <style:text-properties style:font-name="OpenSymbol" style:font-name-complex="OpenSymbol" fo:color="#000000" fo:font-size="6.5pt" style:font-size-asian="6.5pt" style:font-size-complex="6.5pt"/>
    </style:style>
    <style:style style:name="T412" style:parent-style-name="DefaultParagraphFont" style:family="text">
      <style:text-properties style:font-name-complex="Times New Roman" fo:color="#000000" fo:font-size="6.5pt" style:font-size-asian="6.5pt" style:font-size-complex="6.5pt"/>
    </style:style>
    <style:style style:name="T413" style:parent-style-name="DefaultParagraphFont" style:family="text">
      <style:text-properties style:font-name="OpenSymbol" style:font-name-complex="OpenSymbol" fo:color="#000000" fo:font-size="6.5pt" style:font-size-asian="6.5pt" style:font-size-complex="6.5pt"/>
    </style:style>
    <style:style style:name="T414" style:parent-style-name="DefaultParagraphFont" style:family="text">
      <style:text-properties style:font-name="OpenSymbol" style:font-name-complex="OpenSymbol" fo:color="#000000" fo:font-size="11pt" style:font-size-asian="11pt" style:font-size-complex="11pt"/>
    </style:style>
    <style:style style:name="T41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1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7" style:parent-style-name="DefaultParagraphFont" style:family="text">
      <style:text-properties style:font-name="OpenSymbol" style:font-name-complex="OpenSymbol" fo:color="#000000" fo:font-size="6.5pt" style:font-size-asian="6.5pt" style:font-size-complex="6.5pt"/>
    </style:style>
    <style:style style:name="T41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9" style:parent-style-name="DefaultParagraphFont" style:family="text">
      <style:text-properties style:font-name="OpenSymbol" style:font-name-complex="OpenSymbol" fo:color="#000000" fo:font-size="11pt" style:font-size-asian="11pt" style:font-size-complex="11pt"/>
    </style:style>
    <style:style style:name="T420" style:parent-style-name="DefaultParagraphFont" style:family="text">
      <style:text-properties style:font-name="OpenSymbol" style:font-name-complex="OpenSymbol" fo:color="#000000" fo:font-size="11pt" style:font-size-asian="11pt" style:font-size-complex="11pt"/>
    </style:style>
    <style:style style:name="T421" style:parent-style-name="DefaultParagraphFont" style:family="text">
      <style:text-properties style:font-name="OpenSymbol" style:font-name-complex="OpenSymbol" fo:color="#000000" fo:font-size="29.5pt" style:font-size-asian="29.5pt" style:font-size-complex="29.5pt"/>
    </style:style>
    <style:style style:name="T422" style:parent-style-name="DefaultParagraphFont" style:family="text">
      <style:text-properties style:font-name="OpenSymbol" style:font-name-complex="OpenSymbol" fo:color="#000000" fo:font-size="11pt" style:font-size-asian="11pt" style:font-size-complex="11pt"/>
    </style:style>
    <style:style style:name="T42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4" style:parent-style-name="DefaultParagraphFont" style:family="text">
      <style:text-properties style:font-name="OpenSymbol" style:font-name-complex="OpenSymbol" fo:color="#000000" fo:font-size="11pt" style:font-size-asian="11pt" style:font-size-complex="11pt"/>
    </style:style>
    <style:style style:name="T42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26" style:parent-style-name="DefaultParagraphFont" style:family="text">
      <style:text-properties style:font-name="OpenSymbol" style:font-name-complex="OpenSymbol" fo:color="#000000" fo:font-size="11pt" style:font-size-asian="11pt" style:font-size-complex="11pt"/>
    </style:style>
    <style:style style:name="T427" style:parent-style-name="DefaultParagraphFont" style:family="text">
      <style:text-properties style:font-name="OpenSymbol" style:font-name-complex="OpenSymbol" fo:color="#000000" fo:font-size="6.5pt" style:font-size-asian="6.5pt" style:font-size-complex="6.5pt"/>
    </style:style>
    <style:style style:name="T42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29" style:parent-style-name="DefaultParagraphFont" style:family="text">
      <style:text-properties style:font-name="OpenSymbol" style:font-name-complex="OpenSymbol" fo:color="#000000" fo:font-size="6.5pt" style:font-size-asian="6.5pt" style:font-size-complex="6.5pt"/>
    </style:style>
    <style:style style:name="T43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1" style:parent-style-name="DefaultParagraphFont" style:family="text">
      <style:text-properties style:font-name="OpenSymbol" style:font-name-complex="OpenSymbol" fo:color="#000000" fo:font-size="6.5pt" style:font-size-asian="6.5pt" style:font-size-complex="6.5pt"/>
    </style:style>
    <style:style style:name="T43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3" style:parent-style-name="DefaultParagraphFont" style:family="text">
      <style:text-properties style:font-name="OpenSymbol" style:font-name-complex="OpenSymbol" fo:color="#000000" fo:font-size="11pt" style:font-size-asian="11pt" style:font-size-complex="11pt"/>
    </style:style>
    <style:style style:name="T43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5" style:parent-style-name="DefaultParagraphFont" style:family="text">
      <style:text-properties style:font-name-complex="Times New Roman" fo:color="#000000" fo:font-size="11pt" style:font-size-asian="11pt" style:font-size-complex="11pt"/>
    </style:style>
    <style:style style:name="T43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7" style:parent-style-name="DefaultParagraphFont" style:family="text">
      <style:text-properties style:font-name="OpenSymbol" style:font-name-complex="OpenSymbol" fo:color="#000000" fo:font-size="11pt" style:font-size-asian="11pt" style:font-size-complex="11pt"/>
    </style:style>
    <style:style style:name="T43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9" style:parent-style-name="DefaultParagraphFont" style:family="text">
      <style:text-properties style:font-name="OpenSymbol" style:font-name-complex="OpenSymbol" fo:color="#000000" fo:font-size="29.5pt" style:font-size-asian="29.5pt" style:font-size-complex="29.5pt"/>
    </style:style>
    <style:style style:name="P44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3" style:parent-style-name="Standard" style:family="paragraph">
      <style:paragraph-properties fo:text-align="justify"/>
    </style:style>
    <style:style style:name="T444" style:parent-style-name="DefaultParagraphFont" style:family="text">
      <style:text-properties fo:font-size="10pt" style:font-size-asian="10pt" style:font-size-complex="10pt" fo:language="en" fo:country="US"/>
    </style:style>
    <style:style style:name="T445" style:parent-style-name="DefaultParagraphFont" style:family="text">
      <style:text-properties style:font-name-complex="Times New Roman" fo:color="#000000" fo:font-size="11pt" style:font-size-asian="11pt" style:font-size-complex="11pt"/>
    </style:style>
    <style:style style:name="T446" style:parent-style-name="DefaultParagraphFont" style:family="text">
      <style:text-properties style:font-name="OpenSymbol" style:font-name-complex="OpenSymbol" fo:color="#000000" fo:font-size="11pt" style:font-size-asian="11pt" style:font-size-complex="11pt"/>
    </style:style>
    <style:style style:name="T447" style:parent-style-name="DefaultParagraphFont" style:family="text">
      <style:text-properties style:font-name="OpenSymbol" style:font-name-complex="OpenSymbol" fo:color="#000000" fo:font-size="16pt" style:font-size-asian="16pt" style:font-size-complex="16pt"/>
    </style:style>
    <style:style style:name="T44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9" style:parent-style-name="DefaultParagraphFont" style:family="text">
      <style:text-properties style:font-name="OpenSymbol" style:font-name-complex="OpenSymbol" fo:color="#000000" fo:font-size="6.5pt" style:font-size-asian="6.5pt" style:font-size-complex="6.5pt"/>
    </style:style>
    <style:style style:name="T450" style:parent-style-name="DefaultParagraphFont" style:family="text">
      <style:text-properties style:font-name-complex="Times New Roman" fo:color="#000000" fo:font-size="6.5pt" style:font-size-asian="6.5pt" style:font-size-complex="6.5pt"/>
    </style:style>
    <style:style style:name="T45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2" style:parent-style-name="DefaultParagraphFont" style:family="text">
      <style:text-properties style:font-name="OpenSymbol" style:font-name-complex="OpenSymbol" fo:color="#000000" fo:font-size="11pt" style:font-size-asian="11pt" style:font-size-complex="11pt"/>
    </style:style>
    <style:style style:name="T45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5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5" style:parent-style-name="DefaultParagraphFont" style:family="text">
      <style:text-properties style:font-name="OpenSymbol" style:font-name-complex="OpenSymbol" fo:color="#000000" fo:font-size="6.5pt" style:font-size-asian="6.5pt" style:font-size-complex="6.5pt"/>
    </style:style>
    <style:style style:name="T45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57" style:parent-style-name="DefaultParagraphFont" style:family="text">
      <style:text-properties style:font-name="OpenSymbol" style:font-name-complex="OpenSymbol" fo:color="#000000" fo:font-size="11pt" style:font-size-asian="11pt" style:font-size-complex="11pt"/>
    </style:style>
    <style:style style:name="T458" style:parent-style-name="DefaultParagraphFont" style:family="text">
      <style:text-properties style:font-name="OpenSymbol" style:font-name-complex="OpenSymbol" fo:color="#000000" fo:font-size="14.5pt" style:font-size-asian="14.5pt" style:font-size-complex="14.5pt"/>
    </style:style>
    <style:style style:name="T459" style:parent-style-name="DefaultParagraphFont" style:family="text">
      <style:text-properties style:font-name-complex="Times New Roman" fo:color="#000000" fo:font-size="11pt" style:font-size-asian="11pt" style:font-size-complex="11pt"/>
    </style:style>
    <style:style style:name="T460" style:parent-style-name="DefaultParagraphFont" style:family="text">
      <style:text-properties style:font-name="OpenSymbol" style:font-name-complex="OpenSymbol" fo:color="#000000" fo:font-size="11pt" style:font-size-asian="11pt" style:font-size-complex="11pt"/>
    </style:style>
    <style:style style:name="T46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2" style:parent-style-name="DefaultParagraphFont" style:family="text">
      <style:text-properties style:font-name="OpenSymbol" style:font-name-complex="OpenSymbol" fo:color="#000000" fo:font-size="11pt" style:font-size-asian="11pt" style:font-size-complex="11pt"/>
    </style:style>
    <style:style style:name="T46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64" style:parent-style-name="DefaultParagraphFont" style:family="text">
      <style:text-properties style:font-name="OpenSymbol" style:font-name-complex="OpenSymbol" fo:color="#000000" fo:font-size="11pt" style:font-size-asian="11pt" style:font-size-complex="11pt"/>
    </style:style>
    <style:style style:name="T465" style:parent-style-name="DefaultParagraphFont" style:family="text">
      <style:text-properties style:font-name="OpenSymbol" style:font-name-complex="OpenSymbol" fo:color="#000000" fo:font-size="6.5pt" style:font-size-asian="6.5pt" style:font-size-complex="6.5pt"/>
    </style:style>
    <style:style style:name="T46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67" style:parent-style-name="DefaultParagraphFont" style:family="text">
      <style:text-properties style:font-name="OpenSymbol" style:font-name-complex="OpenSymbol" fo:color="#000000" fo:font-size="6.5pt" style:font-size-asian="6.5pt" style:font-size-complex="6.5pt"/>
    </style:style>
    <style:style style:name="T46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69" style:parent-style-name="DefaultParagraphFont" style:family="text">
      <style:text-properties style:font-name="OpenSymbol" style:font-name-complex="OpenSymbol" fo:color="#000000" fo:font-size="6.5pt" style:font-size-asian="6.5pt" style:font-size-complex="6.5pt"/>
    </style:style>
    <style:style style:name="T470" style:parent-style-name="DefaultParagraphFont" style:family="text">
      <style:text-properties style:font-name="OpenSymbol" style:font-name-complex="OpenSymbol" fo:color="#000000" fo:font-size="14.5pt" style:font-size-asian="14.5pt" style:font-size-complex="14.5pt"/>
    </style:style>
    <style:style style:name="P47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4" style:parent-style-name="Standard" style:family="paragraph">
      <style:paragraph-properties fo:text-align="justify"/>
    </style:style>
    <style:style style:name="T475" style:parent-style-name="DefaultParagraphFont" style:family="text">
      <style:text-properties fo:font-size="10pt" style:font-size-asian="10pt" style:font-size-complex="10pt" fo:language="en" fo:country="US"/>
    </style:style>
    <style:style style:name="T476" style:parent-style-name="DefaultParagraphFont" style:family="text">
      <style:text-properties style:font-name="Courier New" style:font-name-complex="Courier New" fo:color="#000000" fo:font-size="8pt" style:font-size-asian="8pt" style:font-size-complex="8pt"/>
    </style:style>
    <style:style style:name="T477" style:parent-style-name="DefaultParagraphFont" style:family="text">
      <style:text-properties style:font-name="Courier New" style:font-name-complex="Courier New" fo:color="#000000" fo:font-size="8pt" style:font-size-asian="8pt" style:font-size-complex="8pt"/>
    </style:style>
    <style:style style:name="T478" style:parent-style-name="DefaultParagraphFont" style:family="text">
      <style:text-properties style:font-name="Courier New" style:font-name-complex="Courier New" fo:color="#000000" fo:font-size="8pt" style:font-size-asian="8pt" style:font-size-complex="8pt"/>
    </style:style>
    <style:style style:name="T479" style:parent-style-name="DefaultParagraphFont" style:family="text">
      <style:text-properties style:font-name="Courier New" style:font-name-complex="Courier New" fo:color="#000000" fo:font-size="8pt" style:font-size-asian="8pt" style:font-size-complex="8pt"/>
    </style:style>
    <style:style style:name="T480" style:parent-style-name="DefaultParagraphFont" style:family="text">
      <style:text-properties style:font-name="Courier New" style:font-name-complex="Courier New" fo:color="#000000" fo:font-size="8pt" style:font-size-asian="8pt" style:font-size-complex="8pt"/>
    </style:style>
    <style:style style:name="T481" style:parent-style-name="DefaultParagraphFont" style:family="text">
      <style:text-properties style:font-name="Courier New" style:font-name-complex="Courier New" fo:color="#000000" fo:font-size="8pt" style:font-size-asian="8pt" style:font-size-complex="8pt"/>
    </style:style>
    <style:style style:name="T482" style:parent-style-name="DefaultParagraphFont" style:family="text">
      <style:text-properties style:font-name="Courier New" style:font-name-complex="Courier New" fo:color="#000000" fo:font-size="8pt" style:font-size-asian="8pt" style:font-size-complex="8pt"/>
    </style:style>
    <style:style style:name="T483" style:parent-style-name="DefaultParagraphFont" style:family="text">
      <style:text-properties style:font-name="Courier New" style:font-name-complex="Courier New" fo:color="#000000" fo:font-size="8pt" style:font-size-asian="8pt" style:font-size-complex="8pt"/>
    </style:style>
    <style:style style:name="T484" style:parent-style-name="DefaultParagraphFont" style:family="text">
      <style:text-properties style:font-name="Courier New" style:font-name-complex="Courier New" fo:color="#000000" fo:font-size="8pt" style:font-size-asian="8pt" style:font-size-complex="8pt"/>
    </style:style>
    <style:style style:name="T485" style:parent-style-name="DefaultParagraphFont" style:family="text">
      <style:text-properties style:font-name="Courier New" style:font-name-complex="Courier New" fo:color="#000000" fo:font-size="8pt" style:font-size-asian="8pt" style:font-size-complex="8pt"/>
    </style:style>
    <style:style style:name="T486" style:parent-style-name="DefaultParagraphFont" style:family="text">
      <style:text-properties style:font-name="Courier New" style:font-name-complex="Courier New" fo:color="#000000" fo:font-size="8pt" style:font-size-asian="8pt" style:font-size-complex="8pt"/>
    </style:style>
    <style:style style:name="T487" style:parent-style-name="DefaultParagraphFont" style:family="text">
      <style:text-properties style:font-name="Courier New" style:font-name-complex="Courier New" fo:color="#000000" fo:font-size="8pt" style:font-size-asian="8pt" style:font-size-complex="8pt"/>
    </style:style>
    <style:style style:name="T488" style:parent-style-name="DefaultParagraphFont" style:family="text">
      <style:text-properties style:font-name="Courier New" style:font-name-complex="Courier New" fo:color="#000000" fo:font-size="8pt" style:font-size-asian="8pt" style:font-size-complex="8pt"/>
    </style:style>
    <style:style style:name="T489" style:parent-style-name="DefaultParagraphFont" style:family="text">
      <style:text-properties style:font-name="Courier New" style:font-name-complex="Courier New" fo:color="#000000" fo:font-size="8pt" style:font-size-asian="8pt" style:font-size-complex="8pt"/>
    </style:style>
    <style:style style:name="T490" style:parent-style-name="DefaultParagraphFont" style:family="text">
      <style:text-properties style:font-name="Courier New" style:font-name-complex="Courier New" fo:color="#000000" fo:font-size="8pt" style:font-size-asian="8pt" style:font-size-complex="8pt"/>
    </style:style>
    <style:style style:name="T491" style:parent-style-name="DefaultParagraphFont" style:family="text">
      <style:text-properties style:font-name="Courier New" style:font-name-complex="Courier New" fo:color="#000000" fo:font-size="8pt" style:font-size-asian="8pt" style:font-size-complex="8pt"/>
    </style:style>
    <style:style style:name="P49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95" style:parent-style-name="Standard" style:family="paragraph">
      <style:paragraph-properties fo:text-align="justify"/>
    </style:style>
    <style:style style:name="T496" style:parent-style-name="DefaultParagraphFont" style:family="text">
      <style:text-properties fo:font-size="10pt" style:font-size-asian="10pt" style:font-size-complex="10pt" fo:language="en" fo:country="US"/>
    </style:style>
    <style:style style:name="T497" style:parent-style-name="DefaultParagraphFont" style:family="text">
      <style:text-properties style:font-name="Courier New" style:font-name-complex="Courier New" fo:color="#000000" fo:font-size="8pt" style:font-size-asian="8pt" style:font-size-complex="8pt"/>
    </style:style>
    <style:style style:name="T498" style:parent-style-name="DefaultParagraphFont" style:family="text">
      <style:text-properties style:font-name="Courier New" style:font-name-complex="Courier New" fo:color="#000000" fo:font-size="8pt" style:font-size-asian="8pt" style:font-size-complex="8pt"/>
    </style:style>
    <style:style style:name="T499" style:parent-style-name="DefaultParagraphFont" style:family="text">
      <style:text-properties style:font-name="Courier New" style:font-name-complex="Courier New" fo:color="#000000" fo:font-size="8pt" style:font-size-asian="8pt" style:font-size-complex="8pt"/>
    </style:style>
    <style:style style:name="T500" style:parent-style-name="DefaultParagraphFont" style:family="text">
      <style:text-properties style:font-name="Courier New" style:font-name-complex="Courier New" fo:color="#000000" fo:font-size="8pt" style:font-size-asian="8pt" style:font-size-complex="8pt"/>
    </style:style>
    <style:style style:name="T501" style:parent-style-name="DefaultParagraphFont" style:family="text">
      <style:text-properties style:font-name="Courier New" style:font-name-complex="Courier New" fo:color="#000000" fo:font-size="8pt" style:font-size-asian="8pt" style:font-size-complex="8pt"/>
    </style:style>
    <style:style style:name="T502" style:parent-style-name="DefaultParagraphFont" style:family="text">
      <style:text-properties style:font-name="Courier New" style:font-name-complex="Courier New" fo:color="#000000" fo:font-size="8pt" style:font-size-asian="8pt" style:font-size-complex="8pt"/>
    </style:style>
    <style:style style:name="T503" style:parent-style-name="DefaultParagraphFont" style:family="text">
      <style:text-properties style:font-name="Courier New" style:font-name-complex="Courier New" fo:color="#000000" fo:font-size="8pt" style:font-size-asian="8pt" style:font-size-complex="8pt"/>
    </style:style>
    <style:style style:name="T504" style:parent-style-name="DefaultParagraphFont" style:family="text">
      <style:text-properties style:font-name="Courier New" style:font-name-complex="Courier New" fo:color="#000000" fo:font-size="8pt" style:font-size-asian="8pt" style:font-size-complex="8pt"/>
    </style:style>
    <style:style style:name="T505" style:parent-style-name="DefaultParagraphFont" style:family="text">
      <style:text-properties style:font-name="Courier New" style:font-name-complex="Courier New" fo:color="#000000" fo:font-size="8pt" style:font-size-asian="8pt" style:font-size-complex="8pt"/>
    </style:style>
    <style:style style:name="T506" style:parent-style-name="DefaultParagraphFont" style:family="text">
      <style:text-properties style:font-name="Courier New" style:font-name-complex="Courier New" fo:color="#000000" fo:font-size="8pt" style:font-size-asian="8pt" style:font-size-complex="8pt"/>
    </style:style>
    <style:style style:name="T507" style:parent-style-name="DefaultParagraphFont" style:family="text">
      <style:text-properties style:font-name="Courier New" style:font-name-complex="Courier New" fo:color="#000000" fo:font-size="8pt" style:font-size-asian="8pt" style:font-size-complex="8pt"/>
    </style:style>
    <style:style style:name="T508" style:parent-style-name="DefaultParagraphFont" style:family="text">
      <style:text-properties style:font-name="Courier New" style:font-name-complex="Courier New" fo:color="#000000" fo:font-size="8pt" style:font-size-asian="8pt" style:font-size-complex="8pt"/>
    </style:style>
    <style:style style:name="T509" style:parent-style-name="DefaultParagraphFont" style:family="text">
      <style:text-properties style:font-name="Courier New" style:font-name-complex="Courier New" fo:color="#000000" fo:font-size="8pt" style:font-size-asian="8pt" style:font-size-complex="8pt"/>
    </style:style>
    <style:style style:name="T510" style:parent-style-name="DefaultParagraphFont" style:family="text">
      <style:text-properties style:font-name="Courier New" style:font-name-complex="Courier New" fo:color="#000000" fo:font-size="8pt" style:font-size-asian="8pt" style:font-size-complex="8pt"/>
    </style:style>
    <style:style style:name="T511" style:parent-style-name="DefaultParagraphFont" style:family="text">
      <style:text-properties style:font-name="Courier New" style:font-name-complex="Courier New" fo:color="#000000" fo:font-size="8pt" style:font-size-asian="8pt" style:font-size-complex="8pt"/>
    </style:style>
    <style:style style:name="T512" style:parent-style-name="DefaultParagraphFont" style:family="text">
      <style:text-properties style:font-name="Courier New" style:font-name-complex="Courier New" fo:color="#000000" fo:font-size="8pt" style:font-size-asian="8pt" style:font-size-complex="8pt"/>
    </style:style>
    <style:style style:name="T513" style:parent-style-name="DefaultParagraphFont" style:family="text">
      <style:text-properties style:font-name="Courier New" style:font-name-complex="Courier New" fo:color="#000000" fo:font-size="8pt" style:font-size-asian="8pt" style:font-size-complex="8pt"/>
    </style:style>
    <style:style style:name="T514" style:parent-style-name="DefaultParagraphFont" style:family="text">
      <style:text-properties style:font-name="Courier New" style:font-name-complex="Courier New" fo:color="#000000" fo:font-size="8pt" style:font-size-asian="8pt" style:font-size-complex="8pt"/>
    </style:style>
    <style:style style:name="T515" style:parent-style-name="DefaultParagraphFont" style:family="text">
      <style:text-properties style:font-name="Courier New" style:font-name-complex="Courier New" fo:color="#000000" fo:font-size="8pt" style:font-size-asian="8pt" style:font-size-complex="8pt"/>
    </style:style>
    <style:style style:name="T516" style:parent-style-name="DefaultParagraphFont" style:family="text">
      <style:text-properties style:font-name="Courier New" style:font-name-complex="Courier New" fo:color="#000000" fo:font-size="8pt" style:font-size-asian="8pt" style:font-size-complex="8pt"/>
    </style:style>
    <style:style style:name="T517" style:parent-style-name="DefaultParagraphFont" style:family="text">
      <style:text-properties style:font-name="Courier New" style:font-name-complex="Courier New" fo:color="#000000" fo:font-size="8pt" style:font-size-asian="8pt" style:font-size-complex="8pt"/>
    </style:style>
    <style:style style:name="T518" style:parent-style-name="DefaultParagraphFont" style:family="text">
      <style:text-properties style:font-name="Courier New" style:font-name-complex="Courier New" fo:color="#000000" fo:font-size="8pt" style:font-size-asian="8pt" style:font-size-complex="8pt"/>
    </style:style>
    <style:style style:name="T519" style:parent-style-name="DefaultParagraphFont" style:family="text">
      <style:text-properties style:font-name="Courier New" style:font-name-complex="Courier New" fo:color="#000000" fo:font-size="8pt" style:font-size-asian="8pt" style:font-size-complex="8pt"/>
    </style:style>
    <style:style style:name="T520" style:parent-style-name="DefaultParagraphFont" style:family="text">
      <style:text-properties style:font-name="Courier New" style:font-name-complex="Courier New" fo:color="#000000" fo:font-size="8pt" style:font-size-asian="8pt" style:font-size-complex="8pt"/>
    </style:style>
    <style:style style:name="P52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24" style:parent-style-name="Standard" style:family="paragraph">
      <style:paragraph-properties fo:text-align="justify"/>
    </style:style>
    <style:style style:name="T525" style:parent-style-name="DefaultParagraphFont" style:family="text">
      <style:text-properties fo:font-size="10pt" style:font-size-asian="10pt" style:font-size-complex="10pt" fo:language="en" fo:country="US"/>
    </style:style>
    <style:style style:name="T526" style:parent-style-name="DefaultParagraphFont" style:family="text">
      <style:text-properties style:font-name="Courier New" style:font-name-complex="Courier New" fo:color="#000000" fo:font-size="8pt" style:font-size-asian="8pt" style:font-size-complex="8pt"/>
    </style:style>
    <style:style style:name="T527" style:parent-style-name="DefaultParagraphFont" style:family="text">
      <style:text-properties style:font-name="Courier New" style:font-name-complex="Courier New" fo:color="#000000" fo:font-size="8pt" style:font-size-asian="8pt" style:font-size-complex="8pt"/>
    </style:style>
    <style:style style:name="T528" style:parent-style-name="DefaultParagraphFont" style:family="text">
      <style:text-properties style:font-name="Courier New" style:font-name-complex="Courier New" fo:color="#000000" fo:font-size="8pt" style:font-size-asian="8pt" style:font-size-complex="8pt"/>
    </style:style>
    <style:style style:name="T529" style:parent-style-name="DefaultParagraphFont" style:family="text">
      <style:text-properties style:font-name="Courier New" style:font-name-complex="Courier New" fo:color="#000000" fo:font-size="8pt" style:font-size-asian="8pt" style:font-size-complex="8pt"/>
    </style:style>
    <style:style style:name="T530" style:parent-style-name="DefaultParagraphFont" style:family="text">
      <style:text-properties style:font-name="Courier New" style:font-name-complex="Courier New" fo:color="#000000" fo:font-size="8pt" style:font-size-asian="8pt" style:font-size-complex="8pt"/>
    </style:style>
    <style:style style:name="T531" style:parent-style-name="DefaultParagraphFont" style:family="text">
      <style:text-properties style:font-name="Courier New" style:font-name-complex="Courier New" fo:color="#000000" fo:font-size="8pt" style:font-size-asian="8pt" style:font-size-complex="8pt"/>
    </style:style>
    <style:style style:name="T532" style:parent-style-name="DefaultParagraphFont" style:family="text">
      <style:text-properties style:font-name="Courier New" style:font-name-complex="Courier New" fo:color="#000000" fo:font-size="8pt" style:font-size-asian="8pt" style:font-size-complex="8pt"/>
    </style:style>
    <style:style style:name="T533" style:parent-style-name="DefaultParagraphFont" style:family="text">
      <style:text-properties style:font-name="Courier New" style:font-name-complex="Courier New" fo:color="#000000" fo:font-size="8pt" style:font-size-asian="8pt" style:font-size-complex="8pt"/>
    </style:style>
    <style:style style:name="T534" style:parent-style-name="DefaultParagraphFont" style:family="text">
      <style:text-properties style:font-name="Courier New" style:font-name-complex="Courier New" fo:color="#000000" fo:font-size="8pt" style:font-size-asian="8pt" style:font-size-complex="8pt"/>
    </style:style>
    <style:style style:name="P535"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36" style:parent-style-name="Standard" style:family="paragraph">
      <style:paragraph-properties fo:text-align="justify" fo:margin-left="0in">
        <style:tab-stops/>
      </style:paragraph-properties>
    </style:style>
    <style:style style:name="T537" style:parent-style-name="DefaultParagraphFont" style:family="text">
      <style:text-properties fo:font-size="10pt" style:font-size-asian="10pt" style:font-size-complex="10pt" fo:language="en" fo:country="US"/>
    </style:style>
    <style:style style:name="T538" style:parent-style-name="DefaultParagraphFont" style:family="text">
      <style:text-properties fo:font-style="italic" style:font-style-asian="italic" style:font-style-complex="italic" fo:font-size="10pt" style:font-size-asian="10pt" style:font-size-complex="10pt" fo:language="en" fo:country="US"/>
    </style:style>
    <style:style style:name="T539" style:parent-style-name="DefaultParagraphFont" style:family="text">
      <style:text-properties fo:font-size="10pt" style:font-size-asian="10pt" style:font-size-complex="10pt" fo:language="en" fo:country="US"/>
    </style:style>
    <style:style style:name="T540" style:parent-style-name="DefaultParagraphFont" style:family="text">
      <style:text-properties fo:font-style="italic" style:font-style-asian="italic" style:font-style-complex="italic" fo:font-size="10pt" style:font-size-asian="10pt" style:font-size-complex="10pt" fo:language="en" fo:country="US"/>
    </style:style>
    <style:style style:name="T541" style:parent-style-name="DefaultParagraphFont" style:family="text">
      <style:text-properties fo:font-size="10pt" style:font-size-asian="10pt" style:font-size-complex="10pt" fo:language="en" fo:country="US"/>
    </style:style>
    <style:style style:name="T542" style:parent-style-name="DefaultParagraphFont" style:family="text">
      <style:text-properties fo:font-style="italic" style:font-style-asian="italic" style:font-style-complex="italic" fo:font-size="10pt" style:font-size-asian="10pt" style:font-size-complex="10pt" fo:language="en" fo:country="US"/>
    </style:style>
    <style:style style:name="T543" style:parent-style-name="DefaultParagraphFont" style:family="text">
      <style:text-properties fo:font-size="10pt" style:font-size-asian="10pt" style:font-size-complex="10pt" fo:language="en" fo:country="US"/>
    </style:style>
    <style:style style:name="T544" style:parent-style-name="DefaultParagraphFont" style:family="text">
      <style:text-properties fo:font-style="italic" style:font-style-asian="italic" style:font-style-complex="italic" fo:font-size="10pt" style:font-size-asian="10pt" style:font-size-complex="10pt" fo:language="en" fo:country="US"/>
    </style:style>
    <style:style style:name="T545" style:parent-style-name="DefaultParagraphFont" style:family="text">
      <style:text-properties fo:font-size="10pt" style:font-size-asian="10pt" style:font-size-complex="10pt" fo:language="en" fo:country="US"/>
    </style:style>
    <style:style style:name="T546" style:parent-style-name="DefaultParagraphFont" style:family="text">
      <style:text-properties fo:font-style="italic" style:font-style-asian="italic" style:font-style-complex="italic" fo:font-size="10pt" style:font-size-asian="10pt" style:font-size-complex="10pt" fo:language="en" fo:country="US"/>
    </style:style>
    <style:style style:name="T547" style:parent-style-name="DefaultParagraphFont" style:family="text">
      <style:text-properties fo:font-size="10pt" style:font-size-asian="10pt" style:font-size-complex="10pt" fo:language="en" fo:country="US"/>
    </style:style>
    <style:style style:name="T548" style:parent-style-name="DefaultParagraphFont" style:family="text">
      <style:text-properties fo:font-style="italic" style:font-style-asian="italic" style:font-style-complex="italic" fo:font-size="10pt" style:font-size-asian="10pt" style:font-size-complex="10pt" fo:language="en" fo:country="US"/>
    </style:style>
    <style:style style:name="T549" style:parent-style-name="DefaultParagraphFont" style:family="text">
      <style:text-properties fo:font-size="10pt" style:font-size-asian="10pt" style:font-size-complex="10pt" fo:language="en" fo:country="US"/>
    </style:style>
    <style:style style:name="P55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5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5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53" style:parent-style-name="Standard" style:family="paragraph">
      <style:paragraph-properties fo:margin-top="0.0395in" fo:margin-bottom="0.0395in" fo:margin-left="0.3541in" fo:text-indent="-0.1965in">
        <style:tab-stops/>
      </style:paragraph-properties>
      <style:text-properties fo:font-size="9pt" style:font-size-asian="9pt" style:font-size-complex="9pt" fo:language="en" fo:country="US"/>
    </style:style>
    <style:style style:name="P554" style:parent-style-name="Standard" style:family="paragraph">
      <style:paragraph-properties fo:margin-top="0.0395in" fo:margin-bottom="0.0395in" fo:margin-left="0.3541in">
        <style:tab-stops/>
      </style:paragraph-propertie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style="italic" style:font-style-asian="italic" style:font-style-complex="italic"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P558" style:parent-style-name="Standard" style:family="paragraph">
      <style:paragraph-properties fo:margin-top="0.0395in" fo:margin-bottom="0.0395in" fo:margin-left="0.3541in">
        <style:tab-stops/>
      </style:paragraph-propertie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style="italic" style:font-style-asian="italic" style:font-style-complex="italic"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P562" style:parent-style-name="Standard" style:family="paragraph">
      <style:paragraph-properties fo:margin-top="0.0395in" fo:margin-bottom="0.0395in" fo:margin-left="0.3541in">
        <style:tab-stops/>
      </style:paragraph-propertie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fo:font-style="italic" style:font-style-asian="italic" style:font-style-complex="italic" fo:font-size="9pt" style:font-size-asian="9pt" style:font-size-complex="9pt" fo:language="en" fo:country="US"/>
    </style:style>
    <style:style style:name="T565" style:parent-style-name="DefaultParagraphFont" style:family="text">
      <style:text-properties fo:font-size="9pt" style:font-size-asian="9pt" style:font-size-complex="9pt" fo:language="en" fo:country="US"/>
    </style:style>
    <style:style style:name="P566" style:parent-style-name="Standard" style:family="paragraph">
      <style:paragraph-properties fo:margin-top="0.0395in" fo:margin-bottom="0.0395in" fo:margin-left="0.3541in">
        <style:tab-stops/>
      </style:paragraph-propertie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style="italic" style:font-style-asian="italic" style:font-style-complex="italic"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P570" style:parent-style-name="Standard" style:family="paragraph">
      <style:paragraph-properties fo:margin-top="0.0395in" fo:margin-bottom="0.0395in" fo:margin-left="0.3541in">
        <style:tab-stops/>
      </style:paragraph-propertie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style="italic" style:font-style-asian="italic" fo:font-size="9pt" style:font-size-asian="9pt" style:font-size-complex="9pt" fo:language="en" fo:country="US"/>
    </style:style>
    <style:style style:name="T574" style:parent-style-name="DefaultParagraphFont" style:family="text">
      <style:text-properties fo:font-size="9pt" style:font-size-asian="9pt" style:font-size-complex="9pt" fo:language="en" fo:country="US"/>
    </style:style>
    <style:style style:name="T575" style:parent-style-name="DefaultParagraphFont" style:family="text">
      <style:text-properties fo:font-style="italic" style:font-style-asian="italic" fo:font-size="9pt" style:font-size-asian="9pt" style:font-size-complex="9pt" fo:language="en" fo:country="US"/>
    </style:style>
    <style:style style:name="T576" style:parent-style-name="DefaultParagraphFont" style:family="text">
      <style:text-properties fo:font-size="9pt" style:font-size-asian="9pt" style:font-size-complex="9pt" fo:language="en" fo:country="US"/>
    </style:style>
    <style:style style:name="P577" style:parent-style-name="Standard" style:family="paragraph">
      <style:paragraph-properties fo:margin-top="0.0395in" fo:margin-bottom="0.0395in" fo:margin-left="0.3541in">
        <style:tab-stops/>
      </style:paragraph-propertie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fo:font-style="italic" style:font-style-asian="italic" style:font-style-complex="italic" fo:font-size="9pt" style:font-size-asian="9pt" style:font-size-complex="9pt" fo:language="en" fo:country="US"/>
    </style:style>
    <style:style style:name="T580" style:parent-style-name="DefaultParagraphFont" style:family="text">
      <style:text-properties fo:font-size="9pt" style:font-size-asian="9pt" style:font-size-complex="9pt" fo:language="en" fo:country="US"/>
    </style:style>
    <style:style style:name="P581" style:parent-style-name="Standard" style:family="paragraph">
      <style:paragraph-properties fo:margin-top="0.0395in" fo:margin-bottom="0.0395in" fo:margin-left="0.3541in">
        <style:tab-stops/>
      </style:paragraph-properties>
    </style:style>
    <style:style style:name="T582"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 ނާއިލާ އާސިރު</text:span><text:span text:style-name="T20"><text:s/></text:span></text:p>
      <text:p text:style-name="P21"/>
      <text:p text:style-name="P22"><text:span text:style-name="T23">އެބްސްޓްރެކްޓް:<text:s/></text:span><text:span text:style-name="T24">ހަމައެކަނި ދެ</text:span><text:span text:style-name="T25">ފަ</text:span><text:span text:style-name="T26">ރ</text:span><text:span text:style-name="T27">ާތެ</text:span><text:span text:style-name="T28">އްގެ ދެމެދުގައި</text:span><text:span text:style-name="T29"><text:s/>ބޭނުންކުރެވޭ އިލެކްޓްރޯނިކް އޮންލައިން ފައިސާ</text:span><text:span text:style-name="T30">ގެ<text:s/></text:span><text:span text:style-name="T31">ނިޒާމެއްގައި އިތުރު މާލީ</text:span><text:span text:style-name="T32"><text:s/></text:span><text:span text:style-name="T33">މުއައްސަސާއެއް މެދުވެރިނުކޮށް</text:span><text:span text:style-name="T34">،</text:span><text:span text:style-name="T35"><text:s/>ސީދާ އެކަކު އަނެކަކަށް ފައިސާ ފޮނުވެންވާނެއެވެ. މިކަމުގެ ޙައްލަކަށް ޑިޖިޓަލް ސިގްނޭޗަރ ބޭނުންކުރެވިދާނެއެވެ. ނަމަވެސް ޑަބަލްސްޕެންޑް ކުރުން ހުއްޓުވުމަށް އިތުބާރުކުރެވޭ ތިންވަނަ ފަރާތެއް ބޭނުންވަންޏާ މިހައްލެއް ނުފުދެއެވެ. އަހަރުމެން މިހުށަހަޅަނީ ފިއަރ-ޓު-ޕިއަރ ނެޓްވޯކެއް ބޭނުންކޮށްގެން ޑަބަލްސްޕެންޑިން ހުއްޓުވޭނެ ހައްލެކެވެ. ނެޓްވޯކް މުއާމަލާތްތަ</text:span><text:span text:style-name="T36">އް</text:span><text:span text:style-name="T37"><text:s/>ޓައިމްސްޓޭމްޕްކުރުމަށްފަހު ހޭޝްކޮށް ހިނގަމުންދާ ހޭޝްއަށް ބިނާކޮށް ޕްރޫފް-އޮފް-ވޯކް ރެކޯޑެއްގެ ގޮތުގައި އެބޭނުންކުރުމުން ޕްރޫ-އޮފް-ވޯކް<text:s/></text:span><text:span text:style-name="T38">ތަކުރާރު<text:s/></text:span><text:span text:style-name="T39">ނުކޮށް އެރެކޯޑް ބަދަލެއް ނުކުރެވޭނެއެވެ. އެންމެ ދިގު ޗޭނު ހިނގާދިޔަ މުއާމަލާތްކަތުގެ ހެއްކެއްގެ ގޮތުގައި ބޭނުނ</text:span><text:span text:style-name="T40">ް</text:span><text:span text:style-name="T41">ކުރުމުގެ އިތުރުން އެ އައީ އެންމެ ބޮޑު ސީޕީޔޫ ޕަވަރ ޕޫލުންކަންވެސް ހެކިދެއެވެ. އެހެންކަމުން، ނެޓްވޯކްގެ މެޖޯރިޓީ ސީޕީޔޫޕަރަވަރ ކޮންޓްރޯލްކުރާ ނޯޑްތަކުން ނެޓްވޯކަށް ހަމަލާދިނުމުގަ</text:span><text:span text:style-name="T42">އި<text:s/></text:span><text:span text:style-name="T43">އެހީނުވާހާ</text:span><text:span text:style-name="T44"><text:s/>ހިނދަކު، އެމީހުންނަށް ހަމަލާދޭ ޗޭނުގެ ދިގުމިން ފަހަނައަޅި އެންމެ ދިގު ޗޭނު <text:s/>އުފެއްދޭނެއެވެ. ނެޓްވޯކް އޭގެ ޒާތުގައި ބޭނުންވަނީ ވަރަށް ކުޑަކުޑަ އޮނިގަނޑެކެވެ. މެސެޖް ބްރޯޑްކާސްޓް ކުރާނީ ބެސްޓް-އެފޯޓް ބޭސިސްއަށެވެ. އަދި ކޮންމެ ނޯޑެއްވެސް ބޭނުން ކޮންމެ ހިނދެއްގައި ނެޓްވޯކުންވަކި</text:span><text:span text:style-name="T45">ވެ،</text:span><text:span text:style-name="T46"><text:s/>ގުޅެވޭނެއެވެ. އަލުން ގުޅޭއިރު ނެޓްވޯކްގައި ނެތްވަގުތުގައި ހިނގާދިޔަ މުއާމަލާ</text:span><text:span text:style-name="T47">ތް</text:span><text:span text:style-name="T48">ތަކުގެ ޕްރޫ-އޮފް-ވޯކް</text:span><text:span text:style-name="T49">ގެ<text:s/></text:span><text:span text:style-name="T50">ހެއްކެއް ގޮތުން ބަލ</text:span><text:span text:style-name="T51">ައި</text:span><text:span text:style-name="T52">ގަންނާނީ އެންމެ ދިގު ޗޭނެވެ.</text:span></text:p>
      <text:list text:style-name="LFO6" text:continue-numbering="true">
        <text:list-item>
          <text:p text:style-name="P53"><text:span text:style-name="T54">ތައާރަފް</text:span></text:p>
        </text:list-item>
      </text:list>
      <text:p text:style-name="P55"><text:span text:style-name="T56">އިންޓަރނެޓްގަ</text:span><text:span text:style-name="T57">އި</text:span><text:span text:style-name="T58"><text:s/>ކުރެވޭ ހުރިހާ ވިޔަފާރިއެއް ކަހަލަ ގޮތަކަށް އިތުބާރުކުރެވޭ ތިންވަނަ ފަރާތެއްގެގޮތުގައި ޕޭމަންޓް ޕްރޮސެސްކުރުމަށް ހަމައެކަނި ބަރޯސާވަނީ ފައިސާގެ ހިދުމަތްދޭ މުއައްސަސާތަކަށެވެ.</text:span><text:span text:style-name="T59"><text:s/></text:span><text:span text:style-name="T60">ގިނަ މުއާމަލާތްތަކަށް މިނިޒާމް ރަނގަޅަށް މަސައްކަތްކުރިޔަސް އި</text:span><text:span text:style-name="T61">ތު</text:span><text:span text:style-name="T62">ބާރ</text:span><text:span text:style-name="T63">ަށް ބަރޯސާވާ<text:s/></text:span><text:span text:style-name="T64">މޮޑެލް<text:s/></text:span><text:span text:style-name="T65">(</text:span><text:span text:style-name="T66">ޓްރަސްޓް<text:s/></text:span><text:span text:style-name="T67">ބޭސްޑް<text:s/></text:span><text:span text:style-name="T68">މޮޑެލް</text:span><text:span text:style-name="T69">) އޭ</text:span><text:span text:style-name="T70">ގެ ޒާތުގައި ހުރި މައްސަލަތަ</text:span><text:span text:style-name="T71">އ</text:span><text:span text:style-name="T72">ް</text:span><text:span text:style-name="T73"><text:s/>އެކުލެވިގެންވާތީ،</text:span><text:span text:style-name="T74"><text:s/></text:span><text:span text:style-name="T75">މި ނިޒާމުގަ</text:span><text:span text:style-name="T76">އި</text:span><text:span text:style-name="T77">ވެސް</text:span><text:span text:style-name="T78"><text:s/></text:span><text:span text:style-name="T79">އެފަދަ މައްސަލަތައް<text:s/></text:span><text:span text:style-name="T80">އެކުލެވެއެވެ. އެނިޒާމ</text:span><text:span text:style-name="T81">ު</text:span><text:span text:style-name="T82">ގައި ފައިސާގެ ހިދުމަތްދޭ މުއައްސަސާތަކަށް ދެފަރާތުގެ ދެމެދުގައި ހިނގާ މައްސަލަ ހައްލުކުރުމުގެ ބާރުނުލިބޭނެތީ</text:span><text:span text:style-name="T83">،</text:span><text:span text:style-name="T84"><text:s/>އެއްވެސްގޮތަކަށް<text:s/></text:span><text:span text:style-name="T85">އިއާދަނުކު</text:span><text:span text:style-name="T86">ރެވޭ</text:span><text:span text:style-name="T87"><text:s/>(</text:span><text:span text:style-name="T88">ރިވާރސް ނުކުރެވޭ</text:span><text:span text:style-name="T89">)<text:s/></text:span><text:span text:style-name="T90"><text:s/>މުއާމަލާތެއް ނުހިންގެއެވެ. ދެފަރާތުގެ ދެމެދުގައި ހިނގާ މައްސަލަ</text:span><text:span text:style-name="T91">،</text:span><text:span text:style-name="T92"><text:s/>މެދުވެރިއަކު ހައްލުކުރުމަކީ<text:s/></text:span><text:span text:style-name="T93">ހަ</text:span><text:span text:style-name="T94">ރަދު ހިނގާކަމަކަށްވާތ</text:span><text:span text:style-name="T95">ީ،</text:span><text:span text:style-name="T96"><text:s/>މުއާމަލާތްކުރުމުގެ އަގު</text:span><text:span text:style-name="T97"><text:s/></text:span><text:span text:style-name="T98">އުފުލި، މުއާމަލާތުގައި ބޭނުންކުރެވޭނެ ޕްރެކްޓިކަލް އަދަދު ކުޑަވެ، ކުދިކުދި އަދަދުން މުއާމަލާތްކުރުމުގެ ފުރުސަތު ހަނިވެއެވެ. އަދި<text:s/></text:span><text:span text:style-name="T99">އިއާދަނުކު</text:span><text:span text:style-name="T100">ރެވޭ</text:span><text:span text:style-name="T101">-ހިދުމަތަކަށް، އިއާދަނުކު</text:span><text:span text:style-name="T102">ރެވޭ</text:span><text:span text:style-name="T103">ގޮތަކަށް-</text:span><text:span text:style-name="T104">ފައިސާ</text:span><text:span text:style-name="T105">ދެއްކެން</text:span><text:span text:style-name="T106"><text:s/>ނެތުމުގެ ސަބަބުން ފުޅާދާއިރާއެއްގައި</text:span><text:span text:style-name="T107"><text:s/></text:span><text:span text:style-name="T108">ވާ ގެއްލުންބޮޑެވެ. މުއާމަލާތް ބަދަލުކުރުމުގެ ފުރަސަތު އޮތުމުން އިތުބާރު ބޭނުންވާމިންވަރު</text:span><text:span text:style-name="T109">ވެސް<text:s/></text:span><text:span text:style-name="T110">ބޮޑުވެއެވެ. <text:s/></text:span><text:span text:style-name="T111">މުދާ<text:s/></text:span><text:soft-page-break/><text:span text:style-name="T112">ވިއްކާ ފަރާތްތަކުން (</text:span><text:span text:style-name="T113">މާޗަންޓުން</text:span><text:span text:style-name="T114">)</text:span><text:span text:style-name="T115"><text:s/>ކަސްޓަމަރުންނަށް ހުޝިޔާރުވާންޖެހި، ކަސްޓަމަރުންގެ</text:span><text:span text:style-name="T116"><text:s/></text:span><text:span text:style-name="T117">އިތުރު މައުލޫމާތު</text:span><text:span text:style-name="T118"><text:s/></text:span><text:span text:style-name="T119">ހޯދ</text:span><text:span text:style-name="T120">ުމުގޮތުގުން ކަސްޓަމަރުންނަށް</text:span><text:span text:style-name="T121"><text:s/>އުނދަގޫ</text:span><text:span text:style-name="T122">ކުރަނ</text:span><text:span text:style-name="T123">ްޖެ</text:span><text:span text:style-name="T124">ހެ</text:span><text:span text:style-name="T125">އެވެ.</text:span><text:span text:style-name="T126"><text:s/>އެންނޫނަމަ އެވަރަށްކަށް މައުލޫމަތެއް ބޭނުމެއްނުވާނެއެވެ.</text:span><text:span text:style-name="T127"><text:s/></text:span><text:span text:style-name="T128">މި ނިޒާމުގައި<text:s/></text:span><text:span text:style-name="T129">ކޮންމެވެސް މިންވަރެއްގެ ކުށްކުރުން ނުހު</text:span><text:span text:style-name="T130">އް</text:span><text:span text:style-name="T131">ޓުވޭތީ<text:s/></text:span><text:span text:style-name="T132">އެކަން<text:s/></text:span><text:span text:style-name="T133">ބަލ</text:span><text:span text:style-name="T134">ައި</text:span><text:span text:style-name="T135">ގަންނަންޖެހެއެވެ. އޭގެ<text:s/></text:span><text:span text:style-name="T136">ހަ</text:span><text:span text:style-name="T137">ރަދާއި އަދި ފައިސާދެއްކުމުގައި ހިމެނޭ އޮޅުންބޮޅުންތަ</text:span><text:span text:style-name="T138">އ</text:span><text:span text:style-name="T139">ް މީހާ</text:span><text:span text:style-name="T140">ގެ ހާޒިރުގައި</text:span><text:span text:style-name="T141"><text:s/>ނަގުދު ފައިސާއިން ހައްލުކުރެވުނަސް މުއާ</text:span><text:span text:style-name="T142">ސަ</text:span><text:span text:style-name="T143">ލާތީ ޗެނެލަކުން އިތުބާރުހިފޭ ފަރާތެއް މެދުވެރިއަކު ނެތި ހިންގޭނެ<text:s/></text:span><text:span text:style-name="T144">ވަސީލަތެ</text:span><text:span text:style-name="T145">އް ނެތެވެ.</text:span></text:p>
      <text:p text:style-name="P146"/>
      <text:p text:style-name="P147"><text:span text:style-name="T148"><text:tab/></text:span><text:span text:style-name="T149">އަސްލު ބޭނުންވަނީ އިތުބާރު</text:span><text:span text:style-name="T150">ގެ<text:s/></text:span><text:span text:style-name="T151">ބަދަލުގައި ކްރިޕްޓޯގްރަފިކް ހެކި ބޭނުންކުރާ އިލެކްޓްރޯނިކް<text:s/></text:span><text:span text:style-name="T152">ފައިސާދައްކާ ނިޒާމަކެވެ (</text:span><text:span text:style-name="T153">ޕޭމަންޓް ސިސްޓަމެކެވެ</text:span><text:span text:style-name="T154">)</text:span><text:span text:style-name="T155">. އޭގެ ސަބަބުން އިތުބާރުހޯދ</text:span><text:span text:style-name="T156">ުމުގެ ގޮތުން</text:span><text:span text:style-name="T157"><text:s/></text:span><text:span text:style-name="T158">ބޭނުންވާ<text:s/></text:span><text:span text:style-name="T159">ތިންވަނަ ފަރާތ</text:span><text:span text:style-name="T160">ެއްގެ އެހީއާއި<text:s/></text:span><text:span text:style-name="T161"><text:s/>ނުލައި ސީދާ އެކަކު އަނެކަކާ މުއާމަލާތް ކުރެވޭނެއެވެ.<text:s/></text:span><text:span text:style-name="T162">އަމަލީ</text:span><text:span text:style-name="T163">ގޮތެއްގައި</text:span><text:span text:style-name="T164"><text:s/>ހިސާބުޖަހައިގެން (</text:span><text:span text:style-name="T165">ކޮމްޕިއުޓޭޝަނަލީ</text:span><text:span text:style-name="T166"><text:s/>ޕްރެކްޓިކަލްގޮތެއްގައި) ކުރެވޭ، އިއާދަ</text:span><text:span text:style-name="T167">ނުކުރުވޭ މުއާމަލާތްތަކުގެ ސަބަބުން ވިއްކާމީހުން</text:span><text:span text:style-name="T168">،</text:span><text:span text:style-name="T169"><text:s/>ކުށްކުރާމ</text:span><text:span text:style-name="T170">ީހު</text:span><text:span text:style-name="T171">ންގެކިބައިން ސަލާމާތްވެ، އަދި އ</text:span><text:span text:style-name="T172">ާ</text:span><text:span text:style-name="T173">ދައިގެ އެސްކުރޯ މެކޭނިޒަމްއެއް ގާއިމްކުރުމުން</text:span><text:span text:style-name="T174">،</text:span><text:span text:style-name="T175"><text:s/>ވަރަށްފަސޭ</text:span><text:span text:style-name="T176">ހަ</text:span><text:span text:style-name="T177">އިން ގަންނަމީހ</text:span><text:span text:style-name="T178">ާ</text:span><text:span text:style-name="T179">ވެސް ރައްކާތެރިކޮށްދޭނެއެވެ. މިޕޭޕަރުގައި އަހަރުމެން މި ހުށަހަޅަނީ ޑަބަލްސްޕެންޑިންގ މައްސަލަ ހައްލުކުރުމަށް<text:s/></text:span><text:span text:style-name="T180">ދުރުގައިވާ ދެފަރާތެއްގެ (</text:span><text:span text:style-name="T181">ޕިއަރ-ޓު-ޕިއަރ ޑިސްޓްރިބިއުޑެޓް</text:span><text:span text:style-name="T182">)</text:span><text:span text:style-name="T183"><text:s/>ޓައިމްސްޓޭމްޕް ސާވައަކުން މުއާމަލާތުގެ ވަގުތުގެ</text:span><text:span text:style-name="T184"><text:s/></text:span><text:span text:style-name="T185">ތަރުތީބުން<text:s/></text:span><text:span text:style-name="T186">ހިސާބީ (</text:span><text:span text:style-name="T187">ކޮމްޕިޓޭޝަނަލް</text:span><text:span text:style-name="T188">)<text:s/></text:span><text:span text:style-name="T189">ހެއްކެއް އުފ</text:span><text:span text:style-name="T190">ަ</text:span><text:span text:style-name="T191">އްދ</text:span><text:span text:style-name="T192">ާ</text:span><text:span text:style-name="T193">ނެގޮތެވެ.</text:span></text:p>
      <text:list text:style-name="LFO6" text:continue-numbering="true">
        <text:list-item>
          <text:p text:style-name="P194"><text:span text:style-name="T195">މުއާމަލާތް</text:span></text:p>
        </text:list-item>
      </text:list>
      <text:p text:style-name="P196"><text:span text:style-name="T197">އަހަރުމެން އިލެޓްރޯނިކް ފައިސާފޮއްޗެއް<text:s/></text:span><text:span text:style-name="T198">(</text:span><text:span text:style-name="T199">ކޮއިންއެއް</text:span><text:span text:style-name="T200">)</text:span><text:span text:style-name="T201"><text:s/>ކަމަށް ކަނޑައަޅަނީ ޑިޖިޓަލް ސިގްނޭޗަރު )ޑިޖިޓަލް( ސޮއި( ތައްގެ ޗޭނެކެވެ) ލިސްޓެކެވެ. ކޮންމެ ވެރިފަރާތަކުންވެސް ފައިސާފޮތި ޓްރާންސްފަރކުރަނީ އޭގެ ކުރީގެ މުއާމަލާތުގެ ހޭޝްއާއި ފައިސާ ލިބޭ ފަރާތުގެޕަބްލިކް ކީބޭނުންކޮށްގެން ޑިޖިޓަލީ ސޮއެކޮށް އަދި އެންމެ ފަހުގެ ފައިސާފޮށްޗަށް) ލިސްޓަށް( އިތުރުކޮށްގެނެވެ. ފައިސާލިބޭމިހާ އޭގެ ޑިޖިޓަލް ސިގްނޭޗަރތައް )ޑިޖިޓަލް ސޮއިތަށް( ބޭނުންކޮށްގެ ޗޭނުގެ މިލްކުވެރިކަން ކަށަވަރުވޭނެއެވެ.<text:s/></text:span></text:p>
      <text:p text:style-name="P202"/>
      <text:p text:style-name="P203"><text:span text:style-name="T204">އެހެންނަމަވެސް ފައިސާލިބޭމީހާއަށް ކުރީގެ މިލްކުވެރިޔަކު ޑަބަލް-ސްޕެޑްކުރި )ކޮޕީއެއް އެހެންމީހަކަށް ފޮނުވި(ކަން ޔަގީން ކުރެވޭކަށް ނެތެވެ. <text:s/>މިކަމަށް އެއްމެ އާއްމު ހައްލަކީ އިތުބާރު ތިންވަނަ ބާރުވެރި ސެންޓްރަލް ފަރާތެއް ތައާރަފްކޮށް، ފައިސާޖަހާ އަދި ހިނގާ ކޮންމެ މުއާމަލާތެއް ޑަބަލްސްޕެންޑްކުރޭތޯ ޗެކްކުރުމެވެ. ކޮންމެ މުއާމަލާތަކަށްފަހު އާފައިސާފޮއްޗެއް ޖެހުމަށްޓަކައި ބޭނުންކުރެވުނު ފައިސާފޮތި އަނބުރާ ލިބެންޖެހެއެވެ. އަދި ފައަސާފޮއްޗެއް ޑަބަލްސްޕެންޑް ނުކުރާކަމުގެ އިތުބާރާއި ޔަގީންކަން އޮންނާނީ ހަމައެކަނި ފައިސާޖެހިގޮތަށް ލިބޭނަމައެވެ. <text:s/>ވީމަ މިހައްލުގެ މައިގަނޑު މައްސަލައަކީ ފައިސާގެ ނިޒާމުގެ އިތުބާރު އެންމެފަރާތެއްކަމުގައިވާ ފައިސާޖަހާ ފަރާތަށް ބަރޯސަވެފަ އޮތުމާއި، ބެންކުތަކެކޭ އެއްފަދައިން ކޮންމެ މުއާމަލާތެއްވެސް އެފާރާތް މެދެވެކިކޮށް ހިނގުމެވެ.</text:span></text:p>
      <text:p text:style-name="P205"><text:span text:style-name="T206">ކުރީގެ އޯނަރުން )މިލްކުވެރިން( ޑަބަލް-ސްޕެންޑް ނުކުރާކަމުގެ ޔަގީންކަން ހޯދާނެގޮތެއް އަހަރުމެން ބޭނުންވެއެވެ. <text:s/></text:span><text:soft-page-break/><text:span text:style-name="T207">އަހަރުމެންގެ ބޭނުމަށް، ބަލަން ހަމައެކަނި ބޭނުންވަނީ ކުރީގެ މުއާމަލާތްތަށް އެކަންޏެ، ފަހުގެ މުއާމަލާތްތަކަ އަހަރުމެން އެ އަހައްމިޔަތުކަމެއްނުދެމެވެ. މުއާމަލާތެއް މަދުވިކަން ބެލޭނެ ހަމައެކަނި ގޮތަކީ ހުރިހާ މުއާމަލާތްތަކަށް ހޭލުންތެރިވެތިބުމެވެ. ފައިސާޖަހާ މޮޑެލްގައި ފައިސާޖަހާފަރާތަށް ހުރިހާ މުއާމަލާތެއް އެނގެއެވެ، އަދި ހިނގާ ދިޔަ ތަރުތީބުވެސް އެނގެއެވެ. އިތުބާރުކުރެވޭ ފަރާތެއް ނުލައި މިކަން ހާސިލްކުރުމަށްޓައި، މުއާމަލާތްތަށް އެންމެނަށްވެސް އިއުލާން ކުރެވެންޖެހެއެވެ، އަދި އެއާ ތަރުތީބުން އޮންނަ އެންމެން ބައިވެރިވާ އެއްބަސްވާ އެއް ތާރީހް/ރެކޯޑް އޮންނާނެ ނިޒާމެއް އޮންނަންޖެއެވެ. ކޮންމެ މުއާމަލާތެއްވެސް ކުރެވޭ ވަގުތު <text:s text:c="2"/>ފައިސާލިބޭމީހާއަކީ އެފައިސާފޮތި އެންމެ ފުރަތަމަ ލިބުނު މީހާކަން ނޯޑްތަކުގެ މެޖޯރިޓީ) ބައިވެރިންގެ މެޖޯރިޓީން( އެއްބަސްވާކަން ( އެގްރީވާކަން ) ފައިސާލިބޭ މީހާއަށް ޔަގީންވާންޖެހެއެވެ.<text:s/></text:span></text:p>
      <text:list text:style-name="LFO6" text:continue-numbering="true">
        <text:list-item>
          <text:p text:style-name="P208"><text:span text:style-name="T209">ޓައިމް ސާވަރ</text:span></text:p>
        </text:list-item>
      </text:list>
      <text:p text:style-name="P210"><text:span text:style-name="T211">އަހަރުމެން މިހުށަހަޅާ ހައްލުގައި ޓައިމް ސާރވައެއް ބޭނުންވެއެވެ. ޓައިމް ސާވަރ މަސައްކަތްކުރާގޮތަކީ އައިޓަމްތަކެއްގެ ބޮލްކެއްގެ ހޭޝް ޓައިމްޕްސްޓޭމްޕްކުރުމަށްފަހު )ވަގުތުގެ ސިއްކައެއްޖެހުމަށްފަހު( އެ އެންމެނަށްފެންނާނެހެން ނޫހެއްގައި ނުވަތަ ނިއުސްނެޓްގައި ހުންނާނެން އިއުލާނުކުރުމެވެ. <text:s/>ޓައިމްސްޓޭންޕުން ހޭޝްކުރުމަށްޓަކައި އެޑޭޓާ ޔަގީނުންވެސް އެވަގުތެއްގައި ހުރިކަން ހެކިކޮށްދެއެވެ. ކޮންމެ ޓައިމްސްޓޭންޕެއްގައިވެސް އޭގެ ކުރީގެ ޓައިމްސްޓޭންޕުގެހޭޝް ހުރުމުގެ ސަބަބުން ޗޭނެއް އުފެދި އިތުރުވާކޮންމެ ޓައިމްސްޓޭމްޕަކާއެކު އޭގެކުރީގެ ޓައިމްސްޓޭމްޕްތަކަށް އިރުބާރަކަށެވެއެވެ.<text:s/></text:span></text:p>
      <text:p text:style-name="P212"/>
      <text:list text:style-name="LFO6" text:continue-numbering="true">
        <text:list-item>
          <text:p text:style-name="P213"><text:span text:style-name="T214">ޕްރޫފް-އޮފް-ވޯކް</text:span></text:p>
        </text:list-item>
      </text:list>
      <text:p text:style-name="P215"><text:span text:style-name="T216">ޑިސްޓްރިބިއުޓެޑް ޓައިމް ސާވަރއެއް ޕިއަރ-ޓު-ޕިއަރ އުސޫލުން އަހަރުމެން ގާއިމްކުރުމަށްޓަކައި ނޫހެއް ނުވަތަ ނިއުސްނެޓް ޕޯސްޓްތަކެއްގެ</text:span><text:span text:style-name="T217"> </text:span><text:span text:style-name="T218"><text:s/>ބޭނުންކުރުމުގެ ބަދަލުގައި އެޑަމްބެކްގެ ހޭޝްކޭޝް<text:s/></text:span><text:span text:style-name="T219">]</text:span><text:span text:style-name="T220">1</text:span><text:span text:style-name="T221">[</text:span><text:span text:style-name="T222"><text:s/>ފަދަ ޕްރޫފް-އޮފް-ވޯކް ނިޒާމެއް ބޭނުކުރަންޖެހެއެވެ.</text:span><text:span text:style-name="T223"><text:s/></text:span><text:span text:style-name="T224">ޕްރޫފް-އޮފް-ވޯކްގައި ހިނެނޭނީ ނަންބަރެއ ހޯދުމަށް ސްކޭނުކުރުމެވެ، އެއަދަކީ އެ ޝާ256 ފަދަހޭޝްކުރުކުމަކުން އަންނަ ހޭޝްފެށޭނީ ވަކިއަދަދެއްގެ ސުންތަކަކުންނެވެ. އެވެރޭޖްކޮށް މަސައްކަތަށް ބޭނުންވާ ވަގުތަކީ ހޭޝް ސުންބިޓްގެ އަދަދުގެ އެކްޕޯނަންޝަލްގުނަ ވަގުތެކެވެ އަދި ހޭޝްގެ ސައްހަކަން ޔަގީންކުރަންބޭނުން ވަނީ އެންމެ ހޭޝެކުރާށެވެ.</text:span></text:p>
      <text:p text:style-name="P225"><text:span text:style-name="T226">އަހަރުމެންގެ ޓައިމްސްޓޭމްޕް ސާވަރއަށް ޕްރޫފް-އޮފް-ވޯކް ގާއިމްކުރުމްކުރަނީ ކޮންމެ ބްލޮކެއްގައި ނޮންސްއެއްލައި ބޭނުންވާ މިންވަރަށް ސުމެއް ހޭޝްއަށް އައިސް ސައްހަ ހޭޝްއެއް ފެންނަންދެން އިތުރުކުރަމުންގޮހެވެ. ސީޕީޔޫގެ މަސައްކަތް އިތުރުވެ ޕްރޫފް-އޮފް-ވޯކް ދެމެހެއްޓުމުން ޕްރޫފް-އޮފް-ވޯކް އަލުން ނުކޮށެއް ބްލޮކެއް ބަދަލެއް ނުކުރެވޭނެއެވެ. އަދި ފަހުން ޗޭނަށް އިތުރު ބްލޮކްތަށް އެއްކުރުމުން ބްލޮކެއް ބަދަލުކުރެވޭނީ އެެއެއްކުރި އެހުރިހާ ބްލޮކްތަކުގެ ޕްރޫ-އޮފް-ވޯކްގެ މަސައްކަތް އަލުން ކޮށްގެންނެވެ.<text:s/></text:span></text:p>
      <text:soft-page-break/>
      <text:p text:style-name="P227"><text:span text:style-name="T228">ޕްރޫ-އޮފް-ވޯކްގެ ސަބަބުން ގޮތް ނިންމުމުގައި މެޖޯރިޓީ ތަމްސީލުކުރުމުގެ މައްސަލަވެސް ހައްލުވެގެން ދެއެވެ.</text:span><text:span text:style-name="T229"> </text:span><text:span text:style-name="T230"><text:s/>މެޖޯރިޓީ ތަމްސީލުކުރުމުގައި އެއް-އައިޕީ-އަކީ-އެއްވޯޓު ކަމުގައި އުސޫލު ގެންގުޅެފިނަމަ ބައިވަރު އައިޕީތަކެއް ހޯދޭފަރާތަކަށް އެއަނބުރާލެވޭނެއެވެ. ޕްރޫފް-އޮފް-ވޯކްއަކީ ހަގީގަތުގައި އެއް-ސީޕީޔޫ-އެއް-ވޯޓެވެ.</text:span><text:span text:style-name="T231"><text:s/></text:span><text:span text:style-name="T232">އެންމެ ގިނަ ޕްރޫފް-އޮފް-ވޯކްގެ މަސައްކަތް އިންވެސްޓް ކުރެވިފައިވާތީ މެޖޯރިޓީ ތަމްސީލު ކުރާނީ އެންމެ ދިގު ޗޭނުންނެވެ. މެޖޯރިޓީއަކީ ތެދުވެރި ނޯޑުތަކެއްކަމަށްވަނީ ނަމަ، އަދި ވާދަކުރާ އެހެން ޗޭނުތަށް ފަހަނައަޅައި، އެންމެ ބާރަށް ދިގުވާނީ ތެދުވެރި ޗޭނެވެ. ހަމަލާދޭ މީހަކު ކުރީގެ ބްލޮކެއް ބަދަލުކުރަން ބޭނުންނަމަ އެބްލޮކާއި އެބްލޮކުގެ ފަހުންއައި ހުރިހާ ބްލޮކެއްގެ ޕްރޫފް-އޮފް-ވޯކް މަސައްކަތް ކޮށް އަދި ތެދުވެރި ހުރިހާ ނޯޑެއްގެ މަސައްކަތައްވުރެ އިތުރަށްކޮށް ފަހަނައަޅައިދާންޖެހެއެވެ. ލަސްލަހުން ހަމަލާދޭވޭމީހަކަށް ފަހުން ބްލޮކުތަށް އެއްކުރެވޭވަރަކުން އަތުލައިގަތުމުގެ ޕްރޮބަަލިޓީ</text:span><text:span text:style-name="T233"> </text:span><text:span text:style-name="T234"><text:s/>އެސްޕޯނަޝަލްގުނަ ދަށްވާކަން އަހަރުމެން ފަހުން ދައްކަދޭނަމެވެ.</text:span></text:p>
      <text:p text:style-name="P235"><text:span text:style-name="T236">ވަގުތާ އެއްގޮތަށް ނޯޑްތަކުގެ ޝައުގުވެރިކަމާއި ހާޑްވެއަރ ސްޕީޑަށް އަންނަ ތަފާތު ބަދަލާއި ހަމަކުރުމުގެ ގޮތަުން ޕްރޫފް-އޮފް-ވޯކްގެ އުނދަގޫމިންވަރު ކަނޑައަޅާނީ މޫވިންގ އެވަރޭޖް ޓާކެއްކަމަށް</text:span><text:span text:style-name="T237"> </text:span><text:span text:style-name="T238"><text:s/>އެވަރޭޖްކޮށް ގަޑިއަކަށް ބްލޮކްއުފެދޭ</text:span><text:span text:style-name="T239"> </text:span><text:span text:style-name="T240"><text:s/>ބްލޮކުގެ އަދަދުންނެވެ. ބޮލޮކްމާ އަވަހަށް އުފެދޭނަމަ އުނދަގޫމިންވަރު އިތުރވާނެއެވެ.</text:span></text:p>
      <text:p text:style-name="P241"/>
      <text:list text:style-name="LFO6" text:continue-numbering="true">
        <text:list-item>
          <text:p text:style-name="P242"><text:span text:style-name="T243">ނެޓްވޯކް )ވިއުގަ(</text:span></text:p>
        </text:list-item>
      </text:list>
      <text:p text:style-name="P244"><text:span text:style-name="T245">ނެޓްވޯކް ހިންގުމަށްޓަކައި އަނަނިވި ފިޔަވަޅުތައް އަޅަންޖެހޭނެއެވެ.</text:span></text:p>
      <text:list text:style-name="LFO7" text:continue-numbering="true">
        <text:list-item>
          <text:p text:style-name="P246"><text:span text:style-name="T247">ކޮންމެ އާ މުއާމަލާތެއްވެސް އެންމެނަށް ހުރިހާނޯޑަކަށް (އިއުލާންކުރުން) ބްރޯޑް</text:span><text:span text:style-name="T248">ކާސްޓްކުރުވެންޖެހޭނެއެވެ.</text:span></text:p>
        </text:list-item>
        <text:list-item>
          <text:p text:style-name="P249"><text:span text:style-name="T250">ކޮންމެ ނޯޑަކުންވެސް އާ މުއާމަލާތް ބްލޮކަކަށް އެއްކުރުން</text:span></text:p>
        </text:list-item>
        <text:list-item>
          <text:p text:style-name="P251"><text:span text:style-name="T252">ކޮންމެ ނޯޑަކުންވެސް އެބްލޮކަށް ޕްރޫފް-އޮފް-ވޯކް ހޯދުމުގެ އުނދަގޫ މަސައްކަތްކުރުން</text:span></text:p>
        </text:list-item>
        <text:list-item>
          <text:p text:style-name="P253"><text:span text:style-name="T254">ޕްރޫފް-އޮފް-ވޯކް ހަމަ ފެނުމާއެކު، އެހެން ހުރިހާ ނޯޑުތަކަށް އަންގުމަށް އިއުލާންކުރުން.</text:span></text:p>
        </text:list-item>
        <text:list-item>
          <text:p text:style-name="P255"><text:span text:style-name="T256">ނޯޑުތަކުން ބްލޮކް ސައްހަ އެއްޗެއްގެގޮތުގައި ހަމައެކަނި ބަލާގަންނާނީ އޭގަ ހުރި ހުރިހާ މުއާމަލަތްތަކަކީ ސައްހައެއްޗެހިކަމަށްވެފައި އެ އަދި ޙަރަދުކޮނުއްހުރިކަމުގައިވާނަމައެވެ.</text:span></text:p>
        </text:list-item>
        <text:list-item>
          <text:p text:style-name="P257"><text:span text:style-name="T258">ނޯޑުތަކުން އެބްލޮކް ބަލައިގަތުމަކީ އެބްލޮކްގެ ހޭޝްބޭނުންކޮށް ދެންޖެހިގެންއަންނަ ބްލޮކު ހޯދަން މަސއްކަތްފެށުމެވެ.</text:span></text:p>
        </text:list-item>
      </text:list>
      <text:p text:style-name="P259"><text:span text:style-name="T260">އަބަދުވެސް ނޯޑުތަކުން ސައްހަ ޗޭނުކަމަށް ބަލާނީ އެންމެ ދިގު ޗޭނެވެ، އަދި އެދިގުކުރުމެ މައްސަކަތްކުރާނެއެވެ. <text:s/>ދެނޯޑަކުން އެއްވަގުތެއްގައި ޖެހިގެންއަންނަ ބްލޮކް ގެ ދެވާޝަނެއް ހޯދައި އިއުލާންކޮއްފިނަމަ އެކިނޯޑްތަކަށް އެންމެ ފުރަތަމަ ލިބޭ ބްލޮކު ތަފާތުވާނެއެވެ. އެހާލަތުގައި އެނޯޑްތަކުން މަސައްކަތްކުރާނީ އެންމެ ފުރަތަމަ ލިބުނު ބްލޮކުގެ މައްޗަށްވެ، އަދި އަނެއް ބޮލޮކު ރައްކާކޮށްފައިބާއްވާނީ އެގޮފި ދިގުވެއްޖެހާލެއްގައި އެބޭނުންކުރުމަށްވެ. ދެންޖެހިގެން އަންނަ ބްލޮކެއް ފެނުމުން ކޮންމެވެސްއެއްގޮފި އަނެއްގޮތްޕެއްވުރެ ދިގުވުމުން މޮޅުވި ގޮފި އެނގޭނެއެވެ، އަދި މޮޅުނުވާގޮފީގަ މަސައްކަތް ކުރަމުދިޔަ އެންމެ ދިގުގޮތްޕަށް ބަދަލުވާނެއެވެ.</text:span></text:p>
      <text:soft-page-break/>
      <text:p text:style-name="P261"><text:span text:style-name="T262">ބްރޯޑްކާސްކުރެވޭ ކޮންމެ އާ މުއާމަލާތެއް ހުރިހާ ނޯޑަކަށް ކޮންމެހެން ފޯރާކަށް ނުޖެހެއެވެ. ވީހާވެސް ގިނަ ނޯޑްތަކަށް އެ ފޯރައިފިނަމަ މާގިނަ އިރުތަކެއްނުވަނީސް އެމުއާމަލާތް ކޮންމެވެސް ބްލޮކަކަށް ލެވޭނެއެވެ. ބްލޮކް ބްރޯޑްކާސްޓް ކުރާއިރުނުފޯރި ގެއްލިގެންދިޔުމުށްވެސް ނެޓްވޯކް ތައްޔާރެވެ. ނޯޑަކަށް ބްލޮކެއްނުލި ޖެހިގެންއަންނަ ބްލޮކު ލިބިއްގެ ހިނދެއްގައި ކުރީގެ ބްލޮކު ފޮނުމަށް އެދޭނެއެވެ.</text:span></text:p>
      <text:list text:style-name="LFO6" text:continue-numbering="true">
        <text:list-item>
          <text:p text:style-name="P263"><text:span text:style-name="T264">އިނާޔަތް</text:span></text:p>
        </text:list-item>
      </text:list>
      <text:p text:style-name="P265"><text:span text:style-name="T266">އުސޫލެއްގެގޮތުން ކޮންމެ ބްލޮކެއްގެވެސް ފުރަތަމަ މުއާމަލާތަކީ ހާއްޞަ މުއާމަލާތެކެވެ، އެއީ ބްލޮކް އުފައްދާމިހާ އައުފައިސާފޮއްޗެއް އުފައްދާ މުއާމަލާތެވެ. މީގެ ސަބަބުން ނޯޑްތަކަށް ވިއުގާގައި ބައިވެރިވުމަށް ބާރުއަޅުވައިދީ، ފައިސާދޫކުރ މަރުކަޒީ ފަރާތެއްތަސް ފުރަތަމަކޮޅު ފައިސާފޮތި ދައުރުކުރެވޭނެގޮތްވެދެއެވެ. މެދުކެނޑުމެއްނެތި އެއްވާމަކަށް ފައިސާފޮތި އޮފެދުން ވައްތަރީ ރަންކޮކންނަމީހުން ދައުރުވާ ރަން އިތުރުކުރުމަށްޓަކައި ރަންކޮނުމަށް ވަސީލަތް އިތުރުކުން ފަދަކަމަކާއެވެ. އަހަރުމެންގެ މިހާލަތުގައި އިތުރުވާނީ ސީޕީޔޫ ވަގުތާއި ކަރަންޓެވެ.</text:span></text:p>
      <text:p text:style-name="P267"><text:span text:style-name="T268">އިނާޔެއްތެއްގެގޮތުގައި ލާރިއެއްކުރުމަށް މުއާމަލާތީ ފީއެއްވެސް ނެގިދާނެއެވެ. މުއާމަލާތުގެ ލިބޭއަދަދެއެއްވުރެ ފޮނުވާއަދަދު ބޮޑުނަމަ ފަރަގަކީ އެމުއާމަލާތް ހިމެނޭ ބްލޮކްގެ އިނާޔަތުގައި ލިބޭ މުއާމަލާތީ ފީއެވެ. ވަކީންކުރީންކަނޑައެޅިފައިވާ އަދަދެއްގެ ފައިސާފޮތި ދައުރުވާންފެށުމުން ހުރިހާ އިނާޔަތެއް މުއާމަލާތީފީއަށް ބަރޯސާވެވި، އިންފްލޭޝަނުން މުޅިން ސަލާމަތްވެވިދާނެއެވެ.</text:span></text:p>
      <text:p text:style-name="P269"><text:span text:style-name="T270">އިނާޔަތުގެ ސަބަބުން ނޯޑްތަކަށް އިހްލާސްތެރިކަންމަތީ ތިބުމަށް ބާރުއަޅާނެއެވެ. <text:s/>ހަމަލާދޭ ދަހި މީހަކު ތެދުވެރި ހުރިހާ ނޯޑްތަކަށްވުރެ ބާރުގަދަ ސީޕީޔޫތަކެއްގެ ބާރު ބޭނުންކޮށްގެން އޮންނާނެ ގޮތަކީ މީހުންނަށް މަކަރުހެދުމަށް މީހުންގެ ފައިސާތަށް ވަގަށްނެގުން ނޫނީ އާ ފައިސާފޮތިޖެހުމުވެ. ނިޒާމު ހަލާކުކޮށްލާ އޭނާގެ އަމިއްލަ މުދަލުގެ އަގުނަގާލުމެއްވުރެ، އޮންނައުސޫލުންކަންކޮށް އެންމެނަށްވުރެގިނަ ފައިސާހޯދުންމަކީ އެނާއަށް އެންމެ ފައިދާހުރިގޮތްކަމަށްވުމުން އެގޮތަށްކަންކުރަން މަޖުބޫރުވާނެއެވެ.</text:span></text:p>
      <text:list text:style-name="LFO6" text:continue-numbering="true">
        <text:list-item>
          <text:p text:style-name="P271"><text:span text:style-name="T272"><text:s/></text:span><text:span text:style-name="T273">ޑިސްކް ސްޓޯރޭޖް )ޑިސްކް ޖާގަ( އަނބުރާހުސްކުރުން</text:span></text:p>
        </text:list-item>
      </text:list>
      <text:p text:style-name="P274"><text:span text:style-name="T275">ފައިސާފޮއްޗެއްގެ އެންމެ ފަހުގެ މުއާމަލާތް އެކަށީގެންވާ މިންވަރަކަށް ބްލޮކްތަކުގެ އަޑިގައި ވަޅުގެހުމުން އޭގެ ކުރިން ޙަރަދުކުރެވިފައިވާ މުއާއްމަލާތްތަށް ޑިސްކުގެ ޖާގަ ސަލާމަތްކުރުމުގެ ގޮތުން ނައްތާލެވިދާނެއެވެ. ބްލޮކެއްގެ ހޭޝް ހަލާކުނުކޮށް މިކަން މަގުފަހިކުރުމަށްޓަކައި މުއާމަލާތްތަށް މެރެކަލްޓްރީ އަކަށް ހޭޝްކުރުމަށް، ބްލޮކްހޭޝްގައި ބޭނުންކުރާނީ ހަމައެކަނި މުލުމުއާމަލާތެވެ. ގަހުގެ ގޮފިތަށް ވަކިކޮށްގެން ކުރީގެ ބްލޮކުތަށް ކުޑަޖާގައަކަށް ގެންނެވިދާނޭއެވެ. އެތެރޭގަ ހޭޝްތަށް ކޮންމެގެ ގުދަންކުރާކަށް ނުޖެހޭނެއެވެ.</text:span></text:p>
      <text:p text:style-name="P276"><text:span text:style-name="T277">ބްލޮކުގެ ހެޑަރ ނުލައި ހުންނަނީ 80 ބައިޓް ވަރެވެ.. އަހަރުމެން ކޮންމެ 10 މިނެޓަކަށް ބްލޮކެއް އުފެދޭނަކަމަށް ބަލައިފިނަމަ އަހަރުކަށްވާނީ 80 ބައިޓް *6*24*365=4.2 އެމް.ބީ އެވެ. މިހާރު، 2008ގައި އަދައިގެ ކޮމްޕިއުޓަރެއްގައި 2ޖީބީ ރެމް ހުރެފައި އަދި މޫސް ލޯ ބުނާގޮތުން އަހަރކު 12.ޖީބީ އިތުރުވަމުންދާ ނަމަ ބްލޮކް ހެޑަ މެމޮރީގައި ރައްކާކުރަންޖެހުނަސް އެއީމާބޮޑުކަމަކަށް ނުވާނެއެވެ.</text:span></text:p>
      <text:soft-page-break/>
      <text:list text:style-name="LFO6" text:continue-numbering="true">
        <text:list-item>
          <text:p text:style-name="P278"><text:span text:style-name="T279">ފައިސާދެއްކިކަން ފަސޭހަކަމާއެކު ޔަގީންކުރުން</text:span></text:p>
        </text:list-item>
      </text:list>
      <text:p text:style-name="P280"><text:span text:style-name="T281">ނެޓްވޯކްގައި ފުލް ނޯޑަކަށް ނުވެވެސް ފައިސާދެއްކިކަން ޔަގީންކުރެވިދާނެއެވެ. ބައިވެރިޔަކު މިކަމަށް ހަމައެކަނި ބޭނުންވާނީ އެންމެ ބޮޑު ޕްރޫފްއޮފްވޯކެއް ކުރެވުނުކަމަށްބެލެވޭ ޗޭނުގެ، އެންމެ ދިގު ޗޭނުކަމަށް ގަބޫލުކުރެވެންދެން އެހޯދުމަށް ނެޓްވޯކް ނޯޑްތަކުގައި އެދި ހޯދުމަށްފަހު، ބްލޮކްތަކުގެ ހެޑަތަކުގެ ކޮޕީއާއި މުއާމަލާތުގެ ޓައިމްސްޓޭންޕްހިމެނޭ ބްލޮކުގެ މެރަކަލްޓްރީގެ ގޮއްޕެވެ. އޭނާއަށް އެމިއްލައަށް އެމުއާމަލާތެއް ނުބެލޭނެއެވެ، އެހެނަސް އެމުއަމަލާތް ޗޭނާގުޅިފަ ހުރިހިސާބު އެނގުމުން ނެޓްވޯކްގެ އެހެންނޯޑުތަކުން އެމުއާމަލާތް ބަލާގަންފިކަން ޔަގީންކުރުވޭނެއެވެ.</text:span></text:p>
      <text:p text:style-name="P282"/>
      <text:p text:style-name="P283"><text:span text:style-name="T284">ގިނަ ތެދުވެރި ނޯޑްތަކަކަން ނެޓްވޯކް ކޮންޓްރޯލް ކުރާހާ ހިނދަކު މިގޮތައް ޔަގީންކަން އިތުބާރާއެކު ގާއިމްކުރުވޭނެއެވެ، އެހެނަސް ހަމަލާދޭބަޔަކު ބާރުގަދަވެއްޖެނަމަ ޔަގީންކުރުން ނާޒުކުވާނެއެވެ. <text:s/>ކޮންމެ ނޯޑަކަށްވެސް މުއާމަލާތުގެ ސައްހަކަން އަމިއްލަޔަށް ޔަގީންކުރުވުނަސް <text:s/>، ނެޓްވޯގައި އެހެން އެންމެނަށްވުރެ ބާރުގަދަކޮށް ހިފެހެއްޓޭހާ ހިނދަކުހަމަލާދޭމީހކަށް މުއާމަލާއް އޮޅުވާލުމުގެ ބާރު، އޮންނެއެވެ. މިކަން ހައްލުކުރުމަށް ބޭނުންކުރެވިދާނެ އެއް ސްޓްރެޖީއަކީ (ހައްލަކީ، އުކުޅަކީ) ނެޓްވޯގެ އެހެން ނޯޑުތަކުން ސައްހަނޫން ބްލޮކެއްފެނުމުން ފޮނުވާ މެސެޖްތަކަށް ހުށިޔާރުވެ، <text:s/>ޔޫސަރ ބޭނުންކުރާ ސޮފްޓްވެއާއިން އެލާޓްވި މުއާމަލާތުގެ މުޅި ބްލޮކްއެއްކޮށް ޑައުންލޯޑްކޮށް ހަމަނުޖެހުމެއް އުޅޭތޯ ޔަގީންކުރުމެވެ. ގިނަގިނައިން އަވަސް އަވަހަށް ފައިސާބަލާގަން ފަރާތްތަކުން ޔަގީންކުރުން އަވަސްކުރުމުގެގޮތުންނާއި މިނިވަންކަމާއި ރައްކާތެރިވުމުގެގޮތުން އަމިއްލަ ނޯޑެއް ހިންގުމަށް ބޭނުންވުމަކީ އެކަށީގެންވާކަމެކެވެ.</text:span></text:p>
      <text:list text:style-name="LFO6" text:continue-numbering="true">
        <text:list-item>
          <text:p text:style-name="P285"><text:span text:style-name="T286"><text:s/>އަދަދު ބައިކުރުމާއި އެއްކުރުން</text:span></text:p>
        </text:list-item>
      </text:list>
      <text:p text:style-name="P287"><text:span text:style-name="T288">ކޮ</text:span><text:span text:style-name="T289">ންމެ ފައިސާފޮއްޗެއްވެސް ވަކިވަކިން ހެންޑްލު ކުރުވެމުގެ ފުރުސަތުއޮތްކަމުގައި ވިޔަސް ކޮންމެވަކިލާރިޔަކީވެސް ވަކިވަކި މުއާމަލާތެއް ފޮނުވައިގެންއެކަންކުރުމަކީ އެންމެ ފަސޭހަގޮތެއްނޫނެވެ.. <text:s/>އެކި އަދަދައެއްކޮށް އަދިވަކިކުރުމަށް މަގުފަހިކުރުމުގެ ގޮތުން ކޮންމެ މުއާމަލާތެއްގައި އެތައް އިންޕުޓަކާއި (ފޮނުވާފަރާތްތަކާއި) އައުޓްޕުޓެއް )ލިބޭފަރާތްތަކެއް( ވެއެވެ. <text:s/>އާއްމުކޮށް ހުންނާނީ ކުރީގެ ބޮޑުމުއާމަލާތަކުން އައި އެއް އިންޕުޓް ނުވަތަ ބައިވަރު ކުދިކުދި އަދަދުގެ މުއާމަލާތްތަކުންއައި <text:s/>އިންޕުޓްތަކަކެއް އަދި އެންމެ ގިނަވެގެން ދެ އައުޓްޕުޓެވެ، އެއީ ފައިސާދެއްކުމަށް ފޮނުވާ އައުޓްޕުޓާއި ބަކީއެއްވާނަ އެބާކީ ފޮނުވިފަރާތައް އަނބުރާ ފޮނުވާ އައުޓްޕުޓެވެ.<text:s/></text:span></text:p>
      <text:p text:style-name="P290"/>
      <text:p text:style-name="P291"><text:span text:style-name="T292">ފާހަގަކޮށްލަން ޖެހޭއެއްކަމަކީ އެއްމުއާމަލާތި ބަރޯސާވާ އެތައްމުއާމަލާތެއްވުމާއި އަދި އެތައް މުއާމަލާތްތަކަކަށް ބަރޯސާވާ އެއްމުއާމަލާތެއްވުމަކީ މިތާނގައި މައްސަލެއްނޫނެވެ. މުއާމަލާތެއްގެ ހިސްޓްރީ (ތާރީހް) މުޅިންވަކިވަކީ އޮންނަން ބޭނުންވާ ހާލަތެއް ނާންނާނެއެވެ.</text:span></text:p>
      <text:soft-page-break/>
      <text:list text:style-name="LFO6" text:continue-numbering="true">
        <text:list-item>
          <text:p text:style-name="P293"><text:span text:style-name="T294">ޕްރައިވެސީ (ފަރުދީއައުރަ، ފަރުދުންގެ މައުލޫމާތު ރައްކާކުރުން)</text:span></text:p>
        </text:list-item>
      </text:list>
      <text:p text:style-name="P295"><text:span text:style-name="T296">ޒަމާންވީ ބޭންކު މޮޑެލްތަކުގައި އަމިއްލަފަރުދުންގެ މައުލޫމާތު ރައްކާތެރިކަން ހޯދަނީ ހަމައެކަނި އެމައުލޫމާތާއި ބެހޭފަރާއްތަކާއި އިތުބާރު ހިފޭފަރާތްތަކަގ ފިޔަވާ އެހެން ބަޔަކަށް ނުފެންނަގޮތްހަދައިގެނެވެ. <text:s/>ކޮންމެހެން ކުރަންޖެހޭކަމަކަށްވާތީ، މުއާއްމަލާތްތައް އެންމެނަށް ފެންނަހެން އިއުލާންކުރުން މިކަމުގައި ނުހިމެނެވެ. އެކަމަކު ފަރުދީ މައުލޫމާތުގެ ރައްކާތެރިކަން <text:s/>ހިފަހަށްޓަނީ އެހެންދިމާލަކަށް އިތުރު މައުލޫމާތެއް ނުދާނެހެންހަދާގެންނެވެ، އެކަންކުރާގޮތަކީ ޕަބްލިކް ކީ އަކީ ކާކުގެ އެއްޗެއްކަން ފޮރުވުވެ (ނޭންގުމެވެ.). ކޮންމެވެސް މީހަކު ކޮންމެވެސް އެހެންމީހަކަށް ވަކި އަދަދެއްހިމެނޭ މުއާމަލާތެއްކުރާކަން އެންމެނަށްވެސް ފެންނާނެވެ، އެކަމަ އެއީ އެއްވެސްމީހެއްގެ މައުލޫމާތު އެމުއާމުއާމަލާތަކީ ގުޅުމެއް ނެތިއެވެ. <text:s/>މިކަން ސްޓޮކް އެކްސްޗޭންޖްތަކުގައި މައުލޫމާތު ހިއްސާކުރެވޭ މިންވަރާ އެއްގޮތެވެ، އެއީ އޭގައިވެސް ވަކިވިޔަފާރިމުއާމަލާތްތެއްގެ ވަގުތާއި މިންވަރުގެ<text:s/></text:span><text:span text:style-name="T297">“</text:span><text:span text:style-name="T298">ޓޭޕު</text:span><text:span text:style-name="T299">”</text:span><text:span text:style-name="T300"><text:s/>އެންމެނަށް އެނގުނަސް އޭގައިބައިވެރިވީ ކޮންބައެއްކަމެއް ނުބުނެދޭތީއެވެ.</text:span></text:p>
      <text:p text:style-name="P301"><text:span text:style-name="T302">މުއާމަލާތް އޭގެ މިލްކުވެރިކަން ކޮމަން (އެއް) ފަރާތަކާ (ވެރިފަރާތައިގުޅުވުންމުން) ދުރުކުރުމުގެ އިތުރު ފަޔަރވޯލް )ރައްކާތެރިކަމެއްގެ( ގޮތުން <text:s/>ކޮންމެ މުއާމަލާތަކަށް އާ ކީޕެއަރއެއް (ތަޅުދަނޑި ޖޯޑެއް( ބޭނުންކުރަންވާނެއެވެ. އެއްމުއާމަލާތެއްގައި ބައިވަރު އިންޕުޓް އެކުލެވިގެންވެ އެހުރިހާ އިންޕުޓެގެވެސް ވެރިފަރާތަކީ އެކަކަން އެނގެން އޮތުމުން އަދިވެސް ނުވެނުދާނެ ބައެއް ގުޅުވުންތައް ހުންނާނެއެވެ. އެމުއާމަލާތުގެ ކީ (ތަޅުދަނޑީގެ) އޯނަރަކީ ކާކުކަން އެނގިއްޖެނަމަ އެއާ ގުޅުވައިގެން އެމީހަކަށް ނިސްބަތްވާ ދެންހުރި އެހެން މުއާމަލާތްތަށް އެނގުމުގެ ރިސްކު އެބައޮތެވެ.<text:s/></text:span></text:p>
      <text:list text:style-name="LFO6" text:continue-numbering="true">
        <text:list-item>
          <text:p text:style-name="P303"><text:span text:style-name="T304">ކަލްކިއުލޭޓްކުރުން )ހިސާބުޖެހުން)ސ</text:span></text:p>
        </text:list-item>
      </text:list>
      <text:p text:style-name="P305"><text:span text:style-name="T306">އަހަރުމެން އަޅާލަން/ބަލަން/ދިރާސާ ކުރަން ބޭނުން މަންޒަރަކީ/ހާލަތަކީ ހަމަލާދޭމީހަކަ ތެދުވެރި ޗޭނެއްވުރެ އަވަހަށް އެހެންޗޭނެއް އުފައްދަމަން މަސައްކަތްކުރާ ހާލަތެވެ. އެހެން އެކަން ކާމިޔާބުކުރެވުނު ކަމުގައިވިޔަސް، މުޅިނިޒާމް ގޮއްނޭގޭ ބަދަލުތަކެއްގެ ތެރެއަށް އެއައްލަނުލައެވެ/ހުށަ</text:span><text:span text:style-name="T307">އެއްނޭޅެ</text:span><text:span text:style-name="T308">އެވެ. އެއީ ހަމަލާދޭމީހަކަށްވެސް ހަމަ ނެތުމުގެތެރެއިން އަދަދުޖަހާގެން ފައިސާ ނެހެދުމުގެ އިތުރުން އޭނާއަށް ނިސްބަތްނުވާ <text:s/>ފައިސާއެއް ނުނެގޭނެތީއެވެ. ނޯޑުތަކުން ސައްހަނޫން މުއާމަލާތެއް ގަބޫލެއްނުކުރާނެއެވެ</text:span><text:span text:style-name="T309">،</text:span><text:span text:style-name="T310"><text:s/>އަދި ތެދުވެރި ނޯޑެއް ސައްހަނޫން މުއާމަލާތެއް ހިމެނޭ ބްލޮކެއްވެސް ގަބޫލުނުކުރާނެވެ. ހަމާދޭ މީހަކަށް ހަމަ އެކަނި ކުރެވޭނެކަމަކީ އޭނާގެ</text:span><text:span text:style-name="T311"><text:s/>އަމިއްލަ</text:span><text:span text:style-name="T312"><text:s/>މުއާމަލާތްތައް ބަދަލުކޮށް އޭނާ ކޮށްފައިވާ</text:span><text:span text:style-name="T313"><text:s/></text:span><text:span text:style-name="T314">ޙަރަދު އަނބުރާނެގުމެވެ.<text:s/></text:span></text:p>
      <text:p text:style-name="P315"><text:span text:style-name="T316">ހަމަލާދޭމީހާގެ ޗޭނާއި ތެދުވެރި ނޯޑްތަކަކުގެ ޗޭނުގެ ރޭހަކީ ބައިނޯމިއަލް ރެންޑަމް ވޯކެއްކަމަށް ބެލެވިދާނެއެވެ. ކާމިޔާބު</text:span><text:span text:style-name="T317">ގެ</text:span><text:span text:style-name="T318"><text:s/>ހަރަކާތަކީ ތެދުވެރި ނޯޑުގެ ޗޭނަށް އެއްބްލޮކު އިތުރުކޮށް ދިގުކުރުމުން +1 <text:s/>ގެ ކުރީހޯދުމުވެ. އަދި ފޭލިވ</text:span><text:span text:style-name="T319">ުމުގެ</text:span><text:span text:style-name="T320"><text:s/>ހަރަކާތަކީ ހަމަލާދޭމީހާގެ ޗޭނަށް އެއްބްލޮކު އިތުރުކޮށް ދިގުކުރުމުން -1 ދުރުމިނުގެ ހުސްކަޖާގައެއްއައުމެވެ.</text:span></text:p>
      <text:p text:style-name="P321"><text:span text:style-name="T322">ހަމަލާދޭމީހާ، ކަނޑައެޅިފައިވާ ދަރަންޏަކުން އަރާހަމަކުރުމުގެ<text:s/></text:span><text:span text:style-name="T323">އޮންނަ ފުރުސަތު (</text:span><text:span text:style-name="T324">ޕްރޮބަބިލިޓީ</text:span><text:span text:style-name="T325">)</text:span><text:span text:style-name="T326"><text:s/>ވައްތަރީ<text:s/></text:span><text:soft-page-break/><text:span text:style-name="T327">ގެންބްލާސް ރުއިން މައްސަލަ (ޖުވާކުޅޭމީހާގެ ހަލާކުގެ މައްސަލަ)އާއެވެ. ޖުވާކުޅޭމީހަކު ހުސްނުކޮށް ފައިސާހުރެ <text:s/>)ކުރެޑިޓްހުރެ( ދަރަނީގައި އޮވެ ފަށާ އަދި )އިންފިނިޓިވް/ނިމުމެއްނެތް( ކޮޅުނެތްކޮޅަށް ފަހަރު ކުޅެ ދަރަނި ފިލުވަން މަސަކަތް ކުރަމުން ދާ ކަމަށް ބަލަމާ ހިނގާށެވެ. އެގޮތުން ހަމަލާދޭމީހާ ދަރަނިން އެރުމަށް ނުވަތަ ތެދުވެރި ޗޭނާ އަރާހަމަކުރުމުގެ</text:span><text:span text:style-name="T328"><text:s/>އޮތް<text:s/></text:span><text:span text:style-name="T329">ފުރުސަތު<text:s/></text:span><text:span text:style-name="T330">(</text:span><text:span text:style-name="T331">ޕްރޮބަބިލިޓީ</text:span><text:span text:style-name="T332">)</text:span><text:span text:style-name="T333"><text:s/>ތިރީގައިވާގޮތަށް އަހަރު</text:span><text:span text:style-name="T334">މެން</text:span><text:span text:style-name="T335">ނަށް ހިސާބުކުރެވިދާނެއެވެ.</text:span></text:p>
      <text:p text:style-name="P336"><text:span text:style-name="T337"><text:s text:c="2"/></text:span><text:span text:style-name="T338">ތެދުވެރި ނޯޑަކަށް ދެންއަން</text:span><text:span text:style-name="T339">ނަ</text:span><text:span text:style-name="T340"><text:s/>ބްލޮކް ހޯދުމުގެ ޕްރޮބަބިލިޓީ )ފުރުސަތު( އޮތް މިންވަރު</text:span><text:span text:style-name="T341"><text:s text:c="2"/>=<text:s/></text:span><text:span text:style-name="T342">p</text:span></text:p>
      <text:p text:style-name="P343"/>
      <text:p text:style-name="P344"><text:span text:style-name="T345"><text:s/></text:span><text:span text:style-name="T346">ހަމަލާދޭމީހާ ނޯޑަކަށް ދެންއަން</text:span><text:span text:style-name="T347">ނަ</text:span><text:span text:style-name="T348"><text:s/>ބްލޮކް ހޯދުމުގެ ޕްރޮބަބިލިޓީ )ފުރުސަތު( އޮތް މިންވަރު</text:span><text:span text:style-name="T349"><text:s text:c="2"/>=<text:s/></text:span><text:span text:style-name="T350">q</text:span></text:p>
      <text:p text:style-name="P351"><text:span text:style-name="T352"><text:s text:c="2"/></text:span></text:p>
      <text:p text:style-name="P353"/>
      <text:p text:style-name="P354"><text:span text:style-name="T355"><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356">q</text:span></text:p></draw:text-box><svg:title/><svg:desc/></draw:frame><draw:frame draw:id="id1" draw:style-name="a1" draw:name="Text Box 115" svg:x="0.0945in" svg:y="0.2563in" svg:width="0.037in" svg:height="0.1071in" style:rel-width="scale" style:rel-height="scale"><draw:text-box><text:p text:style-name="Normal"><text:span text:style-name="T357">z</text:span></text:p></draw:text-box><svg:title/><svg:desc/></draw:frame><draw:frame draw:id="id2" draw:style-name="a2" draw:name="Text Box 116" svg:x="0.13615in" svg:y="0.18376in" svg:width="0.07639in" svg:height="0.18681in" style:rel-width="scale" style:rel-height="scale"><draw:text-box><text:p text:style-name="Normal"><text:span text:style-name="T358">=</text:span></text:p></draw:text-box><svg:title/><svg:desc/></draw:frame><draw:frame draw:id="id3" draw:style-name="a3" draw:name="Text Box 117" svg:x="0.24991in" svg:y="0in" svg:width="0.12917in" svg:height="0.5in" style:rel-width="scale" style:rel-height="scale"><draw:text-box><text:p text:style-name="Normal"><text:span text:style-name="T359">{</text:span></text:p></draw:text-box><svg:title/><svg:desc/></draw:frame><draw:frame draw:id="id4" draw:style-name="a4" draw:name="Text Box 118" svg:x="0.5134in" svg:y="0.1209in" svg:width="0.078in" svg:height="0.1768in" style:rel-width="scale" style:rel-height="scale"><draw:text-box><text:p text:style-name="Normal"><text:span text:style-name="T360">1</text:span></text:p></draw:text-box><svg:title/><svg:desc/></draw:frame><draw:frame draw:id="id5" draw:style-name="a5" draw:name="Text Box 119" svg:x="0.88781in" svg:y="0.10622in" svg:width="0.11458in" svg:height="0.17569in" style:rel-width="scale" style:rel-height="scale"><draw:text-box><text:p text:style-name="Normal"><text:span text:style-name="T361">if</text:span></text:p></draw:text-box><svg:title/><svg:desc/></draw:frame><draw:frame draw:id="id6" draw:style-name="a6" draw:name="Text Box 120" svg:x="1.0453in" svg:y="0.1063in" svg:width="0.078in" svg:height="0.1768in" style:rel-width="scale" style:rel-height="scale"><draw:text-box><text:p text:style-name="Normal"><text:span text:style-name="T362">p</text:span></text:p></draw:text-box><svg:title/><svg:desc/></draw:frame><draw:frame draw:id="id7" draw:style-name="a7" draw:name="Text Box 121" svg:x="1.12788in" svg:y="0.08893in" svg:width="0.07639in" svg:height="0.18681in" style:rel-width="scale" style:rel-height="scale"><draw:text-box><text:p text:style-name="Normal"><text:span text:style-name="T363">≤</text:span></text:p></draw:text-box><svg:title/><svg:desc/></draw:frame><draw:frame draw:id="id8" draw:style-name="a8" draw:name="Text Box 122" svg:x="1.2634in" svg:y="0.1063in" svg:width="0.078in" svg:height="0.1768in" style:rel-width="scale" style:rel-height="scale"><draw:text-box><text:p text:style-name="Normal"><text:span text:style-name="T364">q</text:span></text:p></draw:text-box><svg:title/><svg:desc/></draw:frame><draw:frame draw:id="id9" draw:style-name="a9" draw:name="Text Box 123" svg:x="0.34637in" svg:y="0.29697in" svg:width="0.07778in" svg:height="0.18681in" style:rel-width="scale" style:rel-height="scale"><draw:text-box><text:p text:style-name="Normal"><text:span text:style-name="T365"></text:span></text:p></draw:text-box><svg:title/><svg:desc/></draw:frame><draw:frame draw:id="id10" draw:style-name="a10" draw:name="Text Box 124" svg:x="0.3992in" svg:y="0.3098in" svg:width="0.078in" svg:height="0.1768in" style:rel-width="scale" style:rel-height="scale"><draw:text-box><text:p text:style-name="Normal"><text:span text:style-name="T366">q</text:span></text:p></draw:text-box><svg:title/><svg:desc/></draw:frame><draw:frame draw:id="id11" draw:style-name="a11" draw:name="Text Box 125" svg:x="0.49232in" svg:y="0.29697in" svg:width="0.05903in" svg:height="0.18681in" style:rel-width="scale" style:rel-height="scale"><draw:text-box><text:p text:style-name="Normal"><text:span text:style-name="T367">/</text:span></text:p></draw:text-box><svg:title/><svg:desc/></draw:frame><draw:frame draw:id="id12" draw:style-name="a12" draw:name="Text Box 126" svg:x="0.5756in" svg:y="0.3098in" svg:width="0.078in" svg:height="0.1768in" style:rel-width="scale" style:rel-height="scale"><draw:text-box><text:p text:style-name="Normal"><text:span text:style-name="T368">p</text:span></text:p></draw:text-box><svg:title/><svg:desc/></draw:frame><draw:frame draw:id="id13" draw:style-name="a13" draw:name="Text Box 127" svg:x="0.65995in" svg:y="0.29697in" svg:width="0.07778in" svg:height="0.18681in" style:rel-width="scale" style:rel-height="scale"><draw:text-box><text:p text:style-name="Normal"><text:span text:style-name="T369"></text:span></text:p></draw:text-box><svg:title/><svg:desc/></draw:frame><draw:frame draw:id="id14" draw:style-name="a14" draw:name="Text Box 128" svg:x="0.7118in" svg:y="0.2728in" svg:width="0.037in" svg:height="0.1071in" style:rel-width="scale" style:rel-height="scale"><draw:text-box><text:p text:style-name="Normal"><text:span text:style-name="T370">z</text:span></text:p></draw:text-box><svg:title/><svg:desc/></draw:frame><draw:frame draw:id="id15" draw:style-name="a15" draw:name="Text Box 129" svg:x="0.88781in" svg:y="0.31436in" svg:width="0.11458in" svg:height="0.17569in" style:rel-width="scale" style:rel-height="scale"><draw:text-box><text:p text:style-name="Normal"><text:span text:style-name="T371">if</text:span></text:p></draw:text-box><svg:title/><svg:desc/></draw:frame><draw:frame draw:id="id16" draw:style-name="a16" draw:name="Text Box 130" svg:x="1.0453in" svg:y="0.3146in" svg:width="0.078in" svg:height="0.1768in" style:rel-width="scale" style:rel-height="scale"><draw:text-box><text:p text:style-name="Normal"><text:span text:style-name="T372">p</text:span></text:p></draw:text-box><svg:title/><svg:desc/></draw:frame><draw:frame draw:id="id17" draw:style-name="a17" draw:name="Text Box 131" svg:x="1.12788in" svg:y="0.29697in" svg:width="0.07778in" svg:height="0.18681in" style:rel-width="scale" style:rel-height="scale"><draw:text-box><text:p text:style-name="Normal"><text:span text:style-name="T373"></text:span></text:p></draw:text-box><svg:title/><svg:desc/></draw:frame><draw:frame draw:id="id18" draw:style-name="a18" draw:name="Text Box 132" svg:x="1.2634in" svg:y="0.3146in" svg:width="0.078in" svg:height="0.1768in" style:rel-width="scale" style:rel-height="scale"><draw:text-box><text:p text:style-name="Normal"><text:span text:style-name="T374">q</text:span></text:p></draw:text-box><svg:title/><svg:desc/></draw:frame><draw:frame draw:id="id19" draw:style-name="a19" draw:name="Text Box 133" svg:x="1.32151in" svg:y="0in" svg:width="0.12917in" svg:height="0.5in" style:rel-width="scale" style:rel-height="scale"><draw:text-box><text:p text:style-name="Normal"><text:span text:style-name="T375">}</text:span></text:p></draw:text-box><svg:title/><svg:desc/></draw:frame></draw:g></text:span></text:p>
      <text:p text:style-name="P376"/>
      <text:p text:style-name="P377"/>
      <text:p text:style-name="P378"><text:span text:style-name="T379">އަހަރުމަނެބަލަމާ (އެސިއުމްކުރަމާ) ކަނޑައަޅަމާހި <text:s text:c="2"/></text:span><text:span text:style-name="T380">p&gt;q</text:span><text:span text:style-name="T381"><text:s text:c="2"/>ހަމާދޭ މީހާ ހޯދަންޖެހޭ ބްލޮކުގެ އިރުވާވަރަރކަށް <text:s/>ވެ ޕްރޮބަބިލިޓީ ފުރުސަތު އެކްޕޯނެންޝަލްގުނައަކަށް ވެއްޓިގެންދާނެއެވެ. އޭނާ ނަސީބަކުން ކުރިއަށް ނޭރިއްޖިއްޔާ އިތުރަށް ފަހަތައްވެއްޓޭވަރަކަށް އެނާއަށް ކާމިޔާބު ވުމުގެ ފުރުސަތު މިޔަރޮށްޖަކަށް ހަނިވެގެންދެއެވެ</text:span></text:p>
      <text:p text:style-name="P382"><text:span text:style-name="T383">މިފަހަރު އަހަރުމެން މިބަލަނީ މުއާމަލާތް ފޮނުވިފަރާތުން އެ ބަދަލުނުކުރެވޭނެކަމުގެ ޔަގީންކަން ލިބެންދެން ލިބޭފަރާތުން މަޑުކުރަންޖެހޭނީ ކިހާ ވަގުތެއްތޯއެ</text:span><text:span text:style-name="T384">ވެ.</text:span></text:p>
      <text:p text:style-name="P385"/>
      <text:p text:style-name="P386"><text:span text:style-name="T387">އަހރުމެން މިބަލަނީ ހަމަލާދެނީ ފޮނުވާމީހާކަމަށް އަދި އޭނާ ބޭނުންވާނީ ފައިސާލިބޭމީހާ ކޮންމެވެސް އިރުގަނޑެއްވަންދެން އެއީ އޭނާ ފޮނުވިއެޗެއްކަމަށް ، ދެންއިރުގަނޑެއްފަހުން އެއަނބުރާ އަމިއްލަމީހަށް ފައިސާދެއްކުމަށް ފޮނުވާނެކަމަށް. <text:s/>ލިބޭމީހާއަށް އެކަން ހިނގިކަން ރޭކާލާއިރުއޭރުންނެވެ، އަދި ފޮނުވިމީހާ އުއްމީދުކުރާނީ އޭރުން އޮންނީ މާ ފަސްވެފަކަމަށެވެ،<text:s/></text:span></text:p>
      <text:p text:style-name="P388"><text:span text:style-name="T389">އާތަޅުދަނޑި ޖޯޑެއް ހަދައި އޭގެ ޕަބްލިކް ކީ ލިބޭމީހާ ފޮނުވާމީހާއަށް ސޮއިކުރުމުގެ ކުޑައިރުކޮޅެއްކުރިން ފޮނުވައެވެ. <text:s/>މިހެން ހެދުމުން ފޮނުވާމީހާ ވަގުތުގެ މާކުރިން ބްލޮކެއް ތައްޔާރު ނުހުއްޓާމަސައްކަތް ނަސީބު ރަނގަޅިއްޔާ އެތައްގުނައްކުރިއެރައި ދެން މުއާމަލާތް ކުރާވަގުތު އެފޮނުމުގެ، ފޮރުސަތު ހަނިކުރުއެވެ.</text:span></text:p>
      <text:p text:style-name="P390"/>
      <text:p text:style-name="P391">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392"><text:span text:style-name="T393">Penerima akan menghasikan sepasang kunci baru dan mengirimkan<text:s/></text:span><text:span text:style-name="T394">public key<text:s/></text:span><text:span text:style-name="T395">kepada pengirim sesaat sebelum menandatanganinya. Ini mencegah pengirim untuk mempersiapkan sebuah rantai blok sebelumnya dengan mengolah secara terus-menerus sampai cukup beruntung mendapatkan posisi cukup jauh di depan, kemudian mengeksekusi transaksi pada saat itu. Segera setelah sebuat transaksi terkirim, pengirim yang tidak jujur mulai membuat versi lain dari transaksi tersebut secara<text:s/></text:span><text:soft-page-break/><text:span text:style-name="T396">paralel dan tersembunyi.</text:span></text:p>
      <text:p text:style-name="P397">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398"/>
      <text:p text:style-name="P399"><text:span text:style-name="T400"><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401">=</text:span></text:p></draw:text-box><svg:title/><svg:desc/></draw:frame><draw:frame draw:id="id22" draw:style-name="a22" draw:name="Text Box 136" svg:x="0.2181in" svg:y="0.1102in" svg:width="0.0614in" svg:height="0.1768in" style:rel-width="scale" style:rel-height="scale"><draw:text-box><text:p text:style-name="Normal"><text:span text:style-name="T402">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403">q</text:span></text:p></draw:text-box><svg:title/><svg:desc/></draw:frame><draw:frame draw:id="id25" draw:style-name="a25" draw:name="Text Box 139" svg:x="0.3445in" svg:y="0.1874in" svg:width="0.078in" svg:height="0.1768in" style:rel-width="scale" style:rel-height="scale"><draw:text-box><text:p text:style-name="Normal"><text:span text:style-name="T404">p</text:span></text:p></draw:text-box><svg:title/><svg:desc/></draw:frame></draw:g></text:span></text:p>
      <text:p text:style-name="P405"/>
      <text:p text:style-name="P406">Untuk mendapatkan kemungkinan sang penyerang masih bisa mengejar saat ini, kita mengalikan Poisson density untuk setiap jumlah perkembangan yang dia sudah dapat lakukan dengan kemungkinan yang dia dapat kejar pada saat itu:</text:p>
      <text:p text:style-name="P407"><text:span text:style-name="T408"><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409">∑</text:span></text:p></draw:text-box><svg:title/><svg:desc/></draw:frame><draw:frame draw:id="id28" draw:style-name="a28" draw:name="Text Box 142" svg:x="0in" svg:y="0.3874in" svg:width="0.0425in" svg:height="0.1071in" style:rel-width="scale" style:rel-height="scale"><draw:text-box><text:p text:style-name="Normal"><text:span text:style-name="T410">k</text:span></text:p></draw:text-box><svg:title/><svg:desc/></draw:frame><draw:frame draw:id="id29" draw:style-name="a29" draw:name="Text Box 143" svg:x="0.05159in" svg:y="0.38041in" svg:width="0.04514in" svg:height="0.11042in" style:rel-width="scale" style:rel-height="scale"><draw:text-box><text:p text:style-name="Normal"><text:span text:style-name="T411">=</text:span></text:p></draw:text-box><svg:title/><svg:desc/></draw:frame><draw:frame draw:id="id30" draw:style-name="a30" draw:name="Text Box 144" svg:x="0.1252in" svg:y="0.3874in" svg:width="0.0476in" svg:height="0.1071in" style:rel-width="scale" style:rel-height="scale"><draw:text-box><text:p text:style-name="Normal"><text:span text:style-name="T412">0</text:span></text:p></draw:text-box><svg:title/><svg:desc/></draw:frame><draw:frame draw:id="id31" draw:style-name="a31" draw:name="Text Box 145" svg:x="0.05159in" svg:y="0.09712in" svg:width="0.07708in" svg:height="0.11042in" style:rel-width="scale" style:rel-height="scale"><draw:text-box><text:p text:style-name="Normal"><text:span text:style-name="T413">∞</text:span></text:p></draw:text-box><svg:title/><svg:desc/></draw:frame><draw:frame draw:id="id32" draw:style-name="a32" draw:name="Text Box 146" svg:x="0.21807in" svg:y="0.10702in" svg:width="0.07778in" svg:height="0.18681in" style:rel-width="scale" style:rel-height="scale"><draw:text-box><text:p text:style-name="Normal"><text:span text:style-name="T414"></text:span></text:p></draw:text-box><svg:title/><svg:desc/></draw:frame><draw:frame draw:id="id33" draw:style-name="a33" draw:name="Text Box 147" svg:x="0.3126in" svg:y="0.0925in" svg:width="0.0425in" svg:height="0.1071in" style:rel-width="scale" style:rel-height="scale"><draw:text-box><text:p text:style-name="Normal"><text:span text:style-name="T415">k</text:span></text:p></draw:text-box><svg:title/><svg:desc/></draw:frame><draw:frame draw:id="id34" draw:style-name="a34" draw:name="Text Box 148" svg:x="0.3752in" svg:y="0.1209in" svg:width="0.0697in" svg:height="0.1768in" style:rel-width="scale" style:rel-height="scale"><draw:text-box><text:p text:style-name="Normal"><text:span text:style-name="T416">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417">−</text:span></text:p></draw:text-box><svg:title/><svg:desc/></draw:frame><draw:frame draw:id="id37" draw:style-name="a37" draw:name="Text Box 151" svg:x="0.33297in" svg:y="0.3071in" svg:width="0.075in" svg:height="0.17569in" style:rel-width="scale" style:rel-height="scale"><draw:text-box><text:p text:style-name="Normal"><text:span text:style-name="T418">k</text:span></text:p></draw:text-box><svg:title/><svg:desc/></draw:frame><draw:frame draw:id="id38" draw:style-name="a38" draw:name="Text Box 152" svg:x="0.4165in" svg:y="0.2929in" svg:width="0.0469in" svg:height="0.1894in" style:rel-width="scale" style:rel-height="scale"><draw:text-box><text:p text:style-name="Normal"><text:span text:style-name="T419">!</text:span></text:p></draw:text-box><svg:title/><svg:desc/></draw:frame><draw:frame draw:id="id39" draw:style-name="a39" draw:name="Text Box 153" svg:x="0.57192in" svg:y="0.18885in" svg:width="0.04375in" svg:height="0.17917in" style:rel-width="scale" style:rel-height="scale"><draw:text-box><text:p text:style-name="Normal"><text:span text:style-name="T420">⋅</text:span></text:p></draw:text-box><svg:title/><svg:desc/></draw:frame><draw:frame draw:id="id40" draw:style-name="a40" draw:name="Text Box 154" svg:x="0.63611in" svg:y="0in" svg:width="0.12917in" svg:height="0.5in" style:rel-width="scale" style:rel-height="scale"><draw:text-box><text:p text:style-name="Normal"><text:span text:style-name="T421">{</text:span></text:p></draw:text-box><svg:title/><svg:desc/></draw:frame><draw:frame draw:id="id41" draw:style-name="a41" draw:name="Text Box 155" svg:x="0.7219in" svg:y="0.1235in" svg:width="0.07778in" svg:height="0.18681in" style:rel-width="scale" style:rel-height="scale"><draw:text-box><text:p text:style-name="Normal"><text:span text:style-name="T422"></text:span></text:p></draw:text-box><svg:title/><svg:desc/></draw:frame><draw:frame draw:id="id42" draw:style-name="a42" draw:name="Text Box 156" svg:x="0.7717in" svg:y="0.1362in" svg:width="0.078in" svg:height="0.1768in" style:rel-width="scale" style:rel-height="scale"><draw:text-box><text:p text:style-name="Normal"><text:span text:style-name="T423">q</text:span></text:p></draw:text-box><svg:title/><svg:desc/></draw:frame><draw:frame draw:id="id43" draw:style-name="a43" draw:name="Text Box 157" svg:x="0.86798in" svg:y="0.1235in" svg:width="0.05903in" svg:height="0.18681in" style:rel-width="scale" style:rel-height="scale"><draw:text-box><text:p text:style-name="Normal"><text:span text:style-name="T424">/</text:span></text:p></draw:text-box><svg:title/><svg:desc/></draw:frame><draw:frame draw:id="id44" draw:style-name="a44" draw:name="Text Box 158" svg:x="0.9492in" svg:y="0.1362in" svg:width="0.078in" svg:height="0.1768in" style:rel-width="scale" style:rel-height="scale"><draw:text-box><text:p text:style-name="Normal"><text:span text:style-name="T425">p</text:span></text:p></draw:text-box><svg:title/><svg:desc/></draw:frame><draw:frame draw:id="id45" draw:style-name="a45" draw:name="Text Box 159" svg:x="1.03336in" svg:y="0.1235in" svg:width="0.07778in" svg:height="0.18681in" style:rel-width="scale" style:rel-height="scale"><draw:text-box><text:p text:style-name="Normal"><text:span text:style-name="T426"></text:span></text:p></draw:text-box><svg:title/><svg:desc/></draw:frame><draw:frame draw:id="id46" draw:style-name="a46" draw:name="Text Box 160" svg:x="1.07505in" svg:y="0.09832in" svg:width="0.04583in" svg:height="0.11042in" style:rel-width="scale" style:rel-height="scale"><draw:text-box><text:p text:style-name="Normal"><text:span text:style-name="T427"></text:span></text:p></draw:text-box><svg:title/><svg:desc/></draw:frame><draw:frame draw:id="id47" draw:style-name="a47" draw:name="Text Box 161" svg:x="1.1181in" svg:y="0.1043in" svg:width="0.037in" svg:height="0.1071in" style:rel-width="scale" style:rel-height="scale"><draw:text-box><text:p text:style-name="Normal"><text:span text:style-name="T428">z</text:span></text:p></draw:text-box><svg:title/><svg:desc/></draw:frame><draw:frame draw:id="id48" draw:style-name="a48" draw:name="Text Box 162" svg:x="1.15964in" svg:y="0.09832in" svg:width="0.04514in" svg:height="0.11042in" style:rel-width="scale" style:rel-height="scale"><draw:text-box><text:p text:style-name="Normal"><text:span text:style-name="T429">−</text:span></text:p></draw:text-box><svg:title/><svg:desc/></draw:frame><draw:frame draw:id="id49" draw:style-name="a49" draw:name="Text Box 163" svg:x="1.2417in" svg:y="0.1043in" svg:width="0.0425in" svg:height="0.1071in" style:rel-width="scale" style:rel-height="scale"><draw:text-box><text:p text:style-name="Normal"><text:span text:style-name="T430">k</text:span></text:p></draw:text-box><svg:title/><svg:desc/></draw:frame><draw:frame draw:id="id50" draw:style-name="a50" draw:name="Text Box 164" svg:x="1.29432in" svg:y="0.09832in" svg:width="0.04583in" svg:height="0.11042in" style:rel-width="scale" style:rel-height="scale"><draw:text-box><text:p text:style-name="Normal"><text:span text:style-name="T431"></text:span></text:p></draw:text-box><svg:title/><svg:desc/></draw:frame><draw:frame draw:id="id51" draw:style-name="a51" draw:name="Text Box 165" svg:x="1.45894in" svg:y="0.10902in" svg:width="0.19792in" svg:height="0.17569in" style:rel-width="scale" style:rel-height="scale"><draw:text-box><text:p text:style-name="Normal"><text:span text:style-name="T432">if k</text:span></text:p></draw:text-box><svg:title/><svg:desc/></draw:frame><draw:frame draw:id="id52" draw:style-name="a52" draw:name="Text Box 166" svg:x="1.68047in" svg:y="0.09523in" svg:width="0.07639in" svg:height="0.18681in" style:rel-width="scale" style:rel-height="scale"><draw:text-box><text:p text:style-name="Normal"><text:span text:style-name="T433">≤</text:span></text:p></draw:text-box><svg:title/><svg:desc/></draw:frame><draw:frame draw:id="id53" draw:style-name="a53" draw:name="Text Box 167" svg:x="1.8252in" svg:y="0.1091in" svg:width="0.0614in" svg:height="0.1768in" style:rel-width="scale" style:rel-height="scale"><draw:text-box><text:p text:style-name="Normal"><text:span text:style-name="T434">z</text:span></text:p></draw:text-box><svg:title/><svg:desc/></draw:frame><draw:frame draw:id="id54" draw:style-name="a54" draw:name="Text Box 168" svg:x="0.9819in" svg:y="0.3126in" svg:width="0.078in" svg:height="0.1768in" style:rel-width="scale" style:rel-height="scale"><draw:text-box><text:p text:style-name="Normal"><text:span text:style-name="T435">1</text:span></text:p></draw:text-box><svg:title/><svg:desc/></draw:frame><draw:frame draw:id="id55" draw:style-name="a55" draw:name="Text Box 169" svg:x="1.45894in" svg:y="0.29507in" svg:width="0.19792in" svg:height="0.17569in" style:rel-width="scale" style:rel-height="scale"><draw:text-box><text:p text:style-name="Normal"><text:span text:style-name="T436">if k</text:span></text:p></draw:text-box><svg:title/><svg:desc/></draw:frame><draw:frame draw:id="id56" draw:style-name="a56" draw:name="Text Box 170" svg:x="1.68047in" svg:y="0.28088in" svg:width="0.07778in" svg:height="0.18681in" style:rel-width="scale" style:rel-height="scale"><draw:text-box><text:p text:style-name="Normal"><text:span text:style-name="T437"></text:span></text:p></draw:text-box><svg:title/><svg:desc/></draw:frame><draw:frame draw:id="id57" draw:style-name="a57" draw:name="Text Box 171" svg:x="1.8252in" svg:y="0.2953in" svg:width="0.0614in" svg:height="0.1768in" style:rel-width="scale" style:rel-height="scale"><draw:text-box><text:p text:style-name="Normal"><text:span text:style-name="T438">z</text:span></text:p></draw:text-box><svg:title/><svg:desc/></draw:frame><draw:frame draw:id="id58" draw:style-name="a58" draw:name="Text Box 172" svg:x="1.87494in" svg:y="0in" svg:width="0.12917in" svg:height="0.5in" style:rel-width="scale" style:rel-height="scale"><draw:text-box><text:p text:style-name="Normal"><text:span text:style-name="T439">}</text:span></text:p></draw:text-box><svg:title/><svg:desc/></draw:frame></draw:g></text:span></text:p>
      <text:p text:style-name="P440"/>
      <text:p text:style-name="P441">Setelah ditata ulang untuk menghindari menjumlahkan ekor tak terhingga pada distribusi...</text:p>
      <text:p text:style-name="P442"/>
      <text:p text:style-name="P443"><text:span text:style-name="T444"><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445">1</text:span></text:p></draw:text-box><svg:title/><svg:desc/></draw:frame><draw:frame draw:id="id61" draw:style-name="a61" draw:name="Text Box 175" svg:x="0.07198in" svg:y="0.0928in" svg:width="0.07639in" svg:height="0.18681in" style:rel-width="scale" style:rel-height="scale"><draw:text-box><text:p text:style-name="Normal"><text:span text:style-name="T446">−</text:span></text:p></draw:text-box><svg:title/><svg:desc/></draw:frame><draw:frame draw:id="id62" draw:style-name="a62" draw:name="Text Box 176" svg:x="0.19714in" svg:y="0.05824in" svg:width="0.12083in" svg:height="0.27153in" style:rel-width="scale" style:rel-height="scale"><draw:text-box><text:p text:style-name="Normal"><text:span text:style-name="T447">∑</text:span></text:p></draw:text-box><svg:title/><svg:desc/></draw:frame><draw:frame draw:id="id63" draw:style-name="a63" draw:name="Text Box 177" svg:x="0.2083in" svg:y="0.311in" svg:width="0.0425in" svg:height="0.1071in" style:rel-width="scale" style:rel-height="scale"><draw:text-box><text:p text:style-name="Normal"><text:span text:style-name="T448">k</text:span></text:p></draw:text-box><svg:title/><svg:desc/></draw:frame><draw:frame draw:id="id64" draw:style-name="a64" draw:name="Text Box 178" svg:x="0.25972in" svg:y="0.30398in" svg:width="0.04514in" svg:height="0.11042in" style:rel-width="scale" style:rel-height="scale"><draw:text-box><text:p text:style-name="Normal"><text:span text:style-name="T449">=</text:span></text:p></draw:text-box><svg:title/><svg:desc/></draw:frame><draw:frame draw:id="id65" draw:style-name="a65" draw:name="Text Box 179" svg:x="0.3335in" svg:y="0.311in" svg:width="0.0476in" svg:height="0.1071in" style:rel-width="scale" style:rel-height="scale"><draw:text-box><text:p text:style-name="Normal"><text:span text:style-name="T450">0</text:span></text:p></draw:text-box><svg:title/><svg:desc/></draw:frame><draw:frame draw:id="id66" draw:style-name="a66" draw:name="Text Box 180" svg:x="0.2728in" svg:y="0in" svg:width="0.037in" svg:height="0.1071in" style:rel-width="scale" style:rel-height="scale"><draw:text-box><text:p text:style-name="Normal"><text:span text:style-name="T451">z</text:span></text:p></draw:text-box><svg:title/><svg:desc/></draw:frame><draw:frame draw:id="id67" draw:style-name="a67" draw:name="Text Box 181" svg:x="0.42346in" svg:y="0.0173in" svg:width="0.07778in" svg:height="0.18681in" style:rel-width="scale" style:rel-height="scale"><draw:text-box><text:p text:style-name="Normal"><text:span text:style-name="T452"></text:span></text:p></draw:text-box><svg:title/><svg:desc/></draw:frame><draw:frame draw:id="id68" draw:style-name="a68" draw:name="Text Box 182" svg:x="0.5071in" svg:y="0.0173in" svg:width="0.0425in" svg:height="0.1071in" style:rel-width="scale" style:rel-height="scale"><draw:text-box><text:p text:style-name="Normal"><text:span text:style-name="T453">k</text:span></text:p></draw:text-box><svg:title/><svg:desc/></draw:frame><draw:frame draw:id="id69" draw:style-name="a69" draw:name="Text Box 183" svg:x="0.5807in" svg:y="0.0366in" svg:width="0.0697in" svg:height="0.1768in" style:rel-width="scale" style:rel-height="scale"><draw:text-box><text:p text:style-name="Normal"><text:span text:style-name="T454">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455">−</text:span></text:p></draw:text-box><svg:title/><svg:desc/></draw:frame><draw:frame draw:id="id72" draw:style-name="a72" draw:name="Text Box 186" svg:x="0.53847in" svg:y="0.23378in" svg:width="0.075in" svg:height="0.17569in" style:rel-width="scale" style:rel-height="scale"><draw:text-box><text:p text:style-name="Normal"><text:span text:style-name="T456">k</text:span></text:p></draw:text-box><svg:title/><svg:desc/></draw:frame><draw:frame draw:id="id73" draw:style-name="a73" draw:name="Text Box 187" svg:x="0.6209in" svg:y="0.2154in" svg:width="0.0469in" svg:height="0.1894in" style:rel-width="scale" style:rel-height="scale"><draw:text-box><text:p text:style-name="Normal"><text:span text:style-name="T457">!</text:span></text:p></draw:text-box><svg:title/><svg:desc/></draw:frame><draw:frame draw:id="id74" draw:style-name="a74" draw:name="Text Box 188" svg:x="0.79814in" svg:y="0.05279in" svg:width="0.10208in" svg:height="0.24583in" style:rel-width="scale" style:rel-height="scale"><draw:text-box><text:p text:style-name="Normal"><text:span text:style-name="T458"></text:span></text:p></draw:text-box><svg:title/><svg:desc/></draw:frame><draw:frame draw:id="id75" draw:style-name="a75" draw:name="Text Box 189" svg:x="0.8484in" svg:y="0.1055in" svg:width="0.078in" svg:height="0.1768in" style:rel-width="scale" style:rel-height="scale"><draw:text-box><text:p text:style-name="Normal"><text:span text:style-name="T459">1</text:span></text:p></draw:text-box><svg:title/><svg:desc/></draw:frame><draw:frame draw:id="id76" draw:style-name="a76" draw:name="Text Box 190" svg:x="0.9261in" svg:y="0.09289in" svg:width="0.15417in" svg:height="0.18681in" style:rel-width="scale" style:rel-height="scale"><draw:text-box><text:p text:style-name="Normal"><text:span text:style-name="T460">−</text:span></text:p></draw:text-box><svg:title/><svg:desc/></draw:frame><draw:frame draw:id="id77" draw:style-name="a77" draw:name="Text Box 191" svg:x="1.1083in" svg:y="0.1055in" svg:width="0.078in" svg:height="0.1768in" style:rel-width="scale" style:rel-height="scale"><draw:text-box><text:p text:style-name="Normal"><text:span text:style-name="T461">q</text:span></text:p></draw:text-box><svg:title/><svg:desc/></draw:frame><draw:frame draw:id="id78" draw:style-name="a78" draw:name="Text Box 192" svg:x="1.19532in" svg:y="0.09289in" svg:width="0.05903in" svg:height="0.18681in" style:rel-width="scale" style:rel-height="scale"><draw:text-box><text:p text:style-name="Normal"><text:span text:style-name="T462">/</text:span></text:p></draw:text-box><svg:title/><svg:desc/></draw:frame><draw:frame draw:id="id79" draw:style-name="a79" draw:name="Text Box 193" svg:x="1.2846in" svg:y="0.1055in" svg:width="0.078in" svg:height="0.1768in" style:rel-width="scale" style:rel-height="scale"><draw:text-box><text:p text:style-name="Normal"><text:span text:style-name="T463">p</text:span></text:p></draw:text-box><svg:title/><svg:desc/></draw:frame><draw:frame draw:id="id80" draw:style-name="a80" draw:name="Text Box 194" svg:x="1.36216in" svg:y="0.09289in" svg:width="0.07778in" svg:height="0.18681in" style:rel-width="scale" style:rel-height="scale"><draw:text-box><text:p text:style-name="Normal"><text:span text:style-name="T464"></text:span></text:p></draw:text-box><svg:title/><svg:desc/></draw:frame><draw:frame draw:id="id81" draw:style-name="a81" draw:name="Text Box 195" svg:x="1.40385in" svg:y="0.07439in" svg:width="0.04583in" svg:height="0.11042in" style:rel-width="scale" style:rel-height="scale"><draw:text-box><text:p text:style-name="Normal"><text:span text:style-name="T465"></text:span></text:p></draw:text-box><svg:title/><svg:desc/></draw:frame><draw:frame draw:id="id82" draw:style-name="a82" draw:name="Text Box 196" svg:x="1.4457in" svg:y="0.0783in" svg:width="0.037in" svg:height="0.1071in" style:rel-width="scale" style:rel-height="scale"><draw:text-box><text:p text:style-name="Normal"><text:span text:style-name="T466">z</text:span></text:p></draw:text-box><svg:title/><svg:desc/></draw:frame><draw:frame draw:id="id83" draw:style-name="a83" draw:name="Text Box 197" svg:x="1.48692in" svg:y="0.07439in" svg:width="0.04514in" svg:height="0.11042in" style:rel-width="scale" style:rel-height="scale"><draw:text-box><text:p text:style-name="Normal"><text:span text:style-name="T467">−</text:span></text:p></draw:text-box><svg:title/><svg:desc/></draw:frame><draw:frame draw:id="id84" draw:style-name="a84" draw:name="Text Box 198" svg:x="1.5709in" svg:y="0.0783in" svg:width="0.0425in" svg:height="0.1071in" style:rel-width="scale" style:rel-height="scale"><draw:text-box><text:p text:style-name="Normal"><text:span text:style-name="T468">k</text:span></text:p></draw:text-box><svg:title/><svg:desc/></draw:frame><draw:frame draw:id="id85" draw:style-name="a85" draw:name="Text Box 199" svg:x="1.62148in" svg:y="0.07439in" svg:width="0.04583in" svg:height="0.11042in" style:rel-width="scale" style:rel-height="scale"><draw:text-box><text:p text:style-name="Normal"><text:span text:style-name="T469"></text:span></text:p></draw:text-box><svg:title/><svg:desc/></draw:frame><draw:frame draw:id="id86" draw:style-name="a86" draw:name="Text Box 200" svg:x="1.65377in" svg:y="0.05279in" svg:width="0.10208in" svg:height="0.24583in" style:rel-width="scale" style:rel-height="scale"><draw:text-box><text:p text:style-name="Normal"><text:span text:style-name="T470"></text:span></text:p></draw:text-box><svg:title/><svg:desc/></draw:frame></draw:g></text:span></text:p>
      <text:p text:style-name="P471"/>
      <text:p text:style-name="P472">Dikonversi ke bahasa program C …</text:p>
      <text:p text:style-name="P473"/>
      <text:p text:style-name="P474"><text:span text:style-name="T475"><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476">#include &lt;math.h&gt;</text:span></text:p></draw:text-box><svg:title/><svg:desc/></draw:frame><draw:frame draw:id="id89" draw:style-name="a89" draw:name="Text Box 203" svg:x="0in" svg:y="0.1264in" svg:width="3.335in" svg:height="0.1268in" style:rel-width="scale" style:rel-height="scale"><draw:text-box><text:p text:style-name="Normal"><text:span text:style-name="T477">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478">{</text:span></text:p></draw:text-box><svg:title/><svg:desc/></draw:frame><draw:frame draw:id="id91" draw:style-name="a91" draw:name="Text Box 205" svg:x="0in" svg:y="0.378in" svg:width="1.535in" svg:height="0.1268in" style:rel-width="scale" style:rel-height="scale"><draw:text-box><text:p text:style-name="Normal"><text:span text:style-name="T479"><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480"><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481"><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482"><text:s text:c="4"/>int i, k;</text:span></text:p></draw:text-box><svg:title/><svg:desc/></draw:frame><draw:frame draw:id="id95" draw:style-name="a95" draw:name="Text Box 209" svg:x="0in" svg:y="0.8807in" svg:width="1.8685in" svg:height="0.1268in" style:rel-width="scale" style:rel-height="scale"><draw:text-box><text:p text:style-name="Normal"><text:span text:style-name="T483"><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484"><text:s text:c="4"/>{</text:span></text:p></draw:text-box><svg:title/><svg:desc/></draw:frame><draw:frame draw:id="id97" draw:style-name="a97" draw:name="Text Box 211" svg:x="0in" svg:y="1.1319in" svg:width="2.535in" svg:height="0.1268in" style:rel-width="scale" style:rel-height="scale"><draw:text-box><text:p text:style-name="Normal"><text:span text:style-name="T485"><text:s text:c="8"/>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486"><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487"><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488"><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489"><text:s text:c="4"/>}</text:span></text:p></draw:text-box><svg:title/><svg:desc/></draw:frame><draw:frame draw:id="id102" draw:style-name="a102" draw:name="Text Box 216" svg:x="0in" svg:y="1.7598in" svg:width="1.0016in" svg:height="0.1268in" style:rel-width="scale" style:rel-height="scale"><draw:text-box><text:p text:style-name="Normal"><text:span text:style-name="T490"><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491">}</text:span></text:p></draw:text-box><svg:title/><svg:desc/></draw:frame></draw:g></text:span></text:p>
      <text:p text:style-name="P492"/>
      <text:p text:style-name="P493">Jika kita jalankan kode berikut, kita dapat melihat kemungkinan penurunan secara exponensial pada nilai z.</text:p>
      <text:p text:style-name="P494"/>
      <text:soft-page-break/>
      <text:p text:style-name="P495"><text:span text:style-name="T496"><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497">q=0.1</text:span></text:p></draw:text-box><svg:title/><svg:desc/></draw:frame><draw:frame draw:id="id106" draw:style-name="a106" draw:name="Text Box 220" svg:x="0in" svg:y="0.1252in" svg:width="1.2016in" svg:height="0.1268in" style:rel-width="scale" style:rel-height="scale"><draw:text-box><text:p text:style-name="Normal"><text:span text:style-name="T498">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499">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500">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501">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502">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503">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504">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505">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506">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507">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508">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509">q=0.3</text:span></text:p></draw:text-box><svg:title/><svg:desc/></draw:frame><draw:frame draw:id="id118" draw:style-name="a118" draw:name="Text Box 232" svg:x="0in" svg:y="1.7736in" svg:width="1.2016in" svg:height="0.1268in" style:rel-width="scale" style:rel-height="scale"><draw:text-box><text:p text:style-name="Normal"><text:span text:style-name="T510">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511">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512">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513">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514">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515">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516">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517">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518">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519">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520">z=50 <text:s text:c="2"/>P=0.0000006</text:span></text:p></draw:text-box><svg:title/><svg:desc/></draw:frame></draw:g></text:span></text:p>
      <text:p text:style-name="P521"/>
      <text:p text:style-name="P522">Dengan menyelesaikan P kurang daripada 0.1%...</text:p>
      <text:p text:style-name="P523"/>
      <text:p text:style-name="P524"><text:span text:style-name="T525"><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526">P &lt; 0.001</text:span></text:p></draw:text-box><svg:title/><svg:desc/></draw:frame><draw:frame draw:id="id131" draw:style-name="a131" draw:name="Text Box 245" svg:x="0in" svg:y="0.1264in" svg:width="0.8016in" svg:height="0.1268in" style:rel-width="scale" style:rel-height="scale"><draw:text-box><text:p text:style-name="Normal"><text:span text:style-name="T527">q=0.10 <text:s text:c="2"/>z=5</text:span></text:p></draw:text-box><svg:title/><svg:desc/></draw:frame><draw:frame draw:id="id132" draw:style-name="a132" draw:name="Text Box 246" svg:x="0in" svg:y="0.2516in" svg:width="0.8016in" svg:height="0.1268in" style:rel-width="scale" style:rel-height="scale"><draw:text-box><text:p text:style-name="Normal"><text:span text:style-name="T528">q=0.15 <text:s text:c="2"/>z=8</text:span></text:p></draw:text-box><svg:title/><svg:desc/></draw:frame><draw:frame draw:id="id133" draw:style-name="a133" draw:name="Text Box 247" svg:x="0in" svg:y="0.378in" svg:width="0.8685in" svg:height="0.1268in" style:rel-width="scale" style:rel-height="scale"><draw:text-box><text:p text:style-name="Normal"><text:span text:style-name="T529">q=0.20 <text:s text:c="2"/>z=11</text:span></text:p></draw:text-box><svg:title/><svg:desc/></draw:frame><draw:frame draw:id="id134" draw:style-name="a134" draw:name="Text Box 248" svg:x="0in" svg:y="0.5028in" svg:width="0.8685in" svg:height="0.1268in" style:rel-width="scale" style:rel-height="scale"><draw:text-box><text:p text:style-name="Normal"><text:span text:style-name="T530">q=0.25 <text:s text:c="2"/>z=15</text:span></text:p></draw:text-box><svg:title/><svg:desc/></draw:frame><draw:frame draw:id="id135" draw:style-name="a135" draw:name="Text Box 249" svg:x="0in" svg:y="0.6291in" svg:width="0.8685in" svg:height="0.1268in" style:rel-width="scale" style:rel-height="scale"><draw:text-box><text:p text:style-name="Normal"><text:span text:style-name="T531">q=0.30 <text:s text:c="2"/>z=24</text:span></text:p></draw:text-box><svg:title/><svg:desc/></draw:frame><draw:frame draw:id="id136" draw:style-name="a136" draw:name="Text Box 250" svg:x="0in" svg:y="0.7543in" svg:width="0.8685in" svg:height="0.1268in" style:rel-width="scale" style:rel-height="scale"><draw:text-box><text:p text:style-name="Normal"><text:span text:style-name="T532">q=0.35 <text:s text:c="2"/>z=41</text:span></text:p></draw:text-box><svg:title/><svg:desc/></draw:frame><draw:frame draw:id="id137" draw:style-name="a137" draw:name="Text Box 251" svg:x="0in" svg:y="0.8807in" svg:width="0.8685in" svg:height="0.1268in" style:rel-width="scale" style:rel-height="scale"><draw:text-box><text:p text:style-name="Normal"><text:span text:style-name="T533">q=0.40 <text:s text:c="2"/>z=89</text:span></text:p></draw:text-box><svg:title/><svg:desc/></draw:frame><draw:frame draw:id="id138" draw:style-name="a138" draw:name="Text Box 252" svg:x="0in" svg:y="1.0055in" svg:width="0.935in" svg:height="0.1268in" style:rel-width="scale" style:rel-height="scale"><draw:text-box><text:p text:style-name="Normal"><text:span text:style-name="T534">q=0.45 <text:s text:c="2"/>z=340</text:span></text:p></draw:text-box><svg:title/><svg:desc/></draw:frame></draw:g></text:span></text:p>
      <text:h text:style-name="P535" text:outline-level="2">12. <text:s text:c="3"/>Kesimpulan</text:h>
      <text:p text:style-name="P536"><text:span text:style-name="T537">Kami telah mengajukan sebuah sistem transaksi elektronik tanpa perlu bergantung pada kepercayaan. Kami memulai dengan kerangka kerja koin seperti biasa yang terdiri dari tandatangan digital, yang menyediakan kendali yang kuat atas kepemilikan, tapi tetap tidak lengkap tanpa suatu cara untuk mencegah<text:s/></text:span><text:span text:style-name="T538">double-spending</text:span><text:span text:style-name="T539">. Untuk mengatasi hal ini, kami mengajukan jaringan<text:s/></text:span><text:span text:style-name="T540">peer-to-peer</text:span><text:span text:style-name="T541"><text:s/>dengan<text:s/></text:span><text:span text:style-name="T542">proof-of-work</text:span><text:span text:style-name="T543"><text:s/>untuk mencatat histori publik dari transaksi-transaksi yang dengan segera secara komputasi akan menjadi tidak mudah untuk diubah oleh penyerang jika titik-titik komputasi yang jujur mengendalikan mayoritas kekuatan komputasi. Kesederhanaan struktur menjadikan jaringan ini kuat. Semua titik komputasi bekerja secara bersamaan dengan sedikit koordinasi. Mereka tidak perlu teridentifikasi, karena pesan tidak disalurkan kepada tujuan tertentu dan hanya perlu disampaikan dengan dasar usaha terbaik (</text:span><text:span text:style-name="T544">best effort basis</text:span><text:span text:style-name="T545">). Titik-titik dapat meninggalkan jaringan dan bergabung kembali sesukanya, menerima rantai<text:s/></text:span><text:span text:style-name="T546">proof-of-work</text:span><text:span text:style-name="T547"><text:s/>sebagai bukti atas apa yang terjadi saat mereka tidak tergabung dengan jaringan. Mereka memberikan suara dengan kekuatan komputasi, menunjukkan persetujuan atas blok yang sah dengan meneruskan pemanjangan blok tersebut dan menolak blok yang tidak sah dengan tidak mengolah nya. <text:s/>Setiap aturan dan insentif yang diperlukan dapat ditegakkan dengan mekanisme yang sudah dimufakati (</text:span><text:span text:style-name="T548">consensus mechanism</text:span><text:span text:style-name="T549">) ini.</text:span></text:p>
      <text:p text:style-name="P550"/>
      <text:p text:style-name="P551"/>
      <text:soft-page-break/>
      <text:h text:style-name="P552" text:outline-level="2">Referensi</text:h>
      <text:list text:style-name="LFO8">
        <text:list-item text:start-value="1">
          <text:p text:style-name="P553">W. Dai, "b-money," http://www.weidai.com/bmoney.txt, 1998.</text:p>
        </text:list-item>
      </text:list>
      <text:list text:style-name="Numbering2" text:continue-numbering="true">
        <text:list-item>
          <text:p text:style-name="P554"><text:span text:style-name="T555">H. Massias, X.S. Avila, and J.-J. Quisquater, "Design of a secure timestamping service with minimal trust requirements," In<text:s/></text:span><text:span text:style-name="T556">20th Symposium on Information Theory in the Benelux</text:span><text:span text:style-name="T557">, May 1999.</text:span></text:p>
        </text:list-item>
        <text:list-item>
          <text:p text:style-name="P558"><text:span text:style-name="T559">S. Haber, W.S. Stornetta, "How to time-stamp a digital document," In<text:s/></text:span><text:span text:style-name="T560">Journal of Cryptology</text:span><text:span text:style-name="T561">, vol 3, no 2, pages 99-111, 1991.</text:span></text:p>
        </text:list-item>
        <text:list-item>
          <text:p text:style-name="P562"><text:span text:style-name="T563">D. Bayer, S. Haber, W.S. Stornetta, "Improving the efficiency and reliability of digital time-stamping,"<text:s/></text:span><text:span text:style-name="T564">In Sequences II: Methods in Communication, Security and Computer Science</text:span><text:span text:style-name="T565">, pages 329-334, 1993.</text:span></text:p>
        </text:list-item>
        <text:list-item>
          <text:p text:style-name="P566"><text:span text:style-name="T567">S. Haber, W.S. Stornetta, "Secure names for bit-strings," In<text:s/></text:span><text:span text:style-name="T568">Proceedings of the 4th ACM Conference on Computer and Communications Security</text:span><text:span text:style-name="T569">, pages 28-35, April 1997.</text:span></text:p>
        </text:list-item>
        <text:list-item>
          <text:p text:style-name="P570"><text:span text:style-name="T571">A. Back, "Hashcash - a denial of service counter-measure,"<text:s/></text:span><text:span text:style-name="T572"><text:line-break/>http://www.</text:span><text:span text:style-name="T573">hash</text:span><text:span text:style-name="T574">cash.org/papers/</text:span><text:span text:style-name="T575">hash</text:span><text:span text:style-name="T576">cash.pdf, 2002.</text:span></text:p>
        </text:list-item>
        <text:list-item>
          <text:p text:style-name="P577"><text:span text:style-name="T578"><text:s/>R.C. Merkle, "Protocols for public key cryptosystems," In Proc.<text:s/></text:span><text:span text:style-name="T579">1980 Symposium on Security and Privacy</text:span><text:span text:style-name="T580">, IEEE Computer Society, pages 122-133, April 1980.</text:span></text:p>
        </text:list-item>
        <text:list-item>
          <text:p text:style-name="P581"><text:span text:style-name="T582">W. Feller, "An introduction to probability theory and its applications," 1957.</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Faruma" svg:font-family="Faruma" style:font-family-generic="modern" style:font-pitch="variable" svg:panose-1="2 0 5 0 3 2 0 9 0 0"/>
    <style:font-face style:name="MV Boli" svg:font-family="MV Boli" style:font-family-generic="system" style:font-pitch="variable" svg:panose-1="2 0 5 0 3 2 0 9 0 0"/>
    <style:font-face style:name="Calibri" svg:font-family="Calibri" style:font-family-generic="swiss" style:font-pitch="variable" svg:panose-1="2 15 5 2 2 2 4 3 2 4"/>
    <style:font-face style:name="A_Reethi" svg:font-family="A_Reethi" style:font-family-generic="system" style:font-pitch="variable"/>
    <style:font-face style:name="Century Schoolbook L" svg:font-family="Century Schoolbook L"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style style:name="WW_CharLFO6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Kuday</dc:creator>
    <meta:creation-date>2014-01-29T00:30:00Z</meta:creation-date>
    <dc:date>2022-03-11T20:43:00Z</dc:date>
    <meta:template xlink:href="Normal" xlink:type="simple"/>
    <meta:editing-cycles>213</meta:editing-cycles>
    <meta:editing-duration>PT47280S</meta:editing-duration>
    <meta:document-statistic meta:page-count="11" meta:paragraph-count="48" meta:word-count="3635" meta:character-count="24308" meta:row-count="172" meta:non-whitespace-character-count="20721"/>
  </office:meta>
</office:document-meta>
</file>